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A00000063185E90A9.gif"/>
  <manifest:file-entry manifest:media-type="image/gif" manifest:full-path="Pictures/10000000000000CA000000630E97E067.gif"/>
  <manifest:file-entry manifest:media-type="image/gif" manifest:full-path="Pictures/10000000000000C8000000649912BFE9.gif"/>
  <manifest:file-entry manifest:media-type="image/gif" manifest:full-path="Pictures/10000000000000C80000006404F7C595.gif"/>
  <manifest:file-entry manifest:media-type="image/gif" manifest:full-path="Pictures/10000000000000C800000064CE65241E.gif"/>
  <manifest:file-entry manifest:media-type="image/gif" manifest:full-path="Pictures/10000000000000C8000000644733F414.gif"/>
  <manifest:file-entry manifest:media-type="image/gif" manifest:full-path="Pictures/10000000000000C800000064FFEFA987.gif"/>
  <manifest:file-entry manifest:media-type="image/gif" manifest:full-path="Pictures/10000000000000CA0000006326C61F6C.gif"/>
  <manifest:file-entry manifest:media-type="image/gif" manifest:full-path="Pictures/10000000000000C80000006433FEAC68.gif"/>
  <manifest:file-entry manifest:media-type="image/gif" manifest:full-path="Pictures/10000000000000CA000000634190B0D4.gif"/>
  <manifest:file-entry manifest:media-type="image/gif" manifest:full-path="Pictures/10000000000000C8000000643F01F858.gif"/>
  <manifest:file-entry manifest:media-type="image/gif" manifest:full-path="Pictures/10000000000000C800000064FC3ECF48.gif"/>
  <manifest:file-entry manifest:media-type="image/gif" manifest:full-path="Pictures/10000000000000C800000064A81EB279.gif"/>
  <manifest:file-entry manifest:media-type="image/gif" manifest:full-path="Pictures/10000000000000C800000064B89E9955.gif"/>
  <manifest:file-entry manifest:media-type="image/gif" manifest:full-path="Pictures/10000000000000CA00000063A7EE1EA8.gif"/>
  <manifest:file-entry manifest:media-type="image/gif" manifest:full-path="Pictures/10000000000000CA00000063D027C93F.gif"/>
  <manifest:file-entry manifest:media-type="image/gif" manifest:full-path="Pictures/10000000000000CA000000633A97DD4D.gif"/>
  <manifest:file-entry manifest:media-type="image/gif" manifest:full-path="Pictures/10000000000000CA000000638EA5C93C.gif"/>
  <manifest:file-entry manifest:media-type="image/gif" manifest:full-path="Pictures/10000000000000C800000064515CA223.gif"/>
  <manifest:file-entry manifest:media-type="image/gif" manifest:full-path="Pictures/10000000000000C800000064F29068B5.gif"/>
  <manifest:file-entry manifest:media-type="image/gif" manifest:full-path="Pictures/10000000000000CA00000063E716E815.gif"/>
  <manifest:file-entry manifest:media-type="image/gif" manifest:full-path="Pictures/100000000000025800000258C51559EA.gif"/>
  <manifest:file-entry manifest:media-type="image/gif" manifest:full-path="Pictures/10000000000000CA00000063AD37691D.gif"/>
  <manifest:file-entry manifest:media-type="image/gif" manifest:full-path="Pictures/10000000000000CA00000063837B91B0.gif"/>
  <manifest:file-entry manifest:media-type="image/gif" manifest:full-path="Pictures/10000000000000CA00000063ECB3616B.gif"/>
  <manifest:file-entry manifest:media-type="image/gif" manifest:full-path="Pictures/10000000000000CA0000006362A21481.gif"/>
  <manifest:file-entry manifest:media-type="image/gif" manifest:full-path="Pictures/10000000000002580000025868CBC5CE.gif"/>
  <manifest:file-entry manifest:media-type="image/gif" manifest:full-path="Pictures/10000000000002580000025813B83B49.gif"/>
  <manifest:file-entry manifest:media-type="image/gif" manifest:full-path="Pictures/10000000000000C800000064907AD5AC.gif"/>
  <manifest:file-entry manifest:media-type="image/gif" manifest:full-path="Pictures/10000000000000CA0000006315A748E0.gif"/>
  <manifest:file-entry manifest:media-type="image/gif" manifest:full-path="Pictures/10000000000000C800000064D20F13C1.gif"/>
  <manifest:file-entry manifest:media-type="image/gif" manifest:full-path="Pictures/10000000000000C800000064F58AD9E5.gif"/>
  <manifest:file-entry manifest:media-type="image/gif" manifest:full-path="Pictures/10000000000000C800000064ABCDCD8C.gif"/>
  <manifest:file-entry manifest:media-type="image/gif" manifest:full-path="Pictures/10000000000000CA00000063D6EE2958.gif"/>
  <manifest:file-entry manifest:media-type="image/gif" manifest:full-path="Pictures/10000000000000CA00000063873BF3F5.gif"/>
  <manifest:file-entry manifest:media-type="image/gif" manifest:full-path="Pictures/10000000000000CA0000006397A93FD3.gif"/>
  <manifest:file-entry manifest:media-type="image/gif" manifest:full-path="Pictures/10000000000000CA000000630F4D3832.gif"/>
  <manifest:file-entry manifest:media-type="image/gif" manifest:full-path="Pictures/10000000000000CA00000063F86F2D37.gif"/>
  <manifest:file-entry manifest:media-type="image/gif" manifest:full-path="Pictures/10000000000000CA0000006333B404BA.gif"/>
  <manifest:file-entry manifest:media-type="image/gif" manifest:full-path="Pictures/10000000000000C80000006476615887.gif"/>
  <manifest:file-entry manifest:media-type="image/gif" manifest:full-path="Pictures/10000000000000CA000000637A893660.gif"/>
  <manifest:file-entry manifest:media-type="image/gif" manifest:full-path="Pictures/10000000000000C80000006439981E03.gif"/>
  <manifest:file-entry manifest:media-type="image/gif" manifest:full-path="Pictures/10000000000000CA00000063F0AA57A9.gif"/>
  <manifest:file-entry manifest:media-type="image/gif" manifest:full-path="Pictures/10000000000000C8000000644FD9B421.gif"/>
  <manifest:file-entry manifest:media-type="image/gif" manifest:full-path="Pictures/10000000000000CA000000633FC3FD09.gif"/>
  <manifest:file-entry manifest:media-type="image/gif" manifest:full-path="Pictures/1000000000000258000002586F2B68C1.gif"/>
  <manifest:file-entry manifest:media-type="image/gif" manifest:full-path="Pictures/10000000000000CA00000063B2B1BA35.gif"/>
  <manifest:file-entry manifest:media-type="image/gif" manifest:full-path="Pictures/10000000000000C800000064514FE6D7.gif"/>
  <manifest:file-entry manifest:media-type="image/gif" manifest:full-path="Pictures/10000000000000C80000006441FDCF77.gif"/>
  <manifest:file-entry manifest:media-type="image/gif" manifest:full-path="Pictures/10000000000000CA00000063A44A3703.gif"/>
  <manifest:file-entry manifest:media-type="image/gif" manifest:full-path="Pictures/10000000000000C80000006404B7243F.gif"/>
  <manifest:file-entry manifest:media-type="image/gif" manifest:full-path="Pictures/10000000000000CA0000006347A4620F.gif"/>
  <manifest:file-entry manifest:media-type="image/gif" manifest:full-path="Pictures/10000000000000CA00000063CF4FCF9C.gif"/>
  <manifest:file-entry manifest:media-type="image/gif" manifest:full-path="Pictures/10000000000000CA0000006341BF2A36.gif"/>
  <manifest:file-entry manifest:media-type="image/gif" manifest:full-path="Pictures/10000000000000CA00000063829B8929.gif"/>
  <manifest:file-entry manifest:media-type="image/gif" manifest:full-path="Pictures/10000000000000C80000006409DE1545.gif"/>
  <manifest:file-entry manifest:media-type="image/gif" manifest:full-path="Pictures/10000000000000CA00000063B78D6797.gif"/>
  <manifest:file-entry manifest:media-type="image/gif" manifest:full-path="Pictures/10000000000000CA00000063DB4F7AC4.gif"/>
  <manifest:file-entry manifest:media-type="image/gif" manifest:full-path="Pictures/10000000000000CA0000006307958701.gif"/>
  <manifest:file-entry manifest:media-type="image/gif" manifest:full-path="Pictures/10000000000000CA00000063CE6599E4.gif"/>
  <manifest:file-entry manifest:media-type="image/gif" manifest:full-path="Pictures/10000000000000CA0000006300F8BBAD.gif"/>
  <manifest:file-entry manifest:media-type="image/gif" manifest:full-path="Pictures/10000000000000CA000000631DBE4E79.gif"/>
  <manifest:file-entry manifest:media-type="image/gif" manifest:full-path="Pictures/10000000000000CA000000638B8871FB.gif"/>
  <manifest:file-entry manifest:media-type="image/gif" manifest:full-path="Pictures/10000000000000C800000064A15D1DCC.gif"/>
  <manifest:file-entry manifest:media-type="image/gif" manifest:full-path="Pictures/10000000000000CA000000634CC807AE.gif"/>
  <manifest:file-entry manifest:media-type="image/gif" manifest:full-path="Pictures/10000000000000C800000064A567C48F.gif"/>
  <manifest:file-entry manifest:media-type="image/gif" manifest:full-path="Pictures/10000000000000C800000064A234A44A.gif"/>
  <manifest:file-entry manifest:media-type="image/gif" manifest:full-path="Pictures/10000000000000CA000000637F27849F.gif"/>
  <manifest:file-entry manifest:media-type="image/gif" manifest:full-path="Pictures/10000000000000CA00000063CE9A6851.gif"/>
  <manifest:file-entry manifest:media-type="image/gif" manifest:full-path="Pictures/10000000000000CA000000637E30FA36.gif"/>
  <manifest:file-entry manifest:media-type="image/gif" manifest:full-path="Pictures/10000000000000CA0000006349C56DC9.gif"/>
  <manifest:file-entry manifest:media-type="image/gif" manifest:full-path="Pictures/10000000000000CA00000063CA392B3A.gif"/>
  <manifest:file-entry manifest:media-type="image/gif" manifest:full-path="Pictures/10000000000000CA000000630E6ADC48.gif"/>
  <manifest:file-entry manifest:media-type="image/gif" manifest:full-path="Pictures/10000000000000C800000064799DAE8A.gif"/>
  <manifest:file-entry manifest:media-type="image/gif" manifest:full-path="Pictures/10000000000000CA00000063CED25CF5.gif"/>
  <manifest:file-entry manifest:media-type="image/gif" manifest:full-path="Pictures/10000000000000CA00000063A15F71FC.gif"/>
  <manifest:file-entry manifest:media-type="image/gif" manifest:full-path="Pictures/10000000000000CA00000063BF4139E5.gif"/>
  <manifest:file-entry manifest:media-type="image/gif" manifest:full-path="Pictures/10000000000000C8000000647EAB0B6D.gif"/>
  <manifest:file-entry manifest:media-type="image/gif" manifest:full-path="Pictures/10000000000000CA0000006349939815.gif"/>
  <manifest:file-entry manifest:media-type="image/gif" manifest:full-path="Pictures/10000000000000C80000006493ECBE89.gif"/>
  <manifest:file-entry manifest:media-type="image/gif" manifest:full-path="Pictures/10000000000000CA000000632F392BDD.gif"/>
  <manifest:file-entry manifest:media-type="image/gif" manifest:full-path="Pictures/10000000000000CA00000063382C5A0F.gif"/>
  <manifest:file-entry manifest:media-type="image/gif" manifest:full-path="Pictures/10000000000000CA000000631B830B32.gif"/>
  <manifest:file-entry manifest:media-type="image/gif" manifest:full-path="Pictures/10000000000000CA0000006374A2C70B.gif"/>
  <manifest:file-entry manifest:media-type="image/gif" manifest:full-path="Pictures/10000000000000CA00000063E1A67D5A.gif"/>
  <manifest:file-entry manifest:media-type="image/gif" manifest:full-path="Pictures/10000000000000CA000000637CCAECBC.gif"/>
  <manifest:file-entry manifest:media-type="image/gif" manifest:full-path="Pictures/10000000000000CA00000063C355738A.gif"/>
  <manifest:file-entry manifest:media-type="image/gif" manifest:full-path="Pictures/10000000000000C8000000645530D863.gif"/>
  <manifest:file-entry manifest:media-type="image/gif" manifest:full-path="Pictures/10000000000000CA00000063809DA39F.gif"/>
  <manifest:file-entry manifest:media-type="image/gif" manifest:full-path="Pictures/10000000000000CA0000006333ACC072.gif"/>
  <manifest:file-entry manifest:media-type="image/gif" manifest:full-path="Pictures/10000000000000C800000064F1A357FA.gif"/>
  <manifest:file-entry manifest:media-type="image/gif" manifest:full-path="Pictures/10000000000000C8000000644DEB1957.gif"/>
  <manifest:file-entry manifest:media-type="image/gif" manifest:full-path="Pictures/10000000000000C800000064A4EFD198.gif"/>
  <manifest:file-entry manifest:media-type="image/gif" manifest:full-path="Pictures/100000000000025800000258EC015FFE.gif"/>
  <manifest:file-entry manifest:media-type="image/gif" manifest:full-path="Pictures/1000000000000258000002582DD2ADFE.gif"/>
  <manifest:file-entry manifest:media-type="image/gif" manifest:full-path="Pictures/10000000000000C80000006457EF7B7F.gif"/>
  <manifest:file-entry manifest:media-type="image/gif" manifest:full-path="Pictures/10000000000000CA00000063B5232A4E.gif"/>
  <manifest:file-entry manifest:media-type="image/gif" manifest:full-path="Pictures/10000000000000CA00000063717917DA.gif"/>
  <manifest:file-entry manifest:media-type="image/gif" manifest:full-path="Pictures/1000000000000258000002584B369247.gif"/>
  <manifest:file-entry manifest:media-type="image/gif" manifest:full-path="Pictures/10000000000000CA00000063C0AC1E45.gif"/>
  <manifest:file-entry manifest:media-type="image/gif" manifest:full-path="Pictures/10000000000000CA000000632D2110B4.gif"/>
  <manifest:file-entry manifest:media-type="image/gif" manifest:full-path="Pictures/10000000000000CA00000063F862F878.gif"/>
  <manifest:file-entry manifest:media-type="image/gif" manifest:full-path="Pictures/10000000000002580000025888E60A1F.gif"/>
  <manifest:file-entry manifest:media-type="image/gif" manifest:full-path="Pictures/10000000000000CA00000063F6147D60.gif"/>
  <manifest:file-entry manifest:media-type="image/gif" manifest:full-path="Pictures/10000000000000CA000000639D2D243F.gif"/>
  <manifest:file-entry manifest:media-type="image/gif" manifest:full-path="Pictures/10000000000000CA00000063C3AC5571.gif"/>
  <manifest:file-entry manifest:media-type="image/gif" manifest:full-path="Pictures/10000000000000CA00000063F732CF9D.gif"/>
  <manifest:file-entry manifest:media-type="image/gif" manifest:full-path="Pictures/10000000000000CA0000006332F5D92B.gif"/>
  <manifest:file-entry manifest:media-type="image/gif" manifest:full-path="Pictures/10000000000000CA00000063021F754E.gif"/>
  <manifest:file-entry manifest:media-type="image/gif" manifest:full-path="Pictures/10000000000000C8000000649BCE544C.gif"/>
  <manifest:file-entry manifest:media-type="image/gif" manifest:full-path="Pictures/10000000000000CA00000063E65CD269.gif"/>
  <manifest:file-entry manifest:media-type="image/gif" manifest:full-path="Pictures/10000000000000C800000064BFB6345D.gif"/>
  <manifest:file-entry manifest:media-type="image/gif" manifest:full-path="Pictures/100000000000025800000258236E39AF.gif"/>
  <manifest:file-entry manifest:media-type="image/gif" manifest:full-path="Pictures/10000000000000CA0000006368CC7CD0.gif"/>
  <manifest:file-entry manifest:media-type="image/gif" manifest:full-path="Pictures/10000000000000C80000006486821EDE.gif"/>
  <manifest:file-entry manifest:media-type="image/gif" manifest:full-path="Pictures/10000000000000CA00000063F1CA8E75.gif"/>
  <manifest:file-entry manifest:media-type="image/gif" manifest:full-path="Pictures/10000000000000CA00000063A293EB65.gif"/>
  <manifest:file-entry manifest:media-type="image/gif" manifest:full-path="Pictures/10000000000000C8000000646066AC68.gif"/>
  <manifest:file-entry manifest:media-type="image/gif" manifest:full-path="Pictures/10000000000000CA000000631EB8AFD6.gif"/>
  <manifest:file-entry manifest:media-type="image/gif" manifest:full-path="Pictures/10000000000000C800000064B62A66B8.gif"/>
  <manifest:file-entry manifest:media-type="image/gif" manifest:full-path="Pictures/10000000000000CA00000063F9AD2D41.gif"/>
  <manifest:file-entry manifest:media-type="image/gif" manifest:full-path="Pictures/10000000000000C8000000647F9C4142.gif"/>
  <manifest:file-entry manifest:media-type="image/gif" manifest:full-path="Pictures/10000000000000CA00000063C3ED7065.gif"/>
  <manifest:file-entry manifest:media-type="image/gif" manifest:full-path="Pictures/10000000000000C800000064B5D2A7E4.gif"/>
  <manifest:file-entry manifest:media-type="image/gif" manifest:full-path="Pictures/10000000000000CA000000635E324249.gif"/>
  <manifest:file-entry manifest:media-type="image/gif" manifest:full-path="Pictures/10000000000000CA00000063FE9F8754.gif"/>
  <manifest:file-entry manifest:media-type="image/gif" manifest:full-path="Pictures/10000000000000CA000000635F78E4A6.gif"/>
  <manifest:file-entry manifest:media-type="image/gif" manifest:full-path="Pictures/10000000000002580000025842FBC76E.gif"/>
  <manifest:file-entry manifest:media-type="image/gif" manifest:full-path="Pictures/10000000000000C8000000642F480877.gif"/>
  <manifest:file-entry manifest:media-type="image/gif" manifest:full-path="Pictures/10000000000000CA000000639F849EE6.gif"/>
  <manifest:file-entry manifest:media-type="image/gif" manifest:full-path="Pictures/10000000000000CA0000006397F1EAE2.gif"/>
  <manifest:file-entry manifest:media-type="image/gif" manifest:full-path="Pictures/10000000000000CA000000633AEC54D6.gif"/>
  <manifest:file-entry manifest:media-type="image/gif" manifest:full-path="Pictures/10000000000000C8000000645592144B.gif"/>
  <manifest:file-entry manifest:media-type="image/gif" manifest:full-path="Pictures/10000000000000C80000006404E9B163.gif"/>
  <manifest:file-entry manifest:media-type="image/gif" manifest:full-path="Pictures/10000000000000CA000000637C74D809.gif"/>
  <manifest:file-entry manifest:media-type="image/gif" manifest:full-path="Pictures/10000000000000CA00000063F12D6CCF.gif"/>
  <manifest:file-entry manifest:media-type="image/gif" manifest:full-path="Pictures/10000000000000CA00000063DD4C70EA.gif"/>
  <manifest:file-entry manifest:media-type="image/gif" manifest:full-path="Pictures/10000000000000CA00000063204DCFE0.gif"/>
  <manifest:file-entry manifest:media-type="image/gif" manifest:full-path="Pictures/10000000000000C800000064B20D0D87.gif"/>
  <manifest:file-entry manifest:media-type="image/gif" manifest:full-path="Pictures/10000000000000CA00000063A788D86E.gif"/>
  <manifest:file-entry manifest:media-type="image/gif" manifest:full-path="Pictures/10000000000000CA00000063A053B75A.gif"/>
  <manifest:file-entry manifest:media-type="image/gif" manifest:full-path="Pictures/100000000000025800000258A9D0FC3A.gif"/>
  <manifest:file-entry manifest:media-type="image/gif" manifest:full-path="Pictures/10000000000000CA000000636545E8C5.gif"/>
  <manifest:file-entry manifest:media-type="image/gif" manifest:full-path="Pictures/1000000000000258000002587B3A78D8.gif"/>
  <manifest:file-entry manifest:media-type="image/gif" manifest:full-path="Pictures/10000000000000CA00000063C9D2B7A6.gif"/>
  <manifest:file-entry manifest:media-type="image/gif" manifest:full-path="Pictures/10000000000000CA00000063FDEBF0D5.gif"/>
  <manifest:file-entry manifest:media-type="image/gif" manifest:full-path="Pictures/10000000000000C800000064D92CA05E.gif"/>
  <manifest:file-entry manifest:media-type="image/gif" manifest:full-path="Pictures/10000000000000CA0000006352E1F524.gif"/>
  <manifest:file-entry manifest:media-type="image/gif" manifest:full-path="Pictures/10000000000000CA00000063C399BBF4.gif"/>
  <manifest:file-entry manifest:media-type="image/gif" manifest:full-path="Pictures/10000000000000CA00000063B12B6280.gif"/>
  <manifest:file-entry manifest:media-type="image/gif" manifest:full-path="Pictures/10000000000000CA00000063F517F4A9.gif"/>
  <manifest:file-entry manifest:media-type="image/gif" manifest:full-path="Pictures/10000000000000CA0000006306DCF249.gif"/>
  <manifest:file-entry manifest:media-type="image/gif" manifest:full-path="Pictures/10000000000000CA0000006325CFC862.gif"/>
  <manifest:file-entry manifest:media-type="image/gif" manifest:full-path="Pictures/100000000000025800000258FFDD7335.gif"/>
  <manifest:file-entry manifest:media-type="image/gif" manifest:full-path="Pictures/10000000000000C8000000640952F330.gif"/>
  <manifest:file-entry manifest:media-type="image/gif" manifest:full-path="Pictures/10000000000000CA000000635157511C.gif"/>
  <manifest:file-entry manifest:media-type="image/gif" manifest:full-path="Pictures/10000000000000CA000000632F127FDA.gif"/>
  <manifest:file-entry manifest:media-type="image/gif" manifest:full-path="Pictures/10000000000000C80000006485CDE480.gif"/>
  <manifest:file-entry manifest:media-type="image/gif" manifest:full-path="Pictures/10000000000000CA0000006315CA16FF.gif"/>
  <manifest:file-entry manifest:media-type="image/gif" manifest:full-path="Pictures/10000000000000C800000064F363042C.gif"/>
  <manifest:file-entry manifest:media-type="image/gif" manifest:full-path="Pictures/10000000000000CA000000632AC3C3BC.gif"/>
  <manifest:file-entry manifest:media-type="image/gif" manifest:full-path="Pictures/10000000000000CA00000063AE8451DC.gif"/>
  <manifest:file-entry manifest:media-type="image/gif" manifest:full-path="Pictures/10000000000000CA00000063FA558610.gif"/>
  <manifest:file-entry manifest:media-type="image/gif" manifest:full-path="Pictures/10000000000000CA00000063654A20F0.gif"/>
  <manifest:file-entry manifest:media-type="image/gif" manifest:full-path="Pictures/10000000000000CA0000006345B04DDA.gif"/>
  <manifest:file-entry manifest:media-type="image/gif" manifest:full-path="Pictures/10000000000000CA0000006314BC24B7.gif"/>
  <manifest:file-entry manifest:media-type="image/gif" manifest:full-path="Pictures/1000000000000258000002582720EDFB.gif"/>
  <manifest:file-entry manifest:media-type="image/gif" manifest:full-path="Pictures/10000000000000C800000064BA0D5105.gif"/>
  <manifest:file-entry manifest:media-type="image/gif" manifest:full-path="Pictures/10000000000000CA000000638F2BB836.gif"/>
  <manifest:file-entry manifest:media-type="image/gif" manifest:full-path="Pictures/10000000000000CA000000636EA7A4AE.gif"/>
  <manifest:file-entry manifest:media-type="image/gif" manifest:full-path="Pictures/1000000000000258000002588FC5A527.gif"/>
  <manifest:file-entry manifest:media-type="image/gif" manifest:full-path="Pictures/10000000000000C80000006440C145DB.gif"/>
  <manifest:file-entry manifest:media-type="image/gif" manifest:full-path="Pictures/10000000000000CA00000063E7FB481C.gif"/>
  <manifest:file-entry manifest:media-type="image/gif" manifest:full-path="Pictures/10000000000000C800000064B27A0140.gif"/>
  <manifest:file-entry manifest:media-type="image/gif" manifest:full-path="Pictures/10000000000000CA00000063C4A9E480.gif"/>
  <manifest:file-entry manifest:media-type="image/gif" manifest:full-path="Pictures/10000000000000CA00000063C3E879D3.gif"/>
  <manifest:file-entry manifest:media-type="image/gif" manifest:full-path="Pictures/10000000000000CA000000638E29F5B9.gif"/>
  <manifest:file-entry manifest:media-type="image/gif" manifest:full-path="Pictures/10000000000000CA0000006381E5303B.gif"/>
  <manifest:file-entry manifest:media-type="image/gif" manifest:full-path="Pictures/10000000000000CA00000063DE0BC868.gif"/>
  <manifest:file-entry manifest:media-type="image/gif" manifest:full-path="Pictures/10000000000000C80000006459A3F750.gif"/>
  <manifest:file-entry manifest:media-type="image/gif" manifest:full-path="Pictures/10000000000000CA000000633D220B61.gif"/>
  <manifest:file-entry manifest:media-type="image/gif" manifest:full-path="Pictures/10000000000000CA00000063CA1E417B.gif"/>
  <manifest:file-entry manifest:media-type="image/gif" manifest:full-path="Pictures/10000000000000CA00000063E0FDEE83.gif"/>
  <manifest:file-entry manifest:media-type="image/gif" manifest:full-path="Pictures/10000000000000C80000006437E376D1.gif"/>
  <manifest:file-entry manifest:media-type="image/gif" manifest:full-path="Pictures/10000000000000CA000000632F9BEED0.gif"/>
  <manifest:file-entry manifest:media-type="image/gif" manifest:full-path="Pictures/10000000000000CA000000635C5C5EA9.gif"/>
  <manifest:file-entry manifest:media-type="image/gif" manifest:full-path="Pictures/10000000000000CA00000063B10583DE.gif"/>
  <manifest:file-entry manifest:media-type="image/gif" manifest:full-path="Pictures/10000000000000CA0000006397ECE817.gif"/>
  <manifest:file-entry manifest:media-type="image/gif" manifest:full-path="Pictures/10000000000000CA0000006386E62335.gif"/>
  <manifest:file-entry manifest:media-type="image/gif" manifest:full-path="Pictures/10000000000000CA000000636A54DF09.gif"/>
  <manifest:file-entry manifest:media-type="image/gif" manifest:full-path="Pictures/10000000000000CA00000063741A97E6.gif"/>
  <manifest:file-entry manifest:media-type="image/gif" manifest:full-path="Pictures/10000000000000CA00000063C2FDC3B3.gif"/>
  <manifest:file-entry manifest:media-type="image/gif" manifest:full-path="Pictures/10000000000000CA00000063F81DE047.gif"/>
  <manifest:file-entry manifest:media-type="image/gif" manifest:full-path="Pictures/10000000000000CA000000639CAA1F59.gif"/>
  <manifest:file-entry manifest:media-type="image/gif" manifest:full-path="Pictures/10000000000000CA000000636EBAB8CF.gif"/>
  <manifest:file-entry manifest:media-type="image/gif" manifest:full-path="Pictures/10000000000000CA00000063EAEAED12.gif"/>
  <manifest:file-entry manifest:media-type="image/gif" manifest:full-path="Pictures/10000000000000CA0000006393AA3583.gif"/>
  <manifest:file-entry manifest:media-type="image/gif" manifest:full-path="Pictures/10000000000000CA000000639F3B18C7.gif"/>
  <manifest:file-entry manifest:media-type="image/gif" manifest:full-path="Pictures/10000000000000CA00000063FD4F4689.gif"/>
  <manifest:file-entry manifest:media-type="image/gif" manifest:full-path="Pictures/10000000000000C800000064CA14A0D5.gif"/>
  <manifest:file-entry manifest:media-type="image/gif" manifest:full-path="Pictures/10000000000000CA00000063BC185A83.gif"/>
  <manifest:file-entry manifest:media-type="image/gif" manifest:full-path="Pictures/10000000000000CA0000006374E1B5B0.gif"/>
  <manifest:file-entry manifest:media-type="image/gif" manifest:full-path="Pictures/10000000000000CA00000063DDE70226.gif"/>
  <manifest:file-entry manifest:media-type="image/gif" manifest:full-path="Pictures/100000000000025800000258E02DFCA9.gif"/>
  <manifest:file-entry manifest:media-type="image/gif" manifest:full-path="Pictures/10000000000000CA00000063B0FB1737.gif"/>
  <manifest:file-entry manifest:media-type="image/gif" manifest:full-path="Pictures/10000000000000C800000064596E57E7.gif"/>
  <manifest:file-entry manifest:media-type="image/gif" manifest:full-path="Pictures/10000000000000C800000064EBF18636.gif"/>
  <manifest:file-entry manifest:media-type="image/gif" manifest:full-path="Pictures/10000000000000CA00000063E832AA55.gif"/>
  <manifest:file-entry manifest:media-type="image/gif" manifest:full-path="Pictures/10000000000002580000025819FED1E2.gif"/>
  <manifest:file-entry manifest:media-type="image/gif" manifest:full-path="Pictures/10000000000000CA00000063FE7537DB.gif"/>
  <manifest:file-entry manifest:media-type="image/gif" manifest:full-path="Pictures/10000000000000C800000064DD35E44C.gif"/>
  <manifest:file-entry manifest:media-type="image/gif" manifest:full-path="Pictures/10000000000000CA00000063CFB367B0.gif"/>
  <manifest:file-entry manifest:media-type="image/gif" manifest:full-path="Pictures/10000000000000CA000000637E88075A.gif"/>
  <manifest:file-entry manifest:media-type="image/gif" manifest:full-path="Pictures/10000000000000CA000000635AEA6A12.gif"/>
  <manifest:file-entry manifest:media-type="image/gif" manifest:full-path="Pictures/10000000000000C8000000640870240B.gif"/>
  <manifest:file-entry manifest:media-type="image/gif" manifest:full-path="Pictures/10000000000000C8000000644AECC36B.gif"/>
  <manifest:file-entry manifest:media-type="image/gif" manifest:full-path="Pictures/10000000000000CA00000063A85FB8EE.gif"/>
  <manifest:file-entry manifest:media-type="image/gif" manifest:full-path="Pictures/10000000000000C800000064A5BEAEE3.gif"/>
  <manifest:file-entry manifest:media-type="image/gif" manifest:full-path="Pictures/10000000000000C800000064EC6FE1AB.gif"/>
  <manifest:file-entry manifest:media-type="image/gif" manifest:full-path="Pictures/100000000000025800000258DF373868.gif"/>
  <manifest:file-entry manifest:media-type="image/gif" manifest:full-path="Pictures/100000000000025800000258C13E4FAB.gif"/>
  <manifest:file-entry manifest:media-type="image/gif" manifest:full-path="Pictures/10000000000000C800000064E067EEBD.gif"/>
  <manifest:file-entry manifest:media-type="image/gif" manifest:full-path="Pictures/10000000000000CA00000063FCE2EFC1.gif"/>
  <manifest:file-entry manifest:media-type="image/gif" manifest:full-path="Pictures/10000000000000CA00000063DFE99592.gif"/>
  <manifest:file-entry manifest:media-type="image/gif" manifest:full-path="Pictures/10000000000000CA00000063D9EC8E39.gif"/>
  <manifest:file-entry manifest:media-type="image/gif" manifest:full-path="Pictures/10000000000000CA000000633168B988.gif"/>
  <manifest:file-entry manifest:media-type="image/gif" manifest:full-path="Pictures/10000000000000CA00000063998036A1.gif"/>
  <manifest:file-entry manifest:media-type="image/gif" manifest:full-path="Pictures/10000000000000CA000000638DAEF917.gif"/>
  <manifest:file-entry manifest:media-type="image/gif" manifest:full-path="Pictures/10000000000000C8000000646C121C71.gif"/>
  <manifest:file-entry manifest:media-type="image/gif" manifest:full-path="Pictures/10000000000000CA0000006353E76F71.gif"/>
  <manifest:file-entry manifest:media-type="image/gif" manifest:full-path="Pictures/10000000000000CA0000006350101B9C.gif"/>
  <manifest:file-entry manifest:media-type="image/gif" manifest:full-path="Pictures/100000000000025800000258742DEBE8.gif"/>
  <manifest:file-entry manifest:media-type="image/gif" manifest:full-path="Pictures/10000000000000C8000000647F2CF995.gif"/>
  <manifest:file-entry manifest:media-type="image/gif" manifest:full-path="Pictures/10000000000000CA0000006379289707.gif"/>
  <manifest:file-entry manifest:media-type="image/gif" manifest:full-path="Pictures/10000000000000CA000000637C7E8233.gif"/>
  <manifest:file-entry manifest:media-type="image/gif" manifest:full-path="Pictures/10000000000000CA000000630E67DCDE.gif"/>
  <manifest:file-entry manifest:media-type="image/gif" manifest:full-path="Pictures/1000000000000258000002582AC69745.gif"/>
  <manifest:file-entry manifest:media-type="image/gif" manifest:full-path="Pictures/10000000000000CA00000063A474009F.gif"/>
  <manifest:file-entry manifest:media-type="image/gif" manifest:full-path="Pictures/10000000000000CA00000063FF4FC4CD.gif"/>
  <manifest:file-entry manifest:media-type="image/gif" manifest:full-path="Pictures/10000000000000CA000000631B9768CD.gif"/>
  <manifest:file-entry manifest:media-type="image/gif" manifest:full-path="Pictures/10000000000000C800000064E569762D.gif"/>
  <manifest:file-entry manifest:media-type="image/gif" manifest:full-path="Pictures/10000000000002580000025863C1BD01.gif"/>
  <manifest:file-entry manifest:media-type="image/gif" manifest:full-path="Pictures/10000000000000CA00000063895649FB.gif"/>
  <manifest:file-entry manifest:media-type="image/gif" manifest:full-path="Pictures/100000000000025800000258E649FC5C.gif"/>
  <manifest:file-entry manifest:media-type="image/gif" manifest:full-path="Pictures/10000000000000CA0000006362C8F7B1.gif"/>
  <manifest:file-entry manifest:media-type="image/gif" manifest:full-path="Pictures/10000000000000CA00000063082AE835.gif"/>
  <manifest:file-entry manifest:media-type="image/gif" manifest:full-path="Pictures/10000000000000CA0000006345D4D4EF.gif"/>
  <manifest:file-entry manifest:media-type="image/gif" manifest:full-path="Pictures/10000000000000CA000000637AB52DFA.gif"/>
  <manifest:file-entry manifest:media-type="image/gif" manifest:full-path="Pictures/10000000000000CA000000638BDD9D4B.gif"/>
  <manifest:file-entry manifest:media-type="image/gif" manifest:full-path="Pictures/1000000000000258000002586F2919AC.gif"/>
  <manifest:file-entry manifest:media-type="image/gif" manifest:full-path="Pictures/10000000000000CA000000637B626069.gif"/>
  <manifest:file-entry manifest:media-type="image/gif" manifest:full-path="Pictures/10000000000000CA00000063085D3DB8.gif"/>
  <manifest:file-entry manifest:media-type="image/gif" manifest:full-path="Pictures/10000000000000C80000006467F7BD1F.gif"/>
  <manifest:file-entry manifest:media-type="image/gif" manifest:full-path="Pictures/10000000000000C800000064AFC3E80B.gif"/>
  <manifest:file-entry manifest:media-type="image/gif" manifest:full-path="Pictures/100000000000025800000258DEA1DEB3.gif"/>
  <manifest:file-entry manifest:media-type="image/gif" manifest:full-path="Pictures/10000000000000CA00000063C48094E5.gif"/>
  <manifest:file-entry manifest:media-type="image/gif" manifest:full-path="Pictures/1000000000000258000002581E54E919.gif"/>
  <manifest:file-entry manifest:media-type="image/gif" manifest:full-path="Pictures/10000000000000CA0000006327815E22.gif"/>
  <manifest:file-entry manifest:media-type="image/gif" manifest:full-path="Pictures/10000000000000C800000064629773DF.gif"/>
  <manifest:file-entry manifest:media-type="image/gif" manifest:full-path="Pictures/10000000000000CA00000063E570BF17.gif"/>
  <manifest:file-entry manifest:media-type="image/gif" manifest:full-path="Pictures/10000000000000CA0000006398DA68D2.gif"/>
  <manifest:file-entry manifest:media-type="image/gif" manifest:full-path="Pictures/10000000000000CA000000638C04EE5A.gif"/>
  <manifest:file-entry manifest:media-type="image/gif" manifest:full-path="Pictures/10000000000000CA0000006327F9F308.gif"/>
  <manifest:file-entry manifest:media-type="image/gif" manifest:full-path="Pictures/10000000000000CA00000063D9162385.gif"/>
  <manifest:file-entry manifest:media-type="image/gif" manifest:full-path="Pictures/10000000000000CA00000063AB29DF37.gif"/>
  <manifest:file-entry manifest:media-type="image/gif" manifest:full-path="Pictures/10000000000000CA00000063F9B73F4C.gif"/>
  <manifest:file-entry manifest:media-type="image/gif" manifest:full-path="Pictures/10000000000000CA00000063240B227F.gif"/>
  <manifest:file-entry manifest:media-type="image/gif" manifest:full-path="Pictures/10000000000000C800000064CF22ADF5.gif"/>
  <manifest:file-entry manifest:media-type="image/gif" manifest:full-path="Pictures/1000000000000258000002581E79F3CE.gif"/>
  <manifest:file-entry manifest:media-type="image/gif" manifest:full-path="Pictures/10000000000000CA00000063C21D4684.gif"/>
  <manifest:file-entry manifest:media-type="image/gif" manifest:full-path="Pictures/10000000000000CA0000006362EBCCBB.gif"/>
  <manifest:file-entry manifest:media-type="image/gif" manifest:full-path="Pictures/10000000000000CA000000631D025742.gif"/>
  <manifest:file-entry manifest:media-type="image/gif" manifest:full-path="Pictures/10000000000000CA000000634C97BA29.gif"/>
  <manifest:file-entry manifest:media-type="image/gif" manifest:full-path="Pictures/10000000000000C8000000642C7DF466.gif"/>
  <manifest:file-entry manifest:media-type="image/gif" manifest:full-path="Pictures/10000000000000CA000000635F20C941.gif"/>
  <manifest:file-entry manifest:media-type="image/gif" manifest:full-path="Pictures/10000000000000CA0000006393B19F1D.gif"/>
  <manifest:file-entry manifest:media-type="image/gif" manifest:full-path="Pictures/10000000000000CA000000634089FCDE.gif"/>
  <manifest:file-entry manifest:media-type="image/gif" manifest:full-path="Pictures/10000000000000CA00000063969AB575.gif"/>
  <manifest:file-entry manifest:media-type="image/gif" manifest:full-path="Pictures/10000000000000CA00000063CEFD93B9.gif"/>
  <manifest:file-entry manifest:media-type="image/gif" manifest:full-path="Pictures/10000000000000CA0000006385BD5B96.gif"/>
  <manifest:file-entry manifest:media-type="image/gif" manifest:full-path="Pictures/100000000000025800000258FE0FBD12.gif"/>
  <manifest:file-entry manifest:media-type="image/gif" manifest:full-path="Pictures/10000000000000CA0000006324E1B590.gif"/>
  <manifest:file-entry manifest:media-type="image/gif" manifest:full-path="Pictures/10000000000000CA000000637BCC3037.gif"/>
  <manifest:file-entry manifest:media-type="image/gif" manifest:full-path="Pictures/1000000000000258000002583634D8D8.gif"/>
  <manifest:file-entry manifest:media-type="image/gif" manifest:full-path="Pictures/10000000000000CA000000633A628966.gif"/>
  <manifest:file-entry manifest:media-type="image/gif" manifest:full-path="Pictures/10000000000000CA00000063D4E2FEB7.gif"/>
  <manifest:file-entry manifest:media-type="image/gif" manifest:full-path="Pictures/10000000000000C8000000647915CE55.gif"/>
  <manifest:file-entry manifest:media-type="image/gif" manifest:full-path="Pictures/10000000000000CA000000634D1927F4.gif"/>
  <manifest:file-entry manifest:media-type="image/gif" manifest:full-path="Pictures/10000000000000C80000006430FC94E0.gif"/>
  <manifest:file-entry manifest:media-type="image/gif" manifest:full-path="Pictures/10000000000000CA0000006347223FF9.gif"/>
  <manifest:file-entry manifest:media-type="image/gif" manifest:full-path="Pictures/10000000000000CA000000634DD9408B.gif"/>
  <manifest:file-entry manifest:media-type="image/gif" manifest:full-path="Pictures/10000000000000CA000000633B574A9A.gif"/>
  <manifest:file-entry manifest:media-type="image/gif" manifest:full-path="Pictures/100000000000025800000258B59C7478.gif"/>
  <manifest:file-entry manifest:media-type="image/gif" manifest:full-path="Pictures/10000000000000CA00000063F8EE6A9A.gif"/>
  <manifest:file-entry manifest:media-type="image/gif" manifest:full-path="Pictures/10000000000000CA00000063A43400DC.gif"/>
  <manifest:file-entry manifest:media-type="image/gif" manifest:full-path="Pictures/10000000000000CA00000063EC89C0C9.gif"/>
  <manifest:file-entry manifest:media-type="image/gif" manifest:full-path="Pictures/10000000000000C80000006414FCA0F8.gif"/>
  <manifest:file-entry manifest:media-type="image/gif" manifest:full-path="Pictures/10000000000000CA00000063E49293DE.gif"/>
  <manifest:file-entry manifest:media-type="image/gif" manifest:full-path="Pictures/10000000000000CA00000063EAB0B7E8.gif"/>
  <manifest:file-entry manifest:media-type="image/gif" manifest:full-path="Pictures/10000000000000CA00000063BB2E6508.gif"/>
  <manifest:file-entry manifest:media-type="image/gif" manifest:full-path="Pictures/1000000000000258000002580F2854E3.gif"/>
  <manifest:file-entry manifest:media-type="image/gif" manifest:full-path="Pictures/10000000000000CA000000638CA28754.gif"/>
  <manifest:file-entry manifest:media-type="image/gif" manifest:full-path="Pictures/10000000000000C80000006420981B14.gif"/>
  <manifest:file-entry manifest:media-type="image/gif" manifest:full-path="Pictures/10000000000000CA0000006385A6F108.gif"/>
  <manifest:file-entry manifest:media-type="image/gif" manifest:full-path="Pictures/10000000000000CA00000063061578A8.gif"/>
  <manifest:file-entry manifest:media-type="image/gif" manifest:full-path="Pictures/10000000000000CA00000063C963B919.gif"/>
  <manifest:file-entry manifest:media-type="image/gif" manifest:full-path="Pictures/10000000000000CA000000639705E58D.gif"/>
  <manifest:file-entry manifest:media-type="image/gif" manifest:full-path="Pictures/10000000000000CA0000006351CAF444.gif"/>
  <manifest:file-entry manifest:media-type="image/gif" manifest:full-path="Pictures/10000000000000CA00000063756F1D7E.gif"/>
  <manifest:file-entry manifest:media-type="image/gif" manifest:full-path="Pictures/10000000000000CA00000063E24E9118.gif"/>
  <manifest:file-entry manifest:media-type="image/gif" manifest:full-path="Pictures/10000000000000CA000000636A333038.gif"/>
  <manifest:file-entry manifest:media-type="image/gif" manifest:full-path="Pictures/10000000000000CA00000063EDD5C94A.gif"/>
  <manifest:file-entry manifest:media-type="image/gif" manifest:full-path="Pictures/1000000000000258000002580176F753.gif"/>
  <manifest:file-entry manifest:media-type="image/gif" manifest:full-path="Pictures/10000000000000CA00000063B0056E4D.gif"/>
  <manifest:file-entry manifest:media-type="image/gif" manifest:full-path="Pictures/10000000000000C800000064A92FDF3D.gif"/>
  <manifest:file-entry manifest:media-type="image/gif" manifest:full-path="Pictures/10000000000000CA000000631A597288.gif"/>
  <manifest:file-entry manifest:media-type="image/gif" manifest:full-path="Pictures/10000000000000CA0000006303263798.gif"/>
  <manifest:file-entry manifest:media-type="image/gif" manifest:full-path="Pictures/10000000000000CA0000006304C9FAC5.gif"/>
  <manifest:file-entry manifest:media-type="image/gif" manifest:full-path="Pictures/10000000000000C800000064C0E26B24.gif"/>
  <manifest:file-entry manifest:media-type="image/gif" manifest:full-path="Pictures/10000000000000CA000000633895CE66.gif"/>
  <manifest:file-entry manifest:media-type="image/gif" manifest:full-path="Pictures/10000000000000CA000000638FED0762.gif"/>
  <manifest:file-entry manifest:media-type="image/gif" manifest:full-path="Pictures/10000000000000C800000064367ADE01.gif"/>
  <manifest:file-entry manifest:media-type="image/gif" manifest:full-path="Pictures/10000000000000CA0000006330972BF7.gif"/>
  <manifest:file-entry manifest:media-type="image/gif" manifest:full-path="Pictures/10000000000000CA0000006334BB9AAB.gif"/>
  <manifest:file-entry manifest:media-type="image/gif" manifest:full-path="Pictures/1000000000000258000002589F3C8E07.gif"/>
  <manifest:file-entry manifest:media-type="image/gif" manifest:full-path="Pictures/10000000000000CA0000006362E09CDC.gif"/>
  <manifest:file-entry manifest:media-type="image/gif" manifest:full-path="Pictures/10000000000000C8000000640BEC36A9.gif"/>
  <manifest:file-entry manifest:media-type="image/gif" manifest:full-path="Pictures/10000000000000CA00000063FCEC9043.gif"/>
  <manifest:file-entry manifest:media-type="image/gif" manifest:full-path="Pictures/10000000000000CA00000063BFEA6AF5.gif"/>
  <manifest:file-entry manifest:media-type="image/gif" manifest:full-path="Pictures/10000000000000CA00000063C5B7ECD1.gif"/>
  <manifest:file-entry manifest:media-type="image/gif" manifest:full-path="Pictures/10000000000000CA000000630F666C35.gif"/>
  <manifest:file-entry manifest:media-type="image/gif" manifest:full-path="Pictures/10000000000000CA0000006388A10AA3.gif"/>
  <manifest:file-entry manifest:media-type="image/gif" manifest:full-path="Pictures/10000000000000CA000000630846C0B6.gif"/>
  <manifest:file-entry manifest:media-type="image/gif" manifest:full-path="Pictures/10000000000000CA00000063B96E10BD.gif"/>
  <manifest:file-entry manifest:media-type="image/gif" manifest:full-path="Pictures/10000000000000C80000006401C77F41.gif"/>
  <manifest:file-entry manifest:media-type="image/gif" manifest:full-path="Pictures/10000000000000C8000000642351E43D.gif"/>
  <manifest:file-entry manifest:media-type="image/gif" manifest:full-path="Pictures/100000000000025800000258B9781D96.gif"/>
  <manifest:file-entry manifest:media-type="image/gif" manifest:full-path="Pictures/10000000000000C800000064D60A6D51.gif"/>
  <manifest:file-entry manifest:media-type="image/gif" manifest:full-path="Pictures/10000000000000CA0000006377B4AFCF.gif"/>
  <manifest:file-entry manifest:media-type="image/gif" manifest:full-path="Pictures/10000000000000CA00000063CA3F8D9B.gif"/>
  <manifest:file-entry manifest:media-type="image/gif" manifest:full-path="Pictures/10000000000000CA00000063C3EBE1B0.gif"/>
  <manifest:file-entry manifest:media-type="image/gif" manifest:full-path="Pictures/10000000000000CA0000006315209C5D.gif"/>
  <manifest:file-entry manifest:media-type="image/gif" manifest:full-path="Pictures/1000000000000258000002586D78061E.gif"/>
  <manifest:file-entry manifest:media-type="image/gif" manifest:full-path="Pictures/10000000000000CA00000063085C5E0B.gif"/>
  <manifest:file-entry manifest:media-type="image/gif" manifest:full-path="Pictures/10000000000000C8000000646414283B.gif"/>
  <manifest:file-entry manifest:media-type="image/gif" manifest:full-path="Pictures/10000000000000C8000000641B4904C0.gif"/>
  <manifest:file-entry manifest:media-type="image/gif" manifest:full-path="Pictures/10000000000000CA00000063AC0A7F61.gif"/>
  <manifest:file-entry manifest:media-type="image/gif" manifest:full-path="Pictures/10000000000000CA00000063E52CA0F4.gif"/>
  <manifest:file-entry manifest:media-type="image/gif" manifest:full-path="Pictures/10000000000000CA00000063C5EDA6AB.gif"/>
  <manifest:file-entry manifest:media-type="image/gif" manifest:full-path="Pictures/10000000000000CA00000063A50D0589.gif"/>
  <manifest:file-entry manifest:media-type="image/gif" manifest:full-path="Pictures/10000000000000CA0000006314187816.gif"/>
  <manifest:file-entry manifest:media-type="image/gif" manifest:full-path="Pictures/10000000000000CA00000063603FCC21.gif"/>
  <manifest:file-entry manifest:media-type="image/gif" manifest:full-path="Pictures/1000000000000258000002585959BF52.gif"/>
  <manifest:file-entry manifest:media-type="image/gif" manifest:full-path="Pictures/100000000000025800000258397740D7.gif"/>
  <manifest:file-entry manifest:media-type="image/gif" manifest:full-path="Pictures/10000000000000CA00000063656C4B36.gif"/>
  <manifest:file-entry manifest:media-type="image/gif" manifest:full-path="Pictures/10000000000000CA000000638DB82380.gif"/>
  <manifest:file-entry manifest:media-type="image/gif" manifest:full-path="Pictures/10000000000000CA00000063F3C3AD6C.gif"/>
  <manifest:file-entry manifest:media-type="image/gif" manifest:full-path="Pictures/10000000000000CA0000006360D419E1.gif"/>
  <manifest:file-entry manifest:media-type="image/gif" manifest:full-path="Pictures/10000000000000CA000000635B08A384.gif"/>
  <manifest:file-entry manifest:media-type="image/gif" manifest:full-path="Pictures/10000000000000CA0000006359E76E10.gif"/>
  <manifest:file-entry manifest:media-type="image/gif" manifest:full-path="Pictures/10000000000000C80000006419110BD2.gif"/>
  <manifest:file-entry manifest:media-type="image/gif" manifest:full-path="Pictures/10000000000000CA00000063AA9794C3.gif"/>
  <manifest:file-entry manifest:media-type="image/gif" manifest:full-path="Pictures/10000000000000C800000064A491692E.gif"/>
  <manifest:file-entry manifest:media-type="image/gif" manifest:full-path="Pictures/10000000000000CA00000063B57FE582.gif"/>
  <manifest:file-entry manifest:media-type="image/gif" manifest:full-path="Pictures/10000000000000C80000006440C37EF5.gif"/>
  <manifest:file-entry manifest:media-type="image/gif" manifest:full-path="Pictures/10000000000000C8000000646CFDA39B.gif"/>
  <manifest:file-entry manifest:media-type="image/gif" manifest:full-path="Pictures/10000000000000CA000000637337F0CB.gif"/>
  <manifest:file-entry manifest:media-type="image/gif" manifest:full-path="Pictures/10000000000000CA00000063E4792851.gif"/>
  <manifest:file-entry manifest:media-type="image/gif" manifest:full-path="Pictures/10000000000000CA000000631DDBE687.gif"/>
  <manifest:file-entry manifest:media-type="image/gif" manifest:full-path="Pictures/10000000000000CA000000636EA1440E.gif"/>
  <manifest:file-entry manifest:media-type="image/gif" manifest:full-path="Pictures/10000000000000CA0000006375DCE730.gif"/>
  <manifest:file-entry manifest:media-type="image/gif" manifest:full-path="Pictures/10000000000000CA000000632B97A816.gif"/>
  <manifest:file-entry manifest:media-type="image/gif" manifest:full-path="Pictures/10000000000000C800000064EF0C064F.gif"/>
  <manifest:file-entry manifest:media-type="image/gif" manifest:full-path="Pictures/10000000000000C800000064BB1FAA5D.gif"/>
  <manifest:file-entry manifest:media-type="image/gif" manifest:full-path="Pictures/10000000000000CA000000631B505048.gif"/>
  <manifest:file-entry manifest:media-type="image/gif" manifest:full-path="Pictures/10000000000000CA000000635D025E63.gif"/>
  <manifest:file-entry manifest:media-type="image/gif" manifest:full-path="Pictures/10000000000000CA000000639F98DFBB.gif"/>
  <manifest:file-entry manifest:media-type="image/gif" manifest:full-path="Pictures/10000000000000CA000000635B89AB6F.gif"/>
  <manifest:file-entry manifest:media-type="image/gif" manifest:full-path="Pictures/10000000000000CA000000637E0378DF.gif"/>
  <manifest:file-entry manifest:media-type="image/gif" manifest:full-path="Pictures/10000000000000CA000000630C4E02CD.gif"/>
  <manifest:file-entry manifest:media-type="image/gif" manifest:full-path="Pictures/10000000000000CA0000006314C647E8.gif"/>
  <manifest:file-entry manifest:media-type="image/gif" manifest:full-path="Pictures/10000000000000C8000000646FEA5902.gif"/>
  <manifest:file-entry manifest:media-type="image/gif" manifest:full-path="Pictures/10000000000000C8000000644A48BC7C.gif"/>
  <manifest:file-entry manifest:media-type="image/gif" manifest:full-path="Pictures/10000000000000CA000000631803D488.gif"/>
  <manifest:file-entry manifest:media-type="image/gif" manifest:full-path="Pictures/10000000000000CA000000636ED56808.gif"/>
  <manifest:file-entry manifest:media-type="image/gif" manifest:full-path="Pictures/10000000000000CA00000063C88A761F.gif"/>
  <manifest:file-entry manifest:media-type="image/gif" manifest:full-path="Pictures/10000000000000C800000064794130DA.gif"/>
  <manifest:file-entry manifest:media-type="image/gif" manifest:full-path="Pictures/10000000000000CA000000634BB9279F.gif"/>
  <manifest:file-entry manifest:media-type="image/gif" manifest:full-path="Pictures/10000000000000C80000006488384381.gif"/>
  <manifest:file-entry manifest:media-type="image/gif" manifest:full-path="Pictures/10000000000000CA00000063CA2F2988.gif"/>
  <manifest:file-entry manifest:media-type="image/gif" manifest:full-path="Pictures/10000000000000CA00000063DDEEDBFA.gif"/>
  <manifest:file-entry manifest:media-type="image/gif" manifest:full-path="Pictures/10000000000000CA00000063C189787E.gif"/>
  <manifest:file-entry manifest:media-type="image/gif" manifest:full-path="Pictures/10000000000000C800000064C2A40F48.gif"/>
  <manifest:file-entry manifest:media-type="image/gif" manifest:full-path="Pictures/10000000000000CA0000006314867691.gif"/>
  <manifest:file-entry manifest:media-type="image/gif" manifest:full-path="Pictures/10000000000000C80000006460C9487B.gif"/>
  <manifest:file-entry manifest:media-type="image/gif" manifest:full-path="Pictures/10000000000000C8000000645F57C981.gif"/>
  <manifest:file-entry manifest:media-type="image/gif" manifest:full-path="Pictures/10000000000000CA00000063A03E4AB9.gif"/>
  <manifest:file-entry manifest:media-type="image/gif" manifest:full-path="Pictures/10000000000000CA00000063C3715FF8.gif"/>
  <manifest:file-entry manifest:media-type="image/gif" manifest:full-path="Pictures/10000000000000CA0000006363696DE9.gif"/>
  <manifest:file-entry manifest:media-type="image/gif" manifest:full-path="Pictures/10000000000000CA00000063B7C2CDE9.gif"/>
  <manifest:file-entry manifest:media-type="image/gif" manifest:full-path="Pictures/10000000000000C800000064679B8EE6.gif"/>
  <manifest:file-entry manifest:media-type="image/gif" manifest:full-path="Pictures/1000000000000258000002586BDDCC47.gif"/>
  <manifest:file-entry manifest:media-type="image/gif" manifest:full-path="Pictures/10000000000000CA00000063197D09D1.gif"/>
  <manifest:file-entry manifest:media-type="image/gif" manifest:full-path="Pictures/10000000000000CA00000063B3EB96FB.gif"/>
  <manifest:file-entry manifest:media-type="image/gif" manifest:full-path="Pictures/10000000000000CA00000063A1C9CABE.gif"/>
  <manifest:file-entry manifest:media-type="image/gif" manifest:full-path="Pictures/10000000000002580000025877249641.gif"/>
  <manifest:file-entry manifest:media-type="image/gif" manifest:full-path="Pictures/10000000000000CA000000633FE37469.gif"/>
  <manifest:file-entry manifest:media-type="image/gif" manifest:full-path="Pictures/10000000000000CA00000063D7B1B468.gif"/>
  <manifest:file-entry manifest:media-type="image/gif" manifest:full-path="Pictures/1000000000000258000002580B593C13.gif"/>
  <manifest:file-entry manifest:media-type="image/gif" manifest:full-path="Pictures/10000000000000CA00000063591002A5.gif"/>
  <manifest:file-entry manifest:media-type="image/gif" manifest:full-path="Pictures/1000000000000258000002587EC62379.gif"/>
  <manifest:file-entry manifest:media-type="image/gif" manifest:full-path="Pictures/10000000000000CA000000631308185F.gif"/>
  <manifest:file-entry manifest:media-type="image/gif" manifest:full-path="Pictures/100000000000025800000258F4A0A896.gif"/>
  <manifest:file-entry manifest:media-type="image/gif" manifest:full-path="Pictures/10000000000000CA000000634515671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width="6.25in" svg:height="6.25in" draw:z-index="0"><draw:image xlink:href="Pictures/1000000000000258000002583634D8D8.gif" xlink:type="simple" xlink:show="embed" xlink:actuate="onLoad"/></draw:frame></text:p>
      <text:p text:style-name="Standard"><draw:frame draw:style-name="fr2" draw:name="graphics5" text:anchor-type="paragraph" svg:width="2.1043in" svg:height="1.0311in" draw:z-index="3"><draw:image xlink:href="Pictures/10000000000000CA0000006314BC24B7.gif" xlink:type="simple" xlink:show="embed" xlink:actuate="onLoad"/></draw:frame><draw:frame draw:style-name="fr1" draw:name="graphics4" text:anchor-type="paragraph" svg:width="2.1043in" svg:height="1.0311in" draw:z-index="2"><draw:image xlink:href="Pictures/10000000000000CA000000631EB8AFD6.gif" xlink:type="simple" xlink:show="embed" xlink:actuate="onLoad"/></draw:frame><draw:frame draw:style-name="fr3" draw:name="graphics3" text:anchor-type="paragraph" svg:width="2.1043in" svg:height="1.0311in" draw:z-index="1"><draw:image xlink:href="Pictures/10000000000000CA000000637C7E8233.gif" xlink:type="simple" xlink:show="embed" xlink:actuate="onLoad"/></draw:frame></text:p>
      <text:p text:style-name="Standard"><draw:frame draw:style-name="fr3" draw:name="graphics6" text:anchor-type="paragraph" svg:width="2.1043in" svg:height="1.0311in" draw:z-index="4"><draw:image xlink:href="Pictures/10000000000000CA00000063FE9F8754.gif" xlink:type="simple" xlink:show="embed" xlink:actuate="onLoad"/></draw:frame><draw:frame draw:style-name="fr1" draw:name="graphics7" text:anchor-type="paragraph" svg:width="2.1043in" svg:height="1.0311in" draw:z-index="5"><draw:image xlink:href="Pictures/10000000000000CA00000063A43400DC.gif" xlink:type="simple" xlink:show="embed" xlink:actuate="onLoad"/></draw:frame><draw:frame draw:style-name="fr2" draw:name="graphics8" text:anchor-type="paragraph" svg:width="2.1043in" svg:height="1.0311in" draw:z-index="6"><draw:image xlink:href="Pictures/10000000000000CA0000006327F9F308.gif" xlink:type="simple" xlink:show="embed" xlink:actuate="onLoad"/></draw:frame></text:p>
      <text:p text:style-name="Standard"><draw:frame draw:style-name="fr3" draw:name="graphics9" text:anchor-type="paragraph" svg:width="2.1043in" svg:height="1.0311in" draw:z-index="7"><draw:image xlink:href="Pictures/10000000000000CA00000063969AB575.gif" xlink:type="simple" xlink:show="embed" xlink:actuate="onLoad"/></draw:frame><draw:frame draw:style-name="fr1" draw:name="graphics10" text:anchor-type="paragraph" svg:width="2.1043in" svg:height="1.0311in" draw:z-index="8"><draw:image xlink:href="Pictures/10000000000000CA00000063B12B6280.gif" xlink:type="simple" xlink:show="embed" xlink:actuate="onLoad"/></draw:frame><draw:frame draw:style-name="fr2" draw:name="graphics11" text:anchor-type="paragraph" svg:width="2.1043in" svg:height="1.0311in" draw:z-index="9"><draw:image xlink:href="Pictures/10000000000000CA0000006351CAF444.gif" xlink:type="simple" xlink:show="embed" xlink:actuate="onLoad"/></draw:frame></text:p>
      <text:p text:style-name="P1"><draw:frame draw:style-name="fr4" draw:name="graphics12" text:anchor-type="paragraph" svg:width="6.25in" svg:height="6.25in" draw:z-index="10"><draw:image xlink:href="Pictures/1000000000000258000002586BDDCC47.gif" xlink:type="simple" xlink:show="embed" xlink:actuate="onLoad"/></draw:frame></text:p>
      <text:p text:style-name="Standard"><draw:frame draw:style-name="fr5" draw:name="graphics13" text:anchor-type="paragraph" svg:width="2.1043in" svg:height="1.0311in" draw:z-index="11"><draw:image xlink:href="Pictures/10000000000000CA000000635E324249.gif" xlink:type="simple" xlink:show="embed" xlink:actuate="onLoad"/></draw:frame><draw:frame draw:style-name="fr1" draw:name="graphics14" text:anchor-type="paragraph" svg:width="2.1043in" svg:height="1.0311in" draw:z-index="12"><draw:image xlink:href="Pictures/10000000000000CA00000063BB2E6508.gif" xlink:type="simple" xlink:show="embed" xlink:actuate="onLoad"/></draw:frame><draw:frame draw:style-name="fr2" draw:name="graphics15" text:anchor-type="paragraph" svg:width="2.0835in" svg:height="1.0417in" draw:z-index="13"><draw:image xlink:href="Pictures/10000000000000C800000064AFC3E80B.gif" xlink:type="simple" xlink:show="embed" xlink:actuate="onLoad"/></draw:frame></text:p>
      <text:p text:style-name="Standard"><draw:frame draw:style-name="fr2" draw:name="graphics18" text:anchor-type="paragraph" svg:width="2.1043in" svg:height="1.0311in" draw:z-index="16"><draw:image xlink:href="Pictures/10000000000000CA000000635F20C941.gif" xlink:type="simple" xlink:show="embed" xlink:actuate="onLoad"/></draw:frame><draw:frame draw:style-name="fr1" draw:name="graphics17" text:anchor-type="paragraph" svg:width="2.1043in" svg:height="1.0311in" draw:z-index="15"><draw:image xlink:href="Pictures/10000000000000CA00000063AB29DF37.gif" xlink:type="simple" xlink:show="embed" xlink:actuate="onLoad"/></draw:frame><draw:frame draw:style-name="fr5" draw:name="graphics16" text:anchor-type="paragraph" svg:width="2.1043in" svg:height="1.0311in" draw:z-index="14"><draw:image xlink:href="Pictures/10000000000000CA0000006398DA68D2.gif" xlink:type="simple" xlink:show="embed" xlink:actuate="onLoad"/></draw:frame></text:p>
      <text:p text:style-name="Standard"><draw:frame draw:style-name="fr5" draw:name="graphics19" text:anchor-type="paragraph" svg:width="2.1043in" svg:height="1.0311in" draw:z-index="17"><draw:image xlink:href="Pictures/10000000000000CA0000006388A10AA3.gif" xlink:type="simple" xlink:show="embed" xlink:actuate="onLoad"/></draw:frame><draw:frame draw:style-name="fr1" draw:name="graphics20" text:anchor-type="paragraph" svg:width="2.0835in" svg:height="1.0417in" draw:z-index="18"><draw:image xlink:href="Pictures/10000000000000C800000064B5D2A7E4.gif" xlink:type="simple" xlink:show="embed" xlink:actuate="onLoad"/></draw:frame><draw:frame draw:style-name="fr2" draw:name="graphics21" text:anchor-type="paragraph" svg:width="2.1043in" svg:height="1.0311in" draw:z-index="19"><draw:image xlink:href="Pictures/10000000000000CA0000006397A93FD3.gif" xlink:type="simple" xlink:show="embed" xlink:actuate="onLoad"/></draw:frame></text:p>
      <text:p text:style-name="Standard"/>
      <text:p text:style-name="P1"><draw:frame draw:style-name="fr4" draw:name="graphics22" text:anchor-type="paragraph" svg:width="6.25in" svg:height="6.25in" draw:z-index="20"><draw:image xlink:href="Pictures/1000000000000258000002586F2B68C1.gif" xlink:type="simple" xlink:show="embed" xlink:actuate="onLoad"/></draw:frame></text:p>
      <text:p text:style-name="Standard"><draw:frame draw:style-name="fr5" draw:name="graphics23" text:anchor-type="paragraph" svg:width="2.1043in" svg:height="1.0311in" draw:z-index="21"><draw:image xlink:href="Pictures/10000000000000CA00000063F8EE6A9A.gif" xlink:type="simple" xlink:show="embed" xlink:actuate="onLoad"/></draw:frame><draw:frame draw:style-name="fr1" draw:name="graphics24" text:anchor-type="paragraph" svg:width="2.1043in" svg:height="1.0311in" draw:z-index="22"><draw:image xlink:href="Pictures/10000000000000CA0000006362C8F7B1.gif" xlink:type="simple" xlink:show="embed" xlink:actuate="onLoad"/></draw:frame><draw:frame draw:style-name="fr2" draw:name="graphics25" text:anchor-type="paragraph" svg:width="2.1043in" svg:height="1.0311in" draw:z-index="23"><draw:image xlink:href="Pictures/10000000000000CA0000006368CC7CD0.gif" xlink:type="simple" xlink:show="embed" xlink:actuate="onLoad"/></draw:frame></text:p>
      <text:p text:style-name="Standard"><draw:frame draw:style-name="fr5" draw:name="graphics26" text:anchor-type="paragraph" svg:width="2.1043in" svg:height="1.0311in" draw:z-index="24"><draw:image xlink:href="Pictures/10000000000000CA00000063A85FB8EE.gif" xlink:type="simple" xlink:show="embed" xlink:actuate="onLoad"/></draw:frame><draw:frame draw:style-name="fr1" draw:name="graphics27" text:anchor-type="paragraph" svg:width="2.1043in" svg:height="1.0311in" draw:z-index="25"><draw:image xlink:href="Pictures/10000000000000CA0000006377B4AFCF.gif" xlink:type="simple" xlink:show="embed" xlink:actuate="onLoad"/></draw:frame><draw:frame draw:style-name="fr2" draw:name="graphics28" text:anchor-type="paragraph" svg:width="2.1043in" svg:height="1.0311in" draw:z-index="26"><draw:image xlink:href="Pictures/10000000000000CA000000635B89AB6F.gif" xlink:type="simple" xlink:show="embed" xlink:actuate="onLoad"/></draw:frame></text:p>
      <text:p text:style-name="Standard"><draw:frame draw:style-name="fr5" draw:name="graphics29" text:anchor-type="paragraph" svg:width="2.1043in" svg:height="1.0311in" draw:z-index="27"><draw:image xlink:href="Pictures/10000000000000CA00000063EAEAED12.gif" xlink:type="simple" xlink:show="embed" xlink:actuate="onLoad"/></draw:frame><draw:frame draw:style-name="fr1" draw:name="graphics30" text:anchor-type="paragraph" svg:width="2.1043in" svg:height="1.0311in" draw:z-index="28"><draw:image xlink:href="Pictures/10000000000000CA0000006362EBCCBB.gif" xlink:type="simple" xlink:show="embed" xlink:actuate="onLoad"/></draw:frame><draw:frame draw:style-name="fr2" draw:name="graphics31" text:anchor-type="paragraph" svg:width="2.1043in" svg:height="1.0311in" draw:z-index="29"><draw:image xlink:href="Pictures/10000000000000CA0000006327815E22.gif" xlink:type="simple" xlink:show="embed" xlink:actuate="onLoad"/></draw:frame></text:p>
      <text:p text:style-name="Standard"><draw:frame draw:style-name="fr6" draw:name="graphics1" text:anchor-type="paragraph" svg:y="-0.0063in" svg:width="6.25in" svg:height="6.25in" draw:z-index="30"><draw:image xlink:href="Pictures/1000000000000258000002585959BF52.gif" xlink:type="simple" xlink:show="embed" xlink:actuate="onLoad"/></draw:frame><text:soft-page-break/></text:p>
      <text:p text:style-name="Standard"><draw:frame draw:style-name="fr5" draw:name="graphics32" text:anchor-type="paragraph" svg:width="2.1043in" svg:height="1.0311in" draw:z-index="31"><draw:image xlink:href="Pictures/10000000000000CA00000063CE6599E4.gif" xlink:type="simple" xlink:show="embed" xlink:actuate="onLoad"/></draw:frame><draw:frame draw:style-name="fr1" draw:name="graphics33" text:anchor-type="paragraph" svg:width="2.1043in" svg:height="1.0311in" draw:z-index="32"><draw:image xlink:href="Pictures/10000000000000CA000000630F666C35.gif" xlink:type="simple" xlink:show="embed" xlink:actuate="onLoad"/></draw:frame><draw:frame draw:style-name="fr2" draw:name="graphics34" text:anchor-type="paragraph" svg:width="2.1043in" svg:height="1.0311in" draw:z-index="33"><draw:image xlink:href="Pictures/10000000000000CA000000637AB52DFA.gif" xlink:type="simple" xlink:show="embed" xlink:actuate="onLoad"/></draw:frame></text:p>
      <text:p text:style-name="Standard"><draw:frame draw:style-name="fr5" draw:name="graphics35" text:anchor-type="paragraph" svg:width="2.1043in" svg:height="1.0311in" draw:z-index="34"><draw:image xlink:href="Pictures/10000000000000CA00000063F3C3AD6C.gif" xlink:type="simple" xlink:show="embed" xlink:actuate="onLoad"/></draw:frame><draw:frame draw:style-name="fr1" draw:name="graphics36" text:anchor-type="paragraph" svg:width="2.1043in" svg:height="1.0311in" draw:z-index="35"><draw:image xlink:href="Pictures/10000000000000CA000000637E88075A.gif" xlink:type="simple" xlink:show="embed" xlink:actuate="onLoad"/></draw:frame><draw:frame draw:style-name="fr2" draw:name="graphics37" text:anchor-type="paragraph" svg:width="2.1043in" svg:height="1.0311in" draw:z-index="36"><draw:image xlink:href="Pictures/10000000000000CA000000632F127FDA.gif" xlink:type="simple" xlink:show="embed" xlink:actuate="onLoad"/></draw:frame></text:p>
      <text:p text:style-name="Standard"><draw:frame draw:style-name="fr2" draw:name="graphics40" text:anchor-type="paragraph" svg:width="2.1043in" svg:height="1.0311in" draw:z-index="39"><draw:image xlink:href="Pictures/10000000000000CA000000633FC3FD09.gif" xlink:type="simple" xlink:show="embed" xlink:actuate="onLoad"/></draw:frame><draw:frame draw:style-name="fr1" draw:name="graphics39" text:anchor-type="paragraph" svg:width="2.1043in" svg:height="1.0311in" draw:z-index="38"><draw:image xlink:href="Pictures/10000000000000CA00000063741A97E6.gif" xlink:type="simple" xlink:show="embed" xlink:actuate="onLoad"/></draw:frame><draw:frame draw:style-name="fr5" draw:name="graphics38" text:anchor-type="paragraph" svg:width="2.1043in" svg:height="1.0311in" draw:z-index="37"><draw:image xlink:href="Pictures/10000000000000CA0000006345156718.gif" xlink:type="simple" xlink:show="embed" xlink:actuate="onLoad"/></draw:frame></text:p>
      <text:p text:style-name="Standard"><draw:frame draw:style-name="fr4" draw:name="graphics41" text:anchor-type="paragraph" svg:width="6.25in" svg:height="6.25in" draw:z-index="415"><draw:image xlink:href="Pictures/100000000000025800000258DF373868.gif" xlink:type="simple" xlink:show="embed" xlink:actuate="onLoad"/></draw:frame><text:soft-page-break/></text:p>
      <text:p text:style-name="Standard"><draw:frame draw:style-name="fr5" draw:name="graphics42" text:anchor-type="paragraph" svg:width="2.1043in" svg:height="1.0311in" draw:z-index="40"><draw:image xlink:href="Pictures/10000000000000CA00000063C3EBE1B0.gif" xlink:type="simple" xlink:show="embed" xlink:actuate="onLoad"/></draw:frame><draw:frame draw:style-name="fr1" draw:name="graphics43" text:anchor-type="paragraph" svg:width="2.1043in" svg:height="1.0311in" draw:z-index="41"><draw:image xlink:href="Pictures/10000000000000CA00000063C189787E.gif" xlink:type="simple" xlink:show="embed" xlink:actuate="onLoad"/></draw:frame><draw:frame draw:style-name="fr2" draw:name="graphics44" text:anchor-type="paragraph" svg:width="2.1043in" svg:height="1.0311in" draw:z-index="42"><draw:image xlink:href="Pictures/10000000000000CA000000637E30FA36.gif" xlink:type="simple" xlink:show="embed" xlink:actuate="onLoad"/></draw:frame></text:p>
      <text:p text:style-name="Standard"><draw:frame draw:style-name="fr5" draw:name="graphics45" text:anchor-type="paragraph" svg:width="2.1043in" svg:height="1.0311in" draw:z-index="43"><draw:image xlink:href="Pictures/10000000000000CA00000063C0AC1E45.gif" xlink:type="simple" xlink:show="embed" xlink:actuate="onLoad"/></draw:frame><draw:frame draw:style-name="fr1" draw:name="graphics46" text:anchor-type="paragraph" svg:width="2.1043in" svg:height="1.0311in" draw:z-index="44"><draw:image xlink:href="Pictures/10000000000000CA000000637CCAECBC.gif" xlink:type="simple" xlink:show="embed" xlink:actuate="onLoad"/></draw:frame><draw:frame draw:style-name="fr2" draw:name="graphics47" text:anchor-type="paragraph" svg:width="2.1043in" svg:height="1.0311in" draw:z-index="45"><draw:image xlink:href="Pictures/10000000000000CA000000632B97A816.gif" xlink:type="simple" xlink:show="embed" xlink:actuate="onLoad"/></draw:frame></text:p>
      <text:p text:style-name="Standard"><draw:frame draw:style-name="fr5" draw:name="graphics48" text:anchor-type="paragraph" svg:width="2.1043in" svg:height="1.0311in" draw:z-index="46"><draw:image xlink:href="Pictures/10000000000000CA000000634190B0D4.gif" xlink:type="simple" xlink:show="embed" xlink:actuate="onLoad"/></draw:frame><draw:frame draw:style-name="fr1" draw:name="graphics49" text:anchor-type="paragraph" svg:width="2.0835in" svg:height="1.0417in" draw:z-index="47"><draw:image xlink:href="Pictures/10000000000000C800000064B62A66B8.gif" xlink:type="simple" xlink:show="embed" xlink:actuate="onLoad"/></draw:frame><draw:frame draw:style-name="fr2" draw:name="graphics50" text:anchor-type="paragraph" svg:width="2.1043in" svg:height="1.0311in" draw:z-index="48"><draw:image xlink:href="Pictures/10000000000000CA000000632AC3C3BC.gif" xlink:type="simple" xlink:show="embed" xlink:actuate="onLoad"/></draw:frame></text:p>
      <text:p text:style-name="Standard"/>
      <text:p text:style-name="Standard"><draw:frame draw:style-name="fr4" draw:name="graphics51" text:anchor-type="paragraph" svg:width="6.25in" svg:height="6.25in" draw:z-index="49"><draw:image xlink:href="Pictures/100000000000025800000258F4A0A896.gif" xlink:type="simple" xlink:show="embed" xlink:actuate="onLoad"/></draw:frame><text:soft-page-break/></text:p>
      <text:p text:style-name="Standard"><draw:frame draw:style-name="fr5" draw:name="graphics52" text:anchor-type="paragraph" svg:width="2.1043in" svg:height="1.0311in" draw:z-index="50"><draw:image xlink:href="Pictures/10000000000000CA00000063CEFD93B9.gif" xlink:type="simple" xlink:show="embed" xlink:actuate="onLoad"/></draw:frame><draw:frame draw:style-name="fr1" draw:name="graphics53" text:anchor-type="paragraph" svg:width="2.1043in" svg:height="1.0311in" draw:z-index="51"><draw:image xlink:href="Pictures/10000000000000CA00000063D6EE2958.gif" xlink:type="simple" xlink:show="embed" xlink:actuate="onLoad"/></draw:frame><draw:frame draw:style-name="fr2" draw:name="graphics54" text:anchor-type="paragraph" svg:width="2.1043in" svg:height="1.0311in" draw:z-index="52"><draw:image xlink:href="Pictures/10000000000000CA00000063B7C2CDE9.gif" xlink:type="simple" xlink:show="embed" xlink:actuate="onLoad"/></draw:frame></text:p>
      <text:p text:style-name="Standard"><draw:frame draw:style-name="fr5" draw:name="graphics55" text:anchor-type="paragraph" svg:width="2.1043in" svg:height="1.0311in" draw:z-index="53"><draw:image xlink:href="Pictures/10000000000000CA00000063809DA39F.gif" xlink:type="simple" xlink:show="embed" xlink:actuate="onLoad"/></draw:frame><draw:frame draw:style-name="fr1" draw:name="graphics56" text:anchor-type="paragraph" svg:width="2.1043in" svg:height="1.0311in" draw:z-index="54"><draw:image xlink:href="Pictures/10000000000000CA000000638E29F5B9.gif" xlink:type="simple" xlink:show="embed" xlink:actuate="onLoad"/></draw:frame><draw:frame draw:style-name="fr2" draw:name="graphics57" text:anchor-type="paragraph" svg:width="2.1043in" svg:height="1.0311in" draw:z-index="55"><draw:image xlink:href="Pictures/10000000000000CA0000006315209C5D.gif" xlink:type="simple" xlink:show="embed" xlink:actuate="onLoad"/></draw:frame></text:p>
      <text:p text:style-name="Standard"><draw:frame draw:style-name="fr5" draw:name="graphics58" text:anchor-type="paragraph" svg:width="2.1043in" svg:height="1.0311in" draw:z-index="56"><draw:image xlink:href="Pictures/10000000000000CA000000637F27849F.gif" xlink:type="simple" xlink:show="embed" xlink:actuate="onLoad"/></draw:frame><draw:frame draw:style-name="fr1" draw:name="graphics59" text:anchor-type="paragraph" svg:width="2.1043in" svg:height="1.0311in" draw:z-index="57"><draw:image xlink:href="Pictures/10000000000000CA000000634BB9279F.gif" xlink:type="simple" xlink:show="embed" xlink:actuate="onLoad"/></draw:frame><draw:frame draw:style-name="fr2" draw:name="graphics60" text:anchor-type="paragraph" svg:width="2.1043in" svg:height="1.0311in" draw:z-index="58"><draw:image xlink:href="Pictures/10000000000000CA00000063C21D4684.gif" xlink:type="simple" xlink:show="embed" xlink:actuate="onLoad"/></draw:frame></text:p>
      <text:p text:style-name="Standard"><draw:frame draw:style-name="fr4" draw:name="graphics61" text:anchor-type="paragraph" svg:width="6.25in" svg:height="6.25in" draw:z-index="59"><draw:image xlink:href="Pictures/100000000000025800000258B59C7478.gif" xlink:type="simple" xlink:show="embed" xlink:actuate="onLoad"/></draw:frame><text:soft-page-break/></text:p>
      <text:p text:style-name="Standard"><draw:frame draw:style-name="fr5" draw:name="graphics62" text:anchor-type="paragraph" svg:width="2.1043in" svg:height="1.0311in" draw:z-index="60"><draw:image xlink:href="Pictures/10000000000000CA00000063837B91B0.gif" xlink:type="simple" xlink:show="embed" xlink:actuate="onLoad"/></draw:frame><draw:frame draw:style-name="fr1" draw:name="graphics63" text:anchor-type="paragraph" svg:width="2.1043in" svg:height="1.0311in" draw:z-index="61"><draw:image xlink:href="Pictures/10000000000000CA00000063E570BF17.gif" xlink:type="simple" xlink:show="embed" xlink:actuate="onLoad"/></draw:frame><draw:frame draw:style-name="fr2" draw:name="graphics64" text:anchor-type="paragraph" svg:width="2.1043in" svg:height="1.0311in" draw:z-index="62"><draw:image xlink:href="Pictures/10000000000000CA0000006341BF2A36.gif" xlink:type="simple" xlink:show="embed" xlink:actuate="onLoad"/></draw:frame></text:p>
      <text:p text:style-name="Standard"><draw:frame draw:style-name="fr5" draw:name="graphics65" text:anchor-type="paragraph" svg:width="2.1043in" svg:height="1.0311in" draw:z-index="63"><draw:image xlink:href="Pictures/10000000000000CA0000006324E1B590.gif" xlink:type="simple" xlink:show="embed" xlink:actuate="onLoad"/></draw:frame><draw:frame draw:style-name="fr1" draw:name="graphics66" text:anchor-type="paragraph" svg:width="2.0835in" svg:height="1.0417in" draw:z-index="64"><draw:image xlink:href="Pictures/10000000000000C800000064B89E9955.gif" xlink:type="simple" xlink:show="embed" xlink:actuate="onLoad"/></draw:frame><draw:frame draw:style-name="fr2" draw:name="graphics67" text:anchor-type="paragraph" svg:width="2.1043in" svg:height="1.0311in" draw:z-index="65"><draw:image xlink:href="Pictures/10000000000000CA0000006314187816.gif" xlink:type="simple" xlink:show="embed" xlink:actuate="onLoad"/></draw:frame></text:p>
      <text:p text:style-name="Standard"><draw:frame draw:style-name="fr5" draw:name="graphics68" text:anchor-type="paragraph" svg:width="2.1043in" svg:height="1.0311in" draw:z-index="66"><draw:image xlink:href="Pictures/10000000000000CA00000063C399BBF4.gif" xlink:type="simple" xlink:show="embed" xlink:actuate="onLoad"/></draw:frame><draw:frame draw:style-name="fr4" draw:name="graphics69" text:anchor-type="paragraph" svg:width="2.0835in" svg:height="1.0417in" draw:z-index="67"><draw:image xlink:href="Pictures/10000000000000C800000064B27A0140.gif" xlink:type="simple" xlink:show="embed" xlink:actuate="onLoad"/></draw:frame><draw:frame draw:style-name="fr2" draw:name="graphics70" text:anchor-type="paragraph" svg:width="2.1043in" svg:height="1.0311in" draw:z-index="68"><draw:image xlink:href="Pictures/10000000000000CA0000006304C9FAC5.gif" xlink:type="simple" xlink:show="embed" xlink:actuate="onLoad"/></draw:frame></text:p>
      <text:p text:style-name="Standard"/>
      <text:p text:style-name="P1"><draw:frame draw:style-name="fr4" draw:name="graphics71" text:anchor-type="paragraph" svg:width="6.25in" svg:height="6.25in" draw:z-index="69"><draw:image xlink:href="Pictures/100000000000025800000258E649FC5C.gif" xlink:type="simple" xlink:show="embed" xlink:actuate="onLoad"/></draw:frame></text:p>
      <text:p text:style-name="Standard"><draw:frame draw:style-name="fr2" draw:name="graphics74" text:anchor-type="paragraph" svg:width="2.1043in" svg:height="1.0311in" draw:z-index="72"><draw:image xlink:href="Pictures/10000000000000CA00000063FD4F4689.gif" xlink:type="simple" xlink:show="embed" xlink:actuate="onLoad"/></draw:frame><draw:frame draw:style-name="fr1" draw:name="graphics73" text:anchor-type="paragraph" svg:width="2.1043in" svg:height="1.0311in" draw:z-index="71"><draw:image xlink:href="Pictures/10000000000000CA000000631803D488.gif" xlink:type="simple" xlink:show="embed" xlink:actuate="onLoad"/></draw:frame><draw:frame draw:style-name="fr5" draw:name="graphics72" text:anchor-type="paragraph" svg:width="2.1043in" svg:height="1.0311in" draw:z-index="70"><draw:image xlink:href="Pictures/10000000000000CA00000063A1C9CABE.gif" xlink:type="simple" xlink:show="embed" xlink:actuate="onLoad"/></draw:frame></text:p>
      <text:p text:style-name="Standard"><draw:frame draw:style-name="fr2" draw:name="graphics77" text:anchor-type="paragraph" svg:width="2.1043in" svg:height="1.0311in" draw:z-index="75"><draw:image xlink:href="Pictures/10000000000000CA00000063E52CA0F4.gif" xlink:type="simple" xlink:show="embed" xlink:actuate="onLoad"/></draw:frame><draw:frame draw:style-name="fr1" draw:name="graphics76" text:anchor-type="paragraph" svg:width="2.1043in" svg:height="1.0311in" draw:z-index="74"><draw:image xlink:href="Pictures/10000000000000CA000000631B9768CD.gif" xlink:type="simple" xlink:show="embed" xlink:actuate="onLoad"/></draw:frame><draw:frame draw:style-name="fr5" draw:name="graphics75" text:anchor-type="paragraph" svg:width="2.1043in" svg:height="1.0311in" draw:z-index="73"><draw:image xlink:href="Pictures/10000000000000CA00000063603FCC21.gif" xlink:type="simple" xlink:show="embed" xlink:actuate="onLoad"/></draw:frame></text:p>
      <text:p text:style-name="Standard"><draw:frame draw:style-name="fr5" draw:name="graphics78" text:anchor-type="paragraph" svg:width="2.1043in" svg:height="1.0311in" draw:z-index="76"><draw:image xlink:href="Pictures/10000000000000CA000000638F2BB836.gif" xlink:type="simple" xlink:show="embed" xlink:actuate="onLoad"/></draw:frame><draw:frame draw:style-name="fr1" draw:name="graphics79" text:anchor-type="paragraph" svg:width="2.0835in" svg:height="1.0417in" draw:z-index="77"><draw:image xlink:href="Pictures/10000000000000C800000064367ADE01.gif" xlink:type="simple" xlink:show="embed" xlink:actuate="onLoad"/></draw:frame><draw:frame draw:style-name="fr2" draw:name="graphics80" text:anchor-type="paragraph" svg:width="2.1043in" svg:height="1.0311in" draw:z-index="78"><draw:image xlink:href="Pictures/10000000000000CA0000006381E5303B.gif" xlink:type="simple" xlink:show="embed" xlink:actuate="onLoad"/></draw:frame></text:p>
      <text:p text:style-name="P1"><draw:frame draw:style-name="fr7" draw:name="graphics81" text:anchor-type="paragraph" svg:x="0.0272in" svg:y="0.0189in" svg:width="6.25in" svg:height="6.25in" draw:z-index="98"><draw:image xlink:href="Pictures/10000000000002580000025819FED1E2.gif" xlink:type="simple" xlink:show="embed" xlink:actuate="onLoad"/></draw:frame></text:p>
      <text:p text:style-name="P2"><draw:frame draw:style-name="fr2" draw:name="graphics84" text:anchor-type="paragraph" svg:width="2.1043in" svg:height="1.0311in" draw:z-index="81"><draw:image xlink:href="Pictures/10000000000000CA00000063C88A761F.gif" xlink:type="simple" xlink:show="embed" xlink:actuate="onLoad"/></draw:frame><draw:frame draw:style-name="fr1" draw:name="graphics83" text:anchor-type="paragraph" svg:width="2.1043in" svg:height="1.0311in" draw:z-index="80"><draw:image xlink:href="Pictures/10000000000000CA000000636A54DF09.gif" xlink:type="simple" xlink:show="embed" xlink:actuate="onLoad"/></draw:frame><draw:frame draw:style-name="fr5" draw:name="graphics82" text:anchor-type="paragraph" svg:width="2.1043in" svg:height="1.0311in" draw:z-index="79"><draw:image xlink:href="Pictures/10000000000000CA00000063C355738A.gif" xlink:type="simple" xlink:show="embed" xlink:actuate="onLoad"/></draw:frame></text:p>
      <text:p text:style-name="Standard"><draw:frame draw:style-name="fr2" draw:name="graphics87" text:anchor-type="paragraph" svg:width="2.1043in" svg:height="1.0311in" draw:z-index="84"><draw:image xlink:href="Pictures/10000000000000CA000000639D2D243F.gif" xlink:type="simple" xlink:show="embed" xlink:actuate="onLoad"/></draw:frame><draw:frame draw:style-name="fr1" draw:name="graphics86" text:anchor-type="paragraph" svg:width="2.1043in" svg:height="1.0311in" draw:z-index="83"><draw:image xlink:href="Pictures/10000000000000CA00000063CA2F2988.gif" xlink:type="simple" xlink:show="embed" xlink:actuate="onLoad"/></draw:frame><draw:frame draw:style-name="fr5" draw:name="graphics85" text:anchor-type="paragraph" svg:width="2.1043in" svg:height="1.0311in" draw:z-index="82"><draw:image xlink:href="Pictures/10000000000000CA00000063E49293DE.gif" xlink:type="simple" xlink:show="embed" xlink:actuate="onLoad"/></draw:frame></text:p>
      <text:p text:style-name="Standard"><draw:frame draw:style-name="fr8" draw:name="graphics90" text:anchor-type="paragraph" svg:width="2.1043in" svg:height="1.0311in" draw:z-index="87"><draw:image xlink:href="Pictures/10000000000000CA00000063F12D6CCF.gif" xlink:type="simple" xlink:show="embed" xlink:actuate="onLoad"/></draw:frame><draw:frame draw:style-name="fr4" draw:name="graphics89" text:anchor-type="paragraph" svg:width="2.0835in" svg:height="1.0417in" draw:z-index="86"><draw:image xlink:href="Pictures/10000000000000C80000006433FEAC68.gif" xlink:type="simple" xlink:show="embed" xlink:actuate="onLoad"/></draw:frame><draw:frame draw:style-name="fr5" draw:name="graphics88" text:anchor-type="paragraph" svg:width="2.1043in" svg:height="1.0311in" draw:z-index="85"><draw:image xlink:href="Pictures/10000000000000CA000000636EA1440E.gif" xlink:type="simple" xlink:show="embed" xlink:actuate="onLoad"/></draw:frame></text:p>
      <text:p text:style-name="P1"><draw:frame draw:style-name="fr4" draw:name="graphics91" text:anchor-type="paragraph" svg:width="6.25in" svg:height="6.25in" draw:z-index="88"><draw:image xlink:href="Pictures/100000000000025800000258C13E4FAB.gif" xlink:type="simple" xlink:show="embed" xlink:actuate="onLoad"/></draw:frame></text:p>
      <text:p text:style-name="Standard"><draw:frame draw:style-name="fr3" draw:name="graphics92" text:anchor-type="paragraph" svg:width="2.1043in" svg:height="1.0311in" draw:z-index="89"><draw:image xlink:href="Pictures/10000000000000CA00000063C48094E5.gif" xlink:type="simple" xlink:show="embed" xlink:actuate="onLoad"/></draw:frame><draw:frame draw:style-name="fr1" draw:name="graphics93" text:anchor-type="paragraph" svg:width="2.1043in" svg:height="1.0311in" draw:z-index="90"><draw:image xlink:href="Pictures/10000000000000CA00000063BFEA6AF5.gif" xlink:type="simple" xlink:show="embed" xlink:actuate="onLoad"/></draw:frame><draw:frame draw:style-name="fr8" draw:name="graphics94" text:anchor-type="paragraph" svg:width="2.1043in" svg:height="1.0311in" draw:z-index="91"><draw:image xlink:href="Pictures/10000000000000CA00000063CA392B3A.gif" xlink:type="simple" xlink:show="embed" xlink:actuate="onLoad"/></draw:frame></text:p>
      <text:p text:style-name="Standard"><draw:frame draw:style-name="fr5" draw:name="graphics95" text:anchor-type="paragraph" svg:width="2.1043in" svg:height="1.0311in" draw:z-index="92"><draw:image xlink:href="Pictures/10000000000000CA00000063E49293DE.gif" xlink:type="simple" xlink:show="embed" xlink:actuate="onLoad"/></draw:frame><draw:frame draw:style-name="fr1" draw:name="graphics96" text:anchor-type="paragraph" svg:width="2.1043in" svg:height="1.0311in" draw:z-index="93"><draw:image xlink:href="Pictures/10000000000000CA00000063CA2F2988.gif" xlink:type="simple" xlink:show="embed" xlink:actuate="onLoad"/></draw:frame><draw:frame draw:style-name="fr2" draw:name="graphics97" text:anchor-type="paragraph" svg:width="2.1043in" svg:height="1.0311in" draw:z-index="94"><draw:image xlink:href="Pictures/10000000000000CA000000639D2D243F.gif" xlink:type="simple" xlink:show="embed" xlink:actuate="onLoad"/></draw:frame></text:p>
      <text:p text:style-name="Standard"><draw:frame draw:style-name="fr5" draw:name="graphics98" text:anchor-type="paragraph" svg:width="2.1043in" svg:height="1.0311in" draw:z-index="95"><draw:image xlink:href="Pictures/10000000000000CA000000636EA1440E.gif" xlink:type="simple" xlink:show="embed" xlink:actuate="onLoad"/></draw:frame><draw:frame draw:style-name="fr1" draw:name="graphics99" text:anchor-type="paragraph" svg:width="2.0835in" svg:height="1.0417in" draw:z-index="96"><draw:image xlink:href="Pictures/10000000000000C80000006433FEAC68.gif" xlink:type="simple" xlink:show="embed" xlink:actuate="onLoad"/></draw:frame><draw:frame draw:style-name="fr2" draw:name="graphics100" text:anchor-type="paragraph" svg:width="2.1043in" svg:height="1.0311in" draw:z-index="97"><draw:image xlink:href="Pictures/10000000000000CA00000063F12D6CCF.gif" xlink:type="simple" xlink:show="embed" xlink:actuate="onLoad"/></draw:frame></text:p>
      <text:p text:style-name="P1"><draw:frame draw:style-name="fr4" draw:name="graphics101" text:anchor-type="paragraph" svg:width="6.25in" svg:height="6.25in" draw:z-index="416"><draw:image xlink:href="Pictures/1000000000000258000002582720EDFB.gif" xlink:type="simple" xlink:show="embed" xlink:actuate="onLoad"/></draw:frame></text:p>
      <text:p text:style-name="Standard"><draw:frame draw:style-name="fr1" draw:name="graphics103" text:anchor-type="paragraph" svg:width="2.0835in" svg:height="1.0417in" draw:z-index="100"><draw:image xlink:href="Pictures/10000000000000C800000064F1A357FA.gif" xlink:type="simple" xlink:show="embed" xlink:actuate="onLoad"/></draw:frame><draw:frame draw:style-name="fr2" draw:name="graphics104" text:anchor-type="paragraph" svg:width="2.0835in" svg:height="1.0417in" draw:z-index="101"><draw:image xlink:href="Pictures/10000000000000C800000064A567C48F.gif" xlink:type="simple" xlink:show="embed" xlink:actuate="onLoad"/></draw:frame><draw:frame draw:style-name="fr5" draw:name="graphics102" text:anchor-type="paragraph" svg:width="2.0835in" svg:height="1.0417in" draw:z-index="99"><draw:image xlink:href="Pictures/10000000000000C800000064514FE6D7.gif" xlink:type="simple" xlink:show="embed" xlink:actuate="onLoad"/></draw:frame></text:p>
      <text:p text:style-name="Standard"><draw:frame draw:style-name="fr5" draw:name="graphics105" text:anchor-type="paragraph" svg:width="2.0835in" svg:height="1.0417in" draw:z-index="102"><draw:image xlink:href="Pictures/10000000000000C8000000644FD9B421.gif" xlink:type="simple" xlink:show="embed" xlink:actuate="onLoad"/></draw:frame><draw:frame draw:style-name="fr1" draw:name="graphics106" text:anchor-type="paragraph" svg:width="2.0835in" svg:height="1.0417in" draw:z-index="103"><draw:image xlink:href="Pictures/10000000000000C8000000642F480877.gif" xlink:type="simple" xlink:show="embed" xlink:actuate="onLoad"/></draw:frame><draw:frame draw:style-name="fr2" draw:name="graphics107" text:anchor-type="paragraph" svg:width="2.0835in" svg:height="1.0417in" draw:z-index="104"><draw:image xlink:href="Pictures/10000000000000C8000000647EAB0B6D.gif" xlink:type="simple" xlink:show="embed" xlink:actuate="onLoad"/></draw:frame></text:p>
      <text:p text:style-name="Standard"><draw:frame draw:style-name="fr8" draw:name="graphics110" text:anchor-type="paragraph" svg:width="2.1043in" svg:height="1.0311in" draw:z-index="107"><draw:image xlink:href="Pictures/10000000000000CA000000634DD9408B.gif" xlink:type="simple" xlink:show="embed" xlink:actuate="onLoad"/></draw:frame><draw:frame draw:style-name="fr4" draw:name="graphics109" text:anchor-type="paragraph" svg:width="2.0835in" svg:height="1.0417in" draw:z-index="106"><draw:image xlink:href="Pictures/10000000000000C800000064CF22ADF5.gif" xlink:type="simple" xlink:show="embed" xlink:actuate="onLoad"/></draw:frame><draw:frame draw:style-name="fr5" draw:name="graphics108" text:anchor-type="paragraph" svg:width="2.1043in" svg:height="1.0311in" draw:z-index="105"><draw:image xlink:href="Pictures/10000000000000CA000000638DAEF917.gif" xlink:type="simple" xlink:show="embed" xlink:actuate="onLoad"/></draw:frame></text:p>
      <text:p text:style-name="P1"><draw:frame draw:style-name="fr4" draw:name="graphics111" text:anchor-type="paragraph" svg:width="6.25in" svg:height="6.25in" draw:z-index="108"><draw:image xlink:href="Pictures/1000000000000258000002580176F753.gif" xlink:type="simple" xlink:show="embed" xlink:actuate="onLoad"/></draw:frame></text:p>
      <text:p text:style-name="Standard"><draw:frame draw:style-name="fr5" draw:name="graphics112" text:anchor-type="paragraph" svg:width="2.1043in" svg:height="1.0311in" draw:z-index="109"><draw:image xlink:href="Pictures/10000000000000CA000000633A628966.gif" xlink:type="simple" xlink:show="embed" xlink:actuate="onLoad"/></draw:frame><draw:frame draw:style-name="fr1" draw:name="graphics113" text:anchor-type="paragraph" svg:width="2.1043in" svg:height="1.0311in" draw:z-index="110"><draw:image xlink:href="Pictures/10000000000000CA000000633B574A9A.gif" xlink:type="simple" xlink:show="embed" xlink:actuate="onLoad"/></draw:frame><draw:frame draw:style-name="fr8" draw:name="graphics114" text:anchor-type="paragraph" svg:width="2.1043in" svg:height="1.0311in" draw:z-index="111"><draw:image xlink:href="Pictures/10000000000000CA000000639F98DFBB.gif" xlink:type="simple" xlink:show="embed" xlink:actuate="onLoad"/></draw:frame></text:p>
      <text:p text:style-name="Standard"><draw:frame draw:style-name="fr3" draw:name="graphics115" text:anchor-type="paragraph" svg:width="2.1043in" svg:height="1.0311in" draw:z-index="112"><draw:image xlink:href="Pictures/10000000000000CA0000006334BB9AAB.gif" xlink:type="simple" xlink:show="embed" xlink:actuate="onLoad"/></draw:frame><draw:frame draw:style-name="fr1" draw:name="graphics116" text:anchor-type="paragraph" svg:width="2.1043in" svg:height="1.0311in" draw:z-index="113"><draw:image xlink:href="Pictures/10000000000000CA00000063E1A67D5A.gif" xlink:type="simple" xlink:show="embed" xlink:actuate="onLoad"/></draw:frame><draw:frame draw:style-name="fr2" draw:name="graphics117" text:anchor-type="paragraph" svg:width="2.1043in" svg:height="1.0311in" draw:z-index="114"><draw:image xlink:href="Pictures/10000000000000CA00000063CA3F8D9B.gif" xlink:type="simple" xlink:show="embed" xlink:actuate="onLoad"/></draw:frame></text:p>
      <text:p text:style-name="Standard"><draw:frame draw:style-name="fr2" draw:name="graphics120" text:anchor-type="paragraph" svg:width="2.1043in" svg:height="1.0311in" draw:z-index="117"><draw:image xlink:href="Pictures/10000000000000CA000000631D025742.gif" xlink:type="simple" xlink:show="embed" xlink:actuate="onLoad"/></draw:frame><draw:frame draw:style-name="fr1" draw:name="graphics119" text:anchor-type="paragraph" svg:width="2.0835in" svg:height="1.0417in" draw:z-index="116"><draw:image xlink:href="Pictures/10000000000000C800000064C0E26B24.gif" xlink:type="simple" xlink:show="embed" xlink:actuate="onLoad"/></draw:frame><draw:frame draw:style-name="fr3" draw:name="graphics118" text:anchor-type="paragraph" svg:width="2.1043in" svg:height="1.0311in" draw:z-index="115"><draw:image xlink:href="Pictures/10000000000000CA000000631DBE4E79.gif" xlink:type="simple" xlink:show="embed" xlink:actuate="onLoad"/></draw:frame></text:p>
      <text:p text:style-name="P1"><draw:frame draw:style-name="fr4" draw:name="graphics121" text:anchor-type="paragraph" svg:width="6.25in" svg:height="6.25in" draw:z-index="118"><draw:image xlink:href="Pictures/100000000000025800000258A9D0FC3A.gif" xlink:type="simple" xlink:show="embed" xlink:actuate="onLoad"/></draw:frame></text:p>
      <text:p text:style-name="Standard"><draw:frame draw:style-name="fr3" draw:name="graphics122" text:anchor-type="paragraph" svg:width="2.1043in" svg:height="1.0311in" draw:z-index="119"><draw:image xlink:href="Pictures/10000000000000CA0000006349C56DC9.gif" xlink:type="simple" xlink:show="embed" xlink:actuate="onLoad"/></draw:frame><draw:frame draw:style-name="fr1" draw:name="graphics123" text:anchor-type="paragraph" svg:width="2.1043in" svg:height="1.0311in" draw:z-index="120"><draw:image xlink:href="Pictures/10000000000000CA0000006315CA16FF.gif" xlink:type="simple" xlink:show="embed" xlink:actuate="onLoad"/></draw:frame><draw:frame draw:style-name="fr2" draw:name="graphics124" text:anchor-type="paragraph" svg:width="2.1043in" svg:height="1.0311in" draw:z-index="121"><draw:image xlink:href="Pictures/10000000000000CA00000063B10583DE.gif" xlink:type="simple" xlink:show="embed" xlink:actuate="onLoad"/></draw:frame></text:p>
      <text:p text:style-name="Standard"><draw:frame draw:style-name="fr5" draw:name="graphics125" text:anchor-type="paragraph" svg:width="2.1043in" svg:height="1.0311in" draw:z-index="122"><draw:image xlink:href="Pictures/10000000000000CA00000063A053B75A.gif" xlink:type="simple" xlink:show="embed" xlink:actuate="onLoad"/></draw:frame><draw:frame draw:style-name="fr1" draw:name="graphics126" text:anchor-type="paragraph" svg:width="2.1043in" svg:height="1.0311in" draw:z-index="123"><draw:image xlink:href="Pictures/10000000000000CA000000631B505048.gif" xlink:type="simple" xlink:show="embed" xlink:actuate="onLoad"/></draw:frame><draw:frame draw:style-name="fr2" draw:name="graphics127" text:anchor-type="paragraph" svg:width="2.1043in" svg:height="1.0311in" draw:z-index="124"><draw:image xlink:href="Pictures/10000000000000CA00000063DFE99592.gif" xlink:type="simple" xlink:show="embed" xlink:actuate="onLoad"/></draw:frame></text:p>
      <text:p text:style-name="Standard"><draw:frame draw:style-name="fr2" draw:name="graphics130" text:anchor-type="paragraph" svg:width="2.1043in" svg:height="1.0311in" draw:z-index="127"><draw:image xlink:href="Pictures/10000000000000CA00000063197D09D1.gif" xlink:type="simple" xlink:show="embed" xlink:actuate="onLoad"/></draw:frame><draw:frame draw:style-name="fr1" draw:name="graphics129" text:anchor-type="paragraph" svg:width="2.0835in" svg:height="1.0417in" draw:z-index="126"><draw:image xlink:href="Pictures/10000000000000C800000064CA14A0D5.gif" xlink:type="simple" xlink:show="embed" xlink:actuate="onLoad"/></draw:frame><draw:frame draw:style-name="fr3" draw:name="graphics128" text:anchor-type="paragraph" svg:width="2.1043in" svg:height="1.0311in" draw:z-index="125"><draw:image xlink:href="Pictures/10000000000000CA000000638EA5C93C.gif" xlink:type="simple" xlink:show="embed" xlink:actuate="onLoad"/></draw:frame></text:p>
      <text:p text:style-name="P1"><draw:frame draw:style-name="fr1" draw:name="graphics131" text:anchor-type="paragraph" svg:width="6.25in" svg:height="6.25in" draw:z-index="128"><draw:image xlink:href="Pictures/1000000000000258000002580F2854E3.gif" xlink:type="simple" xlink:show="embed" xlink:actuate="onLoad"/></draw:frame></text:p>
      <text:p text:style-name="Standard"><draw:frame draw:style-name="fr3" draw:name="graphics132" text:anchor-type="paragraph" svg:width="2.1043in" svg:height="1.0311in" draw:z-index="129"><draw:image xlink:href="Pictures/10000000000000CA000000637A893660.gif" xlink:type="simple" xlink:show="embed" xlink:actuate="onLoad"/></draw:frame><draw:frame draw:style-name="fr1" draw:name="graphics133" text:anchor-type="paragraph" svg:width="2.1043in" svg:height="1.0311in" draw:z-index="130"><draw:image xlink:href="Pictures/10000000000000CA000000635F78E4A6.gif" xlink:type="simple" xlink:show="embed" xlink:actuate="onLoad"/></draw:frame><draw:frame draw:style-name="fr2" draw:name="graphics134" text:anchor-type="paragraph" svg:width="2.1043in" svg:height="1.0311in" draw:z-index="131"><draw:image xlink:href="Pictures/10000000000000CA00000063A03E4AB9.gif" xlink:type="simple" xlink:show="embed" xlink:actuate="onLoad"/></draw:frame></text:p>
      <text:p text:style-name="Standard"><draw:frame draw:style-name="fr3" draw:name="graphics135" text:anchor-type="paragraph" svg:width="2.1043in" svg:height="1.0311in" draw:z-index="132"><draw:image xlink:href="Pictures/10000000000000CA00000063F517F4A9.gif" xlink:type="simple" xlink:show="embed" xlink:actuate="onLoad"/></draw:frame><draw:frame draw:style-name="fr1" draw:name="graphics136" text:anchor-type="paragraph" svg:width="2.1043in" svg:height="1.0311in" draw:z-index="133"><draw:image xlink:href="Pictures/10000000000000CA00000063FE7537DB.gif" xlink:type="simple" xlink:show="embed" xlink:actuate="onLoad"/></draw:frame><draw:frame draw:style-name="fr2" draw:name="graphics137" text:anchor-type="paragraph" svg:width="2.1043in" svg:height="1.0311in" draw:z-index="134"><draw:image xlink:href="Pictures/10000000000000CA00000063CED25CF5.gif" xlink:type="simple" xlink:show="embed" xlink:actuate="onLoad"/></draw:frame></text:p>
      <text:p text:style-name="Standard"><draw:frame draw:style-name="fr2" draw:name="graphics140" text:anchor-type="paragraph" svg:width="2.1043in" svg:height="1.0311in" draw:z-index="137"><draw:image xlink:href="Pictures/10000000000000CA000000630846C0B6.gif" xlink:type="simple" xlink:show="embed" xlink:actuate="onLoad"/></draw:frame><draw:frame draw:style-name="fr1" draw:name="graphics139" text:anchor-type="paragraph" svg:width="2.0835in" svg:height="1.0417in" draw:z-index="136"><draw:image xlink:href="Pictures/10000000000000C800000064629773DF.gif" xlink:type="simple" xlink:show="embed" xlink:actuate="onLoad"/></draw:frame><draw:frame draw:style-name="fr3" draw:name="graphics138" text:anchor-type="paragraph" svg:width="2.1043in" svg:height="1.0311in" draw:z-index="135"><draw:image xlink:href="Pictures/10000000000000CA00000063061578A8.gif" xlink:type="simple" xlink:show="embed" xlink:actuate="onLoad"/></draw:frame></text:p>
      <text:p text:style-name="P1"><draw:frame draw:style-name="fr4" draw:name="graphics141" text:anchor-type="paragraph" svg:width="6.25in" svg:height="6.25in" draw:z-index="138"><draw:image xlink:href="Pictures/1000000000000258000002589F3C8E07.gif" xlink:type="simple" xlink:show="embed" xlink:actuate="onLoad"/></draw:frame></text:p>
      <text:p text:style-name="Standard"><draw:frame draw:style-name="fr3" draw:name="graphics142" text:anchor-type="paragraph" svg:width="2.1043in" svg:height="1.0311in" draw:z-index="139"><draw:image xlink:href="Pictures/10000000000000CA0000006306DCF249.gif" xlink:type="simple" xlink:show="embed" xlink:actuate="onLoad"/></draw:frame><draw:frame draw:style-name="fr1" draw:name="graphics143" text:anchor-type="paragraph" svg:width="2.1043in" svg:height="1.0311in" draw:z-index="140"><draw:image xlink:href="Pictures/10000000000000CA00000063829B8929.gif" xlink:type="simple" xlink:show="embed" xlink:actuate="onLoad"/></draw:frame><draw:frame draw:style-name="fr2" draw:name="graphics144" text:anchor-type="paragraph" svg:width="2.1043in" svg:height="1.0311in" draw:z-index="141"><draw:image xlink:href="Pictures/10000000000000CA000000633D220B61.gif" xlink:type="simple" xlink:show="embed" xlink:actuate="onLoad"/></draw:frame></text:p>
      <text:p text:style-name="Standard"><draw:frame draw:style-name="fr9" draw:name="graphics145" text:anchor-type="paragraph" svg:y="0.0362in" svg:width="2.1043in" svg:height="1.0311in" draw:z-index="142"><draw:image xlink:href="Pictures/10000000000000CA00000063717917DA.gif" xlink:type="simple" xlink:show="embed" xlink:actuate="onLoad"/></draw:frame><draw:frame draw:style-name="fr1" draw:name="graphics146" text:anchor-type="paragraph" svg:width="2.1043in" svg:height="1.0311in" draw:z-index="143"><draw:image xlink:href="Pictures/10000000000000CA00000063B0FB1737.gif" xlink:type="simple" xlink:show="embed" xlink:actuate="onLoad"/></draw:frame><draw:frame draw:style-name="fr2" draw:name="graphics147" text:anchor-type="paragraph" svg:width="2.1043in" svg:height="1.0311in" draw:z-index="144"><draw:image xlink:href="Pictures/10000000000000CA000000630E67DCDE.gif" xlink:type="simple" xlink:show="embed" xlink:actuate="onLoad"/></draw:frame></text:p>
      <text:p text:style-name="Standard"><draw:frame draw:style-name="fr2" draw:name="graphics150" text:anchor-type="paragraph" svg:width="2.1043in" svg:height="1.0311in" draw:z-index="147"><draw:image xlink:href="Pictures/10000000000000CA000000633AEC54D6.gif" xlink:type="simple" xlink:show="embed" xlink:actuate="onLoad"/></draw:frame><draw:frame draw:style-name="fr1" draw:name="graphics149" text:anchor-type="paragraph" svg:width="2.0835in" svg:height="1.0417in" draw:z-index="146"><draw:image xlink:href="Pictures/10000000000000C80000006409DE1545.gif" xlink:type="simple" xlink:show="embed" xlink:actuate="onLoad"/></draw:frame><draw:frame draw:style-name="fr3" draw:name="graphics148" text:anchor-type="paragraph" svg:width="2.1043in" svg:height="1.0311in" draw:z-index="145"><draw:image xlink:href="Pictures/10000000000000CA00000063B96E10BD.gif" xlink:type="simple" xlink:show="embed" xlink:actuate="onLoad"/></draw:frame></text:p>
      <text:p text:style-name="P1"><draw:frame draw:style-name="fr4" draw:name="graphics151" text:anchor-type="paragraph" svg:width="6.25in" svg:height="6.25in" draw:z-index="148"><draw:image xlink:href="Pictures/100000000000025800000258EC015FFE.gif" xlink:type="simple" xlink:show="embed" xlink:actuate="onLoad"/></draw:frame></text:p>
      <text:p text:style-name="Standard"><draw:frame draw:style-name="fr2" draw:name="graphics154" text:anchor-type="paragraph" svg:width="2.1043in" svg:height="1.0311in" draw:z-index="151"><draw:image xlink:href="Pictures/10000000000000CA00000063E24E9118.gif" xlink:type="simple" xlink:show="embed" xlink:actuate="onLoad"/></draw:frame><draw:frame draw:style-name="fr1" draw:name="graphics153" text:anchor-type="paragraph" svg:width="2.1043in" svg:height="1.0311in" draw:z-index="150"><draw:image xlink:href="Pictures/10000000000000CA0000006353E76F71.gif" xlink:type="simple" xlink:show="embed" xlink:actuate="onLoad"/></draw:frame><draw:frame draw:style-name="fr3" draw:name="graphics152" text:anchor-type="paragraph" svg:width="2.1043in" svg:height="1.0311in" draw:z-index="149"><draw:image xlink:href="Pictures/10000000000000CA00000063BC185A83.gif" xlink:type="simple" xlink:show="embed" xlink:actuate="onLoad"/></draw:frame></text:p>
      <text:p text:style-name="Standard"><draw:frame draw:style-name="fr8" draw:name="graphics157" text:anchor-type="paragraph" svg:width="2.1043in" svg:height="1.0311in" draw:z-index="154"><draw:image xlink:href="Pictures/10000000000000CA000000638CA28754.gif" xlink:type="simple" xlink:show="embed" xlink:actuate="onLoad"/></draw:frame><draw:frame draw:style-name="fr4" draw:name="graphics156" text:anchor-type="paragraph" svg:width="2.1043in" svg:height="1.0311in" draw:z-index="153"><draw:image xlink:href="Pictures/10000000000000CA0000006332F5D92B.gif" xlink:type="simple" xlink:show="embed" xlink:actuate="onLoad"/></draw:frame><draw:frame draw:style-name="fr5" draw:name="graphics155" text:anchor-type="paragraph" svg:width="2.1043in" svg:height="1.0311in" draw:z-index="152"><draw:image xlink:href="Pictures/10000000000000CA000000636545E8C5.gif" xlink:type="simple" xlink:show="embed" xlink:actuate="onLoad"/></draw:frame></text:p>
      <text:p text:style-name="Standard"><draw:frame draw:style-name="fr5" draw:name="graphics158" text:anchor-type="paragraph" svg:width="2.1043in" svg:height="1.0311in" draw:z-index="418"><draw:image xlink:href="Pictures/10000000000000CA00000063DDEEDBFA.gif" xlink:type="simple" xlink:show="embed" xlink:actuate="onLoad"/></draw:frame><draw:frame draw:style-name="fr4" draw:name="graphics159" text:anchor-type="paragraph" svg:width="2.0835in" svg:height="1.0417in" draw:z-index="417"><draw:image xlink:href="Pictures/10000000000000C800000064F29068B5.gif" xlink:type="simple" xlink:show="embed" xlink:actuate="onLoad"/></draw:frame><draw:frame draw:style-name="fr2" draw:name="graphics160" text:anchor-type="paragraph" svg:width="2.1043in" svg:height="1.0311in" draw:z-index="155"><draw:image xlink:href="Pictures/10000000000000CA0000006360D419E1.gif" xlink:type="simple" xlink:show="embed" xlink:actuate="onLoad"/></draw:frame></text:p>
      <text:p text:style-name="P1"><draw:frame draw:style-name="fr4" draw:name="graphics161" text:anchor-type="paragraph" svg:width="6.25in" svg:height="6.25in" draw:z-index="156"><draw:image xlink:href="Pictures/1000000000000258000002588FC5A527.gif" xlink:type="simple" xlink:show="embed" xlink:actuate="onLoad"/></draw:frame></text:p>
      <text:p text:style-name="Standard"><draw:frame draw:style-name="fr2" draw:name="graphics164" text:anchor-type="paragraph" svg:width="2.1043in" svg:height="1.0311in" draw:z-index="159"><draw:image xlink:href="Pictures/10000000000000CA00000063C9D2B7A6.gif" xlink:type="simple" xlink:show="embed" xlink:actuate="onLoad"/></draw:frame><draw:frame draw:style-name="fr1" draw:name="graphics163" text:anchor-type="paragraph" svg:width="2.0835in" svg:height="1.0417in" draw:z-index="158"><draw:image xlink:href="Pictures/10000000000000C80000006486821EDE.gif" xlink:type="simple" xlink:show="embed" xlink:actuate="onLoad"/></draw:frame><draw:frame draw:style-name="fr5" draw:name="graphics162" text:anchor-type="paragraph" svg:width="2.1043in" svg:height="1.0311in" draw:z-index="157"><draw:image xlink:href="Pictures/10000000000000CA00000063CE9A6851.gif" xlink:type="simple" xlink:show="embed" xlink:actuate="onLoad"/></draw:frame></text:p>
      <text:p text:style-name="Standard"><draw:frame draw:style-name="fr5" draw:name="graphics165" text:anchor-type="paragraph" svg:width="2.1043in" svg:height="1.0311in" draw:z-index="160"><draw:image xlink:href="Pictures/10000000000000CA0000006359E76E10.gif" xlink:type="simple" xlink:show="embed" xlink:actuate="onLoad"/></draw:frame><draw:frame draw:style-name="fr1" draw:name="graphics166" text:anchor-type="paragraph" svg:width="2.1043in" svg:height="1.0311in" draw:z-index="161"><draw:image xlink:href="Pictures/10000000000000CA00000063CF4FCF9C.gif" xlink:type="simple" xlink:show="embed" xlink:actuate="onLoad"/></draw:frame><draw:frame draw:style-name="fr2" draw:name="graphics167" text:anchor-type="paragraph" svg:width="2.1043in" svg:height="1.0311in" draw:z-index="162"><draw:image xlink:href="Pictures/10000000000000CA0000006397ECE817.gif" xlink:type="simple" xlink:show="embed" xlink:actuate="onLoad"/></draw:frame></text:p>
      <text:p text:style-name="Standard"><draw:frame draw:style-name="fr8" draw:name="graphics170" text:anchor-type="paragraph" svg:width="2.1043in" svg:height="1.0311in" draw:z-index="165"><draw:image xlink:href="Pictures/10000000000000CA000000636A333038.gif" xlink:type="simple" xlink:show="embed" xlink:actuate="onLoad"/></draw:frame><draw:frame draw:style-name="fr4" draw:name="graphics169" text:anchor-type="paragraph" svg:width="2.0835in" svg:height="1.0417in" draw:z-index="164"><draw:image xlink:href="Pictures/10000000000000C800000064A491692E.gif" xlink:type="simple" xlink:show="embed" xlink:actuate="onLoad"/></draw:frame><draw:frame draw:style-name="fr5" draw:name="graphics168" text:anchor-type="paragraph" svg:width="2.1043in" svg:height="1.0311in" draw:z-index="163"><draw:image xlink:href="Pictures/10000000000000CA00000063FDEBF0D5.gif" xlink:type="simple" xlink:show="embed" xlink:actuate="onLoad"/></draw:frame></text:p>
      <text:p text:style-name="P1"><draw:frame draw:style-name="fr4" draw:name="graphics171" text:anchor-type="paragraph" svg:width="6.25in" svg:height="6.25in" draw:z-index="166"><draw:image xlink:href="Pictures/1000000000000258000002582AC69745.gif" xlink:type="simple" xlink:show="embed" xlink:actuate="onLoad"/></draw:frame></text:p>
      <text:p text:style-name="Standard"><draw:frame draw:style-name="fr5" draw:name="graphics172" text:anchor-type="paragraph" svg:width="2.1043in" svg:height="1.0311in" draw:z-index="167"><draw:image xlink:href="Pictures/10000000000000CA00000063FCE2EFC1.gif" xlink:type="simple" xlink:show="embed" xlink:actuate="onLoad"/></draw:frame><draw:frame draw:style-name="fr1" draw:name="graphics173" text:anchor-type="paragraph" svg:width="2.1043in" svg:height="1.0311in" draw:z-index="168"><draw:image xlink:href="Pictures/10000000000000CA0000006379289707.gif" xlink:type="simple" xlink:show="embed" xlink:actuate="onLoad"/></draw:frame><draw:frame draw:style-name="fr2" draw:name="graphics174" text:anchor-type="paragraph" svg:width="2.1043in" svg:height="1.0311in" draw:z-index="169"><draw:image xlink:href="Pictures/10000000000000CA00000063DDE70226.gif" xlink:type="simple" xlink:show="embed" xlink:actuate="onLoad"/></draw:frame></text:p>
      <text:p text:style-name="Standard"><draw:frame draw:style-name="fr5" draw:name="graphics175" text:anchor-type="paragraph" svg:width="2.1043in" svg:height="1.0311in" draw:z-index="170"><draw:image xlink:href="Pictures/10000000000000CA00000063A44A3703.gif" xlink:type="simple" xlink:show="embed" xlink:actuate="onLoad"/></draw:frame><draw:frame draw:style-name="fr1" draw:name="graphics176" text:anchor-type="paragraph" svg:width="2.1043in" svg:height="1.0311in" draw:z-index="171"><draw:image xlink:href="Pictures/10000000000000CA000000632D2110B4.gif" xlink:type="simple" xlink:show="embed" xlink:actuate="onLoad"/></draw:frame><draw:frame draw:style-name="fr2" draw:name="graphics177" text:anchor-type="paragraph" svg:width="2.1043in" svg:height="1.0311in" draw:z-index="172"><draw:image xlink:href="Pictures/10000000000000CA000000638FED0762.gif" xlink:type="simple" xlink:show="embed" xlink:actuate="onLoad"/></draw:frame></text:p>
      <text:p text:style-name="Standard"><draw:frame draw:style-name="fr8" draw:name="graphics180" text:anchor-type="paragraph" svg:width="2.1043in" svg:height="1.0311in" draw:z-index="175"><draw:image xlink:href="Pictures/10000000000000CA00000063EC89C0C9.gif" xlink:type="simple" xlink:show="embed" xlink:actuate="onLoad"/></draw:frame><draw:frame draw:style-name="fr4" draw:name="graphics179" text:anchor-type="paragraph" svg:width="2.0835in" svg:height="1.0417in" draw:z-index="174"><draw:image xlink:href="Pictures/10000000000000C8000000647F9C4142.gif" xlink:type="simple" xlink:show="embed" xlink:actuate="onLoad"/></draw:frame><draw:frame draw:style-name="fr5" draw:name="graphics178" text:anchor-type="paragraph" svg:width="2.1043in" svg:height="1.0311in" draw:z-index="173"><draw:image xlink:href="Pictures/10000000000000CA000000637BCC3037.gif" xlink:type="simple" xlink:show="embed" xlink:actuate="onLoad"/></draw:frame></text:p>
      <text:p text:style-name="P1"><draw:frame draw:style-name="fr4" draw:name="graphics181" text:anchor-type="paragraph" svg:width="6.25in" svg:height="6.25in" draw:z-index="176"><draw:image xlink:href="Pictures/100000000000025800000258FFDD7335.gif" xlink:type="simple" xlink:show="embed" xlink:actuate="onLoad"/></draw:frame></text:p>
      <text:p text:style-name="Standard"><draw:frame draw:style-name="fr5" draw:name="graphics182" text:anchor-type="paragraph" svg:width="2.0835in" svg:height="1.0417in" draw:z-index="177"><draw:image xlink:href="Pictures/10000000000000C800000064BA0D5105.gif" xlink:type="simple" xlink:show="embed" xlink:actuate="onLoad"/></draw:frame><draw:frame draw:style-name="fr1" draw:name="graphics183" text:anchor-type="paragraph" svg:width="2.0835in" svg:height="1.0417in" draw:z-index="178"><draw:image xlink:href="Pictures/10000000000000C8000000641B4904C0.gif" xlink:type="simple" xlink:show="embed" xlink:actuate="onLoad"/></draw:frame><draw:frame draw:style-name="fr2" draw:name="graphics184" text:anchor-type="paragraph" svg:width="2.0835in" svg:height="1.0417in" draw:z-index="179"><draw:image xlink:href="Pictures/10000000000000C8000000640952F330.gif" xlink:type="simple" xlink:show="embed" xlink:actuate="onLoad"/></draw:frame></text:p>
      <text:p text:style-name="Standard"><draw:frame draw:style-name="fr5" draw:name="graphics185" text:anchor-type="paragraph" svg:width="2.0835in" svg:height="1.0417in" draw:z-index="180"><draw:image xlink:href="Pictures/10000000000000C800000064F363042C.gif" xlink:type="simple" xlink:show="embed" xlink:actuate="onLoad"/></draw:frame><draw:frame draw:style-name="fr1" draw:name="graphics187" text:anchor-type="paragraph" svg:width="2.0835in" svg:height="1.0417in" draw:z-index="181"><draw:image xlink:href="Pictures/10000000000000C800000064FC3ECF48.gif" xlink:type="simple" xlink:show="embed" xlink:actuate="onLoad"/></draw:frame><draw:frame draw:style-name="fr2" draw:name="graphics188" text:anchor-type="paragraph" svg:width="2.0835in" svg:height="1.0417in" draw:z-index="182"><draw:image xlink:href="Pictures/10000000000000C800000064A234A44A.gif" xlink:type="simple" xlink:show="embed" xlink:actuate="onLoad"/></draw:frame></text:p>
      <text:p text:style-name="Standard"><draw:frame draw:style-name="fr5" draw:name="graphics190" text:anchor-type="paragraph" svg:width="2.0835in" svg:height="1.0417in" draw:z-index="183"><draw:image xlink:href="Pictures/10000000000000C80000006485CDE480.gif" xlink:type="simple" xlink:show="embed" xlink:actuate="onLoad"/></draw:frame><draw:frame draw:style-name="fr1" draw:name="graphics191" text:anchor-type="paragraph" svg:width="2.0835in" svg:height="1.0417in" draw:z-index="184"><draw:image xlink:href="Pictures/10000000000000C800000064E067EEBD.gif" xlink:type="simple" xlink:show="embed" xlink:actuate="onLoad"/></draw:frame><draw:frame draw:style-name="fr2" draw:name="graphics192" text:anchor-type="paragraph" svg:width="2.0835in" svg:height="1.0417in" draw:z-index="185"><draw:image xlink:href="Pictures/10000000000000C8000000649BCE544C.gif" xlink:type="simple" xlink:show="embed" xlink:actuate="onLoad"/></draw:frame></text:p>
      <text:p text:style-name="P1"><draw:frame draw:style-name="fr6" draw:name="graphics193" text:anchor-type="paragraph" svg:y="0.0437in" svg:width="6.25in" svg:height="6.25in" draw:z-index="186"><draw:image xlink:href="Pictures/1000000000000258000002582DD2ADFE.gif" xlink:type="simple" xlink:show="embed" xlink:actuate="onLoad"/></draw:frame></text:p>
      <text:p text:style-name="Standard"><draw:frame draw:style-name="fr5" draw:name="graphics194" text:anchor-type="paragraph" svg:width="2.0835in" svg:height="1.0417in" draw:z-index="187"><draw:image xlink:href="Pictures/10000000000000C8000000646414283B.gif" xlink:type="simple" xlink:show="embed" xlink:actuate="onLoad"/></draw:frame><draw:frame draw:style-name="fr1" draw:name="graphics195" text:anchor-type="paragraph" svg:width="2.0835in" svg:height="1.0417in" draw:z-index="188"><draw:image xlink:href="Pictures/10000000000000C800000064799DAE8A.gif" xlink:type="simple" xlink:show="embed" xlink:actuate="onLoad"/></draw:frame><draw:frame draw:style-name="fr2" draw:name="graphics196" text:anchor-type="paragraph" svg:width="2.0835in" svg:height="1.0417in" draw:z-index="189"><draw:image xlink:href="Pictures/10000000000000C800000064F58AD9E5.gif" xlink:type="simple" xlink:show="embed" xlink:actuate="onLoad"/></draw:frame></text:p>
      <text:p text:style-name="Standard"><draw:frame draw:style-name="fr2" draw:name="graphics199" text:anchor-type="paragraph" svg:width="2.0835in" svg:height="1.0417in" draw:z-index="192"><draw:image xlink:href="Pictures/10000000000000C800000064FFEFA987.gif" xlink:type="simple" xlink:show="embed" xlink:actuate="onLoad"/></draw:frame><draw:frame draw:style-name="fr1" draw:name="graphics198" text:anchor-type="paragraph" svg:width="2.0835in" svg:height="1.0417in" draw:z-index="191"><draw:image xlink:href="Pictures/10000000000000C8000000646FEA5902.gif" xlink:type="simple" xlink:show="embed" xlink:actuate="onLoad"/></draw:frame><draw:frame draw:style-name="fr5" draw:name="graphics197" text:anchor-type="paragraph" svg:width="2.0835in" svg:height="1.0417in" draw:z-index="190"><draw:image xlink:href="Pictures/10000000000000C800000064D60A6D51.gif" xlink:type="simple" xlink:show="embed" xlink:actuate="onLoad"/></draw:frame></text:p>
      <text:p text:style-name="Standard"><draw:frame draw:style-name="fr5" draw:name="graphics200" text:anchor-type="paragraph" svg:width="2.0835in" svg:height="1.0417in" draw:z-index="193"><draw:image xlink:href="Pictures/10000000000000C8000000647915CE55.gif" xlink:type="simple" xlink:show="embed" xlink:actuate="onLoad"/></draw:frame><draw:frame draw:style-name="fr1" draw:name="graphics201" text:anchor-type="paragraph" svg:width="2.0835in" svg:height="1.0417in" draw:z-index="194"><draw:image xlink:href="Pictures/10000000000000C800000064CE65241E.gif" xlink:type="simple" xlink:show="embed" xlink:actuate="onLoad"/></draw:frame><draw:frame draw:style-name="fr2" draw:name="graphics202" text:anchor-type="paragraph" svg:width="2.0835in" svg:height="1.0417in" draw:z-index="195"><draw:image xlink:href="Pictures/10000000000000C800000064A5BEAEE3.gif" xlink:type="simple" xlink:show="embed" xlink:actuate="onLoad"/></draw:frame></text:p>
      <text:p text:style-name="P1"><draw:frame draw:style-name="fr4" draw:name="graphics203" text:anchor-type="paragraph" svg:width="6.25in" svg:height="6.25in" draw:z-index="196"><draw:image xlink:href="Pictures/100000000000025800000258742DEBE8.gif" xlink:type="simple" xlink:show="embed" xlink:actuate="onLoad"/></draw:frame></text:p>
      <text:p text:style-name="Standard"><draw:frame draw:style-name="fr5" draw:name="graphics204" text:anchor-type="paragraph" svg:width="2.0835in" svg:height="1.0417in" draw:z-index="197"><draw:image xlink:href="Pictures/10000000000000C8000000645530D863.gif" xlink:type="simple" xlink:show="embed" xlink:actuate="onLoad"/></draw:frame><draw:frame draw:style-name="fr1" draw:name="graphics205" text:anchor-type="paragraph" svg:width="2.0835in" svg:height="1.0417in" draw:z-index="198"><draw:image xlink:href="Pictures/10000000000000C80000006460C9487B.gif" xlink:type="simple" xlink:show="embed" xlink:actuate="onLoad"/></draw:frame><draw:frame draw:style-name="fr2" draw:name="graphics206" text:anchor-type="paragraph" svg:width="2.0835in" svg:height="1.0417in" draw:z-index="199"><draw:image xlink:href="Pictures/10000000000000C800000064E569762D.gif" xlink:type="simple" xlink:show="embed" xlink:actuate="onLoad"/></draw:frame></text:p>
      <text:p text:style-name="Standard"><draw:frame draw:style-name="fr5" draw:name="graphics207" text:anchor-type="paragraph" svg:width="2.0835in" svg:height="1.0417in" draw:z-index="200"><draw:image xlink:href="Pictures/10000000000000C800000064B20D0D87.gif" xlink:type="simple" xlink:show="embed" xlink:actuate="onLoad"/></draw:frame><draw:frame draw:style-name="fr1" draw:name="graphics208" text:anchor-type="paragraph" svg:width="2.0835in" svg:height="1.0417in" draw:z-index="201"><draw:image xlink:href="Pictures/10000000000000C800000064679B8EE6.gif" xlink:type="simple" xlink:show="embed" xlink:actuate="onLoad"/></draw:frame><draw:frame draw:style-name="fr2" draw:name="graphics209" text:anchor-type="paragraph" svg:width="2.0835in" svg:height="1.0417in" draw:z-index="202"><draw:image xlink:href="Pictures/10000000000000C800000064EF0C064F.gif" xlink:type="simple" xlink:show="embed" xlink:actuate="onLoad"/></draw:frame></text:p>
      <text:p text:style-name="Standard"><draw:frame draw:style-name="fr5" draw:name="graphics210" text:anchor-type="paragraph" svg:width="2.0835in" svg:height="1.0417in" draw:z-index="203"><draw:image xlink:href="Pictures/10000000000000C80000006441FDCF77.gif" xlink:type="simple" xlink:show="embed" xlink:actuate="onLoad"/></draw:frame><draw:frame draw:style-name="fr1" draw:name="graphics211" text:anchor-type="paragraph" svg:width="2.0835in" svg:height="1.0417in" draw:z-index="204"><draw:image xlink:href="Pictures/10000000000000C80000006457EF7B7F.gif" xlink:type="simple" xlink:show="embed" xlink:actuate="onLoad"/></draw:frame><draw:frame draw:style-name="fr8" draw:name="graphics212" text:anchor-type="paragraph" svg:width="2.0835in" svg:height="1.0417in" draw:z-index="205"><draw:image xlink:href="Pictures/10000000000000C8000000642C7DF466.gif" xlink:type="simple" xlink:show="embed" xlink:actuate="onLoad"/></draw:frame></text:p>
      <text:p text:style-name="P1"><draw:frame draw:style-name="fr4" draw:name="graphics213" text:anchor-type="paragraph" svg:width="6.25in" svg:height="6.25in" draw:z-index="206"><draw:image xlink:href="Pictures/100000000000025800000258397740D7.gif" xlink:type="simple" xlink:show="embed" xlink:actuate="onLoad"/></draw:frame></text:p>
      <text:p text:style-name="Standard"><draw:frame draw:style-name="fr5" draw:name="graphics214" text:anchor-type="paragraph" svg:width="2.0835in" svg:height="1.0417in" draw:z-index="207"><draw:image xlink:href="Pictures/10000000000000C8000000644DEB1957.gif" xlink:type="simple" xlink:show="embed" xlink:actuate="onLoad"/></draw:frame><draw:frame draw:style-name="fr1" draw:name="graphics215" text:anchor-type="paragraph" svg:width="2.1043in" svg:height="1.0311in" draw:z-index="208"><draw:image xlink:href="Pictures/10000000000000CA00000063C5EDA6AB.gif" xlink:type="simple" xlink:show="embed" xlink:actuate="onLoad"/></draw:frame><draw:frame draw:style-name="fr2" draw:name="graphics216" text:anchor-type="paragraph" svg:width="2.1043in" svg:height="1.0311in" draw:z-index="209"><draw:image xlink:href="Pictures/10000000000000CA00000063ECB3616B.gif" xlink:type="simple" xlink:show="embed" xlink:actuate="onLoad"/></draw:frame></text:p>
      <text:p text:style-name="Standard"><draw:frame draw:style-name="fr5" draw:name="graphics217" text:anchor-type="paragraph" svg:width="2.1043in" svg:height="1.0311in" draw:z-index="210"><draw:image xlink:href="Pictures/10000000000000CA00000063B78D6797.gif" xlink:type="simple" xlink:show="embed" xlink:actuate="onLoad"/></draw:frame><draw:frame draw:style-name="fr2" draw:name="graphics219" text:anchor-type="paragraph" svg:width="2.1043in" svg:height="1.0311in" draw:z-index="211"><draw:image xlink:href="Pictures/10000000000000CA00000063591002A5.gif" xlink:type="simple" xlink:show="embed" xlink:actuate="onLoad"/></draw:frame><draw:frame draw:style-name="fr1" draw:name="graphics221" text:anchor-type="paragraph" svg:width="2.0835in" svg:height="1.0417in" draw:z-index="212"><draw:image xlink:href="Pictures/10000000000000C800000064DD35E44C.gif" xlink:type="simple" xlink:show="embed" xlink:actuate="onLoad"/></draw:frame></text:p>
      <text:p text:style-name="Standard"><draw:frame draw:style-name="fr5" draw:name="graphics218" text:anchor-type="paragraph" svg:width="2.1043in" svg:height="1.0311in" draw:z-index="213"><draw:image xlink:href="Pictures/10000000000000CA00000063085C5E0B.gif" xlink:type="simple" xlink:show="embed" xlink:actuate="onLoad"/></draw:frame><draw:frame draw:style-name="fr4" draw:name="graphics220" text:anchor-type="paragraph" svg:width="2.0835in" svg:height="1.0417in" draw:z-index="214"><draw:image xlink:href="Pictures/10000000000000C800000064A15D1DCC.gif" xlink:type="simple" xlink:show="embed" xlink:actuate="onLoad"/></draw:frame><draw:frame draw:style-name="fr8" draw:name="graphics222" text:anchor-type="paragraph" svg:width="2.1043in" svg:height="1.0311in" draw:z-index="215"><draw:image xlink:href="Pictures/10000000000000CA000000639F849EE6.gif" xlink:type="simple" xlink:show="embed" xlink:actuate="onLoad"/></draw:frame></text:p>
      <text:p text:style-name="P1"><draw:frame draw:style-name="fr4" draw:name="graphics223" text:anchor-type="paragraph" svg:width="6.25in" svg:height="6.25in" draw:z-index="216"><draw:image xlink:href="Pictures/10000000000002580000025877249641.gif" xlink:type="simple" xlink:show="embed" xlink:actuate="onLoad"/></draw:frame></text:p>
      <text:p text:style-name="Standard"><draw:frame draw:style-name="fr5" draw:name="graphics224" text:anchor-type="paragraph" svg:width="2.1043in" svg:height="1.0311in" draw:z-index="217"><draw:image xlink:href="Pictures/10000000000000CA00000063D4E2FEB7.gif" xlink:type="simple" xlink:show="embed" xlink:actuate="onLoad"/></draw:frame><draw:frame draw:style-name="fr1" draw:name="graphics225" text:anchor-type="paragraph" svg:width="2.1043in" svg:height="1.0311in" draw:z-index="218"><draw:image xlink:href="Pictures/10000000000000CA000000635157511C.gif" xlink:type="simple" xlink:show="embed" xlink:actuate="onLoad"/></draw:frame><draw:frame draw:style-name="fr2" draw:name="graphics226" text:anchor-type="paragraph" svg:width="2.1043in" svg:height="1.0311in" draw:z-index="219"><draw:image xlink:href="Pictures/10000000000000CA000000637337F0CB.gif" xlink:type="simple" xlink:show="embed" xlink:actuate="onLoad"/></draw:frame></text:p>
      <text:p text:style-name="Standard"><draw:frame draw:style-name="fr3" draw:name="graphics227" text:anchor-type="paragraph" svg:width="2.1043in" svg:height="1.0311in" draw:z-index="220"><draw:image xlink:href="Pictures/10000000000000CA00000063F9B73F4C.gif" xlink:type="simple" xlink:show="embed" xlink:actuate="onLoad"/></draw:frame><draw:frame draw:style-name="fr1" draw:name="graphics228" text:anchor-type="paragraph" svg:width="2.1043in" svg:height="1.0311in" draw:z-index="221"><draw:image xlink:href="Pictures/10000000000000CA0000006397F1EAE2.gif" xlink:type="simple" xlink:show="embed" xlink:actuate="onLoad"/></draw:frame><draw:frame draw:style-name="fr2" draw:name="graphics229" text:anchor-type="paragraph" svg:width="2.1043in" svg:height="1.0311in" draw:z-index="222"><draw:image xlink:href="Pictures/10000000000000CA000000631DDBE687.gif" xlink:type="simple" xlink:show="embed" xlink:actuate="onLoad"/></draw:frame></text:p>
      <text:p text:style-name="Standard"><draw:frame draw:style-name="fr2" draw:name="graphics232" text:anchor-type="paragraph" svg:width="2.1043in" svg:height="1.0311in" draw:z-index="225"><draw:image xlink:href="Pictures/10000000000000CA00000063DB4F7AC4.gif" xlink:type="simple" xlink:show="embed" xlink:actuate="onLoad"/></draw:frame><draw:frame draw:style-name="fr1" draw:name="graphics231" text:anchor-type="paragraph" svg:width="2.0835in" svg:height="1.0417in" draw:z-index="224"><draw:image xlink:href="Pictures/10000000000000C800000064BB1FAA5D.gif" xlink:type="simple" xlink:show="embed" xlink:actuate="onLoad"/></draw:frame><draw:frame draw:style-name="fr3" draw:name="graphics230" text:anchor-type="paragraph" svg:width="2.1043in" svg:height="1.0311in" draw:z-index="223"><draw:image xlink:href="Pictures/10000000000000CA000000634C97BA29.gif" xlink:type="simple" xlink:show="embed" xlink:actuate="onLoad"/></draw:frame></text:p>
      <text:p text:style-name="P1"><draw:frame draw:style-name="fr4" draw:name="graphics233" text:anchor-type="paragraph" svg:width="6.25in" svg:height="6.25in" draw:z-index="226"><draw:image xlink:href="Pictures/1000000000000258000002586D78061E.gif" xlink:type="simple" xlink:show="embed" xlink:actuate="onLoad"/></draw:frame></text:p>
      <text:p text:style-name="Standard"><draw:frame draw:style-name="fr3" draw:name="graphics234" text:anchor-type="paragraph" svg:width="2.1043in" svg:height="1.0311in" draw:z-index="227"><draw:image xlink:href="Pictures/10000000000000CA00000063A293EB65.gif" xlink:type="simple" xlink:show="embed" xlink:actuate="onLoad"/></draw:frame><draw:frame draw:style-name="fr1" draw:name="graphics235" text:anchor-type="paragraph" svg:width="2.1043in" svg:height="1.0311in" draw:z-index="228"><draw:image xlink:href="Pictures/10000000000000CA00000063D027C93F.gif" xlink:type="simple" xlink:show="embed" xlink:actuate="onLoad"/></draw:frame><draw:frame draw:style-name="fr2" draw:name="graphics236" text:anchor-type="paragraph" svg:width="2.1043in" svg:height="1.0311in" draw:z-index="229"><draw:image xlink:href="Pictures/10000000000000CA00000063EDD5C94A.gif" xlink:type="simple" xlink:show="embed" xlink:actuate="onLoad"/></draw:frame></text:p>
      <text:p text:style-name="Standard"><draw:frame draw:style-name="fr2" draw:name="graphics239" text:anchor-type="paragraph" svg:width="2.1043in" svg:height="1.0311in" draw:z-index="232"><draw:image xlink:href="Pictures/10000000000000CA00000063B3EB96FB.gif" xlink:type="simple" xlink:show="embed" xlink:actuate="onLoad"/></draw:frame><draw:frame draw:style-name="fr1" draw:name="graphics238" text:anchor-type="paragraph" svg:width="2.1043in" svg:height="1.0311in" draw:z-index="231"><draw:image xlink:href="Pictures/10000000000000CA00000063DD4C70EA.gif" xlink:type="simple" xlink:show="embed" xlink:actuate="onLoad"/></draw:frame><draw:frame draw:style-name="fr3" draw:name="graphics237" text:anchor-type="paragraph" svg:width="2.1043in" svg:height="1.0311in" draw:z-index="230"><draw:image xlink:href="Pictures/10000000000000CA00000063B0056E4D.gif" xlink:type="simple" xlink:show="embed" xlink:actuate="onLoad"/></draw:frame></text:p>
      <text:p text:style-name="Standard"><draw:frame draw:style-name="fr5" draw:name="graphics240" text:anchor-type="paragraph" svg:width="2.1043in" svg:height="1.0311in" draw:z-index="233"><draw:image xlink:href="Pictures/10000000000000CA00000063D9EC8E39.gif" xlink:type="simple" xlink:show="embed" xlink:actuate="onLoad"/></draw:frame><draw:frame draw:style-name="fr4" draw:name="graphics241" text:anchor-type="paragraph" svg:width="2.0835in" svg:height="1.0417in" draw:z-index="234"><draw:image xlink:href="Pictures/10000000000000C800000064C2A40F48.gif" xlink:type="simple" xlink:show="embed" xlink:actuate="onLoad"/></draw:frame><draw:frame draw:style-name="fr8" draw:name="graphics242" text:anchor-type="paragraph" svg:width="2.1043in" svg:height="1.0311in" draw:z-index="235"><draw:image xlink:href="Pictures/10000000000000CA000000637B626069.gif" xlink:type="simple" xlink:show="embed" xlink:actuate="onLoad"/></draw:frame></text:p>
      <text:p text:style-name="P1"><draw:frame draw:style-name="fr4" draw:name="graphics243" text:anchor-type="paragraph" svg:width="6.25in" svg:height="6.25in" draw:z-index="236"><draw:image xlink:href="Pictures/1000000000000258000002587B3A78D8.gif" xlink:type="simple" xlink:show="embed" xlink:actuate="onLoad"/></draw:frame></text:p>
      <text:p text:style-name="Standard"><draw:frame draw:style-name="fr3" draw:name="graphics244" text:anchor-type="paragraph" svg:width="2.1043in" svg:height="1.0311in" draw:z-index="237"><draw:image xlink:href="Pictures/10000000000000CA000000637C74D809.gif" xlink:type="simple" xlink:show="embed" xlink:actuate="onLoad"/></draw:frame><draw:frame draw:style-name="fr1" draw:name="graphics245" text:anchor-type="paragraph" svg:width="2.1043in" svg:height="1.0311in" draw:z-index="238"><draw:image xlink:href="Pictures/10000000000000CA0000006350101B9C.gif" xlink:type="simple" xlink:show="embed" xlink:actuate="onLoad"/></draw:frame><draw:frame draw:style-name="fr2" draw:name="graphics246" text:anchor-type="paragraph" svg:width="2.1043in" svg:height="1.0311in" draw:z-index="239"><draw:image xlink:href="Pictures/10000000000000CA00000063A788D86E.gif" xlink:type="simple" xlink:show="embed" xlink:actuate="onLoad"/></draw:frame></text:p>
      <text:p text:style-name="Standard"><draw:frame draw:style-name="fr3" draw:name="graphics247" text:anchor-type="paragraph" svg:width="2.1043in" svg:height="1.0311in" draw:z-index="240"><draw:image xlink:href="Pictures/10000000000000CA00000063085D3DB8.gif" xlink:type="simple" xlink:show="embed" xlink:actuate="onLoad"/></draw:frame><draw:frame draw:style-name="fr1" draw:name="graphics248" text:anchor-type="paragraph" svg:width="2.1043in" svg:height="1.0311in" draw:z-index="241"><draw:image xlink:href="Pictures/10000000000000CA00000063F862F878.gif" xlink:type="simple" xlink:show="embed" xlink:actuate="onLoad"/></draw:frame><draw:frame draw:style-name="fr2" draw:name="graphics249" text:anchor-type="paragraph" svg:width="2.1043in" svg:height="1.0311in" draw:z-index="242"><draw:image xlink:href="Pictures/10000000000000CA00000063C2FDC3B3.gif" xlink:type="simple" xlink:show="embed" xlink:actuate="onLoad"/></draw:frame></text:p>
      <text:p text:style-name="Standard"><draw:frame draw:style-name="fr8" draw:name="graphics252" text:anchor-type="paragraph" svg:width="2.1043in" svg:height="1.0311in" draw:z-index="245"><draw:image xlink:href="Pictures/10000000000000CA0000006385A6F108.gif" xlink:type="simple" xlink:show="embed" xlink:actuate="onLoad"/></draw:frame><draw:frame draw:style-name="fr4" draw:name="graphics251" text:anchor-type="paragraph" svg:width="2.0835in" svg:height="1.0417in" draw:z-index="244"><draw:image xlink:href="Pictures/10000000000000C800000064BFB6345D.gif" xlink:type="simple" xlink:show="embed" xlink:actuate="onLoad"/></draw:frame><draw:frame draw:style-name="fr5" draw:name="graphics250" text:anchor-type="paragraph" svg:width="2.1043in" svg:height="1.0311in" draw:z-index="243"><draw:image xlink:href="Pictures/10000000000000CA0000006393B19F1D.gif" xlink:type="simple" xlink:show="embed" xlink:actuate="onLoad"/></draw:frame></text:p>
      <text:p text:style-name="P1"><draw:frame draw:style-name="fr4" draw:name="graphics253" text:anchor-type="paragraph" svg:width="6.25in" svg:height="6.25in" draw:z-index="246"><draw:image xlink:href="Pictures/1000000000000258000002587EC62379.gif" xlink:type="simple" xlink:show="embed" xlink:actuate="onLoad"/></draw:frame></text:p>
      <text:p text:style-name="Standard"><draw:frame draw:style-name="fr3" draw:name="graphics254" text:anchor-type="paragraph" svg:width="2.1043in" svg:height="1.0311in" draw:z-index="247"><draw:image xlink:href="Pictures/10000000000000CA000000636ED56808.gif" xlink:type="simple" xlink:show="embed" xlink:actuate="onLoad"/></draw:frame><draw:frame draw:style-name="fr1" draw:name="graphics255" text:anchor-type="paragraph" svg:width="2.1043in" svg:height="1.0311in" draw:z-index="248"><draw:image xlink:href="Pictures/10000000000000CA00000063873BF3F5.gif" xlink:type="simple" xlink:show="embed" xlink:actuate="onLoad"/></draw:frame><draw:frame draw:style-name="fr2" draw:name="graphics256" text:anchor-type="paragraph" svg:width="2.1043in" svg:height="1.0311in" draw:z-index="249"><draw:image xlink:href="Pictures/10000000000000CA00000063AC0A7F61.gif" xlink:type="simple" xlink:show="embed" xlink:actuate="onLoad"/></draw:frame></text:p>
      <text:p text:style-name="Standard"><draw:frame draw:style-name="fr3" draw:name="graphics257" text:anchor-type="paragraph" svg:width="2.1043in" svg:height="1.0311in" draw:z-index="250"><draw:image xlink:href="Pictures/10000000000000CA00000063C963B919.gif" xlink:type="simple" xlink:show="embed" xlink:actuate="onLoad"/></draw:frame><draw:frame draw:style-name="fr1" draw:name="graphics258" text:anchor-type="paragraph" svg:width="2.1043in" svg:height="1.0311in" draw:z-index="251"><draw:image xlink:href="Pictures/10000000000000CA00000063F86F2D37.gif" xlink:type="simple" xlink:show="embed" xlink:actuate="onLoad"/></draw:frame><draw:frame draw:style-name="fr2" draw:name="graphics259" text:anchor-type="paragraph" svg:width="2.1043in" svg:height="1.0311in" draw:z-index="252"><draw:image xlink:href="Pictures/10000000000000CA00000063F9AD2D41.gif" xlink:type="simple" xlink:show="embed" xlink:actuate="onLoad"/></draw:frame></text:p>
      <text:p text:style-name="Standard"><draw:frame draw:style-name="fr8" draw:name="graphics262" text:anchor-type="paragraph" svg:width="2.1043in" svg:height="1.0311in" draw:z-index="255"><draw:image xlink:href="Pictures/10000000000000CA0000006385BD5B96.gif" xlink:type="simple" xlink:show="embed" xlink:actuate="onLoad"/></draw:frame><draw:frame draw:style-name="fr4" draw:name="graphics261" text:anchor-type="paragraph" svg:width="2.0835in" svg:height="1.0417in" draw:z-index="254"><draw:image xlink:href="Pictures/10000000000000C80000006488384381.gif" xlink:type="simple" xlink:show="embed" xlink:actuate="onLoad"/></draw:frame><draw:frame draw:style-name="fr5" draw:name="graphics260" text:anchor-type="paragraph" svg:width="2.1043in" svg:height="1.0311in" draw:z-index="253"><draw:image xlink:href="Pictures/10000000000000CA0000006393AA3583.gif" xlink:type="simple" xlink:show="embed" xlink:actuate="onLoad"/></draw:frame></text:p>
      <text:p text:style-name="P1"><draw:frame draw:style-name="fr1" draw:name="graphics263" text:anchor-type="paragraph" svg:width="6.25in" svg:height="6.25in" draw:z-index="256"><draw:image xlink:href="Pictures/100000000000025800000258236E39AF.gif" xlink:type="simple" xlink:show="embed" xlink:actuate="onLoad"/></draw:frame></text:p>
      <text:p text:style-name="Standard"><draw:frame draw:style-name="fr3" draw:name="graphics264" text:anchor-type="paragraph" svg:width="2.1043in" svg:height="1.0311in" draw:z-index="257"><draw:image xlink:href="Pictures/10000000000000CA0000006375DCE730.gif" xlink:type="simple" xlink:show="embed" xlink:actuate="onLoad"/></draw:frame><draw:frame draw:style-name="fr1" draw:name="graphics265" text:anchor-type="paragraph" svg:width="2.1043in" svg:height="1.0311in" draw:z-index="258"><draw:image xlink:href="Pictures/10000000000000CA0000006326C61F6C.gif" xlink:type="simple" xlink:show="embed" xlink:actuate="onLoad"/></draw:frame><draw:frame draw:style-name="fr2" draw:name="graphics266" text:anchor-type="paragraph" svg:width="2.1043in" svg:height="1.0311in" draw:z-index="259"><draw:image xlink:href="Pictures/10000000000000CA00000063A50D0589.gif" xlink:type="simple" xlink:show="embed" xlink:actuate="onLoad"/></draw:frame></text:p>
      <text:p text:style-name="Standard"><draw:frame draw:style-name="fr3" draw:name="graphics267" text:anchor-type="paragraph" svg:width="2.1043in" svg:height="1.0311in" draw:z-index="260"><draw:image xlink:href="Pictures/10000000000000CA00000063E4792851.gif" xlink:type="simple" xlink:show="embed" xlink:actuate="onLoad"/></draw:frame><draw:frame draw:style-name="fr1" draw:name="graphics268" text:anchor-type="paragraph" svg:width="2.1043in" svg:height="1.0311in" draw:z-index="261"><draw:image xlink:href="Pictures/10000000000000CA00000063FCEC9043.gif" xlink:type="simple" xlink:show="embed" xlink:actuate="onLoad"/></draw:frame><draw:frame draw:style-name="fr2" draw:name="graphics269" text:anchor-type="paragraph" svg:width="2.1043in" svg:height="1.0311in" draw:z-index="262"><draw:image xlink:href="Pictures/10000000000000CA00000063F0AA57A9.gif" xlink:type="simple" xlink:show="embed" xlink:actuate="onLoad"/></draw:frame></text:p>
      <text:p text:style-name="Standard"><draw:frame draw:style-name="fr8" draw:name="graphics272" text:anchor-type="paragraph" svg:width="2.1043in" svg:height="1.0311in" draw:z-index="265"><draw:image xlink:href="Pictures/10000000000000CA000000639CAA1F59.gif" xlink:type="simple" xlink:show="embed" xlink:actuate="onLoad"/></draw:frame><draw:frame draw:style-name="fr1" draw:name="graphics271" text:anchor-type="paragraph" svg:width="2.0835in" svg:height="1.0417in" draw:z-index="264"><draw:image xlink:href="Pictures/10000000000000C800000064EBF18636.gif" xlink:type="simple" xlink:show="embed" xlink:actuate="onLoad"/></draw:frame><draw:frame draw:style-name="fr3" draw:name="graphics270" text:anchor-type="paragraph" svg:width="2.1043in" svg:height="1.0311in" draw:z-index="263"><draw:image xlink:href="Pictures/10000000000000CA0000006303263798.gif" xlink:type="simple" xlink:show="embed" xlink:actuate="onLoad"/></draw:frame></text:p>
      <text:p text:style-name="P1"><draw:frame draw:style-name="fr1" draw:name="graphics273" text:anchor-type="paragraph" svg:width="6.25in" svg:height="6.25in" draw:z-index="266"><draw:image xlink:href="Pictures/100000000000025800000258E02DFCA9.gif" xlink:type="simple" xlink:show="embed" xlink:actuate="onLoad"/></draw:frame></text:p>
      <text:p text:style-name="Standard"><draw:frame draw:style-name="fr3" draw:name="graphics274" text:anchor-type="paragraph" svg:width="2.1043in" svg:height="1.0311in" draw:z-index="267"><draw:image xlink:href="Pictures/10000000000000CA00000063895649FB.gif" xlink:type="simple" xlink:show="embed" xlink:actuate="onLoad"/></draw:frame><draw:frame draw:style-name="fr1" draw:name="graphics275" text:anchor-type="paragraph" svg:width="2.1043in" svg:height="1.0311in" draw:z-index="268"><draw:image xlink:href="Pictures/10000000000000CA00000063F81DE047.gif" xlink:type="simple" xlink:show="embed" xlink:actuate="onLoad"/></draw:frame><draw:frame draw:style-name="fr2" draw:name="graphics276" text:anchor-type="paragraph" svg:width="2.1043in" svg:height="1.0311in" draw:z-index="269"><draw:image xlink:href="Pictures/10000000000000CA0000006347A4620F.gif" xlink:type="simple" xlink:show="embed" xlink:actuate="onLoad"/></draw:frame></text:p>
      <text:p text:style-name="Standard"><draw:frame draw:style-name="fr3" draw:name="graphics277" text:anchor-type="paragraph" svg:width="2.1043in" svg:height="1.0311in" draw:z-index="270"><draw:image xlink:href="Pictures/10000000000000CA000000633A97DD4D.gif" xlink:type="simple" xlink:show="embed" xlink:actuate="onLoad"/></draw:frame><draw:frame draw:style-name="fr1" draw:name="graphics278" text:anchor-type="paragraph" svg:width="2.1043in" svg:height="1.0311in" draw:z-index="271"><draw:image xlink:href="Pictures/10000000000000CA000000638DB82380.gif" xlink:type="simple" xlink:show="embed" xlink:actuate="onLoad"/></draw:frame><draw:frame draw:style-name="fr2" draw:name="graphics279" text:anchor-type="paragraph" svg:width="2.1043in" svg:height="1.0311in" draw:z-index="272"><draw:image xlink:href="Pictures/10000000000000CA0000006374E1B5B0.gif" xlink:type="simple" xlink:show="embed" xlink:actuate="onLoad"/></draw:frame></text:p>
      <text:p text:style-name="Standard"><draw:frame draw:style-name="fr2" draw:name="graphics282" text:anchor-type="paragraph" svg:width="2.1043in" svg:height="1.0311in" draw:z-index="275"><draw:image xlink:href="Pictures/10000000000000CA000000637E0378DF.gif" xlink:type="simple" xlink:show="embed" xlink:actuate="onLoad"/></draw:frame><draw:frame draw:style-name="fr1" draw:name="graphics281" text:anchor-type="paragraph" svg:width="2.0835in" svg:height="1.0417in" draw:z-index="274"><draw:image xlink:href="Pictures/10000000000000C800000064D20F13C1.gif" xlink:type="simple" xlink:show="embed" xlink:actuate="onLoad"/></draw:frame><draw:frame draw:style-name="fr3" draw:name="graphics280" text:anchor-type="paragraph" svg:width="2.1043in" svg:height="1.0311in" draw:z-index="273"><draw:image xlink:href="Pictures/10000000000000CA00000063C3E879D3.gif" xlink:type="simple" xlink:show="embed" xlink:actuate="onLoad"/></draw:frame></text:p>
      <text:p text:style-name="P1"><draw:frame draw:style-name="fr4" draw:name="graphics283" text:anchor-type="paragraph" svg:width="6.25in" svg:height="6.25in" draw:z-index="276"><draw:image xlink:href="Pictures/100000000000025800000258B9781D96.gif" xlink:type="simple" xlink:show="embed" xlink:actuate="onLoad"/></draw:frame></text:p>
      <text:p text:style-name="Standard"><draw:frame draw:style-name="fr3" draw:name="graphics284" text:anchor-type="paragraph" svg:width="2.1043in" svg:height="1.0311in" draw:z-index="277"><draw:image xlink:href="Pictures/10000000000000CA000000636EBAB8CF.gif" xlink:type="simple" xlink:show="embed" xlink:actuate="onLoad"/></draw:frame><draw:frame draw:style-name="fr1" draw:name="graphics285" text:anchor-type="paragraph" svg:width="2.1043in" svg:height="1.0311in" draw:z-index="278"><draw:image xlink:href="Pictures/10000000000000CA00000063021F754E.gif" xlink:type="simple" xlink:show="embed" xlink:actuate="onLoad"/></draw:frame><draw:frame draw:style-name="fr2" draw:name="graphics286" text:anchor-type="paragraph" svg:width="2.1043in" svg:height="1.0311in" draw:z-index="279"><draw:image xlink:href="Pictures/10000000000000CA00000063C4A9E480.gif" xlink:type="simple" xlink:show="embed" xlink:actuate="onLoad"/></draw:frame></text:p>
      <text:p text:style-name="Standard"><draw:frame draw:style-name="fr2" draw:name="graphics289" text:anchor-type="paragraph" svg:width="2.1043in" svg:height="1.0311in" draw:z-index="282"><draw:image xlink:href="Pictures/10000000000000CA000000635C5C5EA9.gif" xlink:type="simple" xlink:show="embed" xlink:actuate="onLoad"/></draw:frame><draw:frame draw:style-name="fr1" draw:name="graphics288" text:anchor-type="paragraph" svg:width="2.1043in" svg:height="1.0311in" draw:z-index="281"><draw:image xlink:href="Pictures/10000000000000CA00000063AA9794C3.gif" xlink:type="simple" xlink:show="embed" xlink:actuate="onLoad"/></draw:frame><draw:frame draw:style-name="fr3" draw:name="graphics287" text:anchor-type="paragraph" svg:width="2.1043in" svg:height="1.0311in" draw:z-index="280"><draw:image xlink:href="Pictures/10000000000000CA00000063382C5A0F.gif" xlink:type="simple" xlink:show="embed" xlink:actuate="onLoad"/></draw:frame></text:p>
      <text:p text:style-name="Standard"><draw:frame draw:style-name="fr2" draw:name="graphics292" text:anchor-type="paragraph" svg:width="2.1043in" svg:height="1.0311in" draw:z-index="285"><draw:image xlink:href="Pictures/10000000000000CA000000633895CE66.gif" xlink:type="simple" xlink:show="embed" xlink:actuate="onLoad"/></draw:frame><draw:frame draw:style-name="fr1" draw:name="graphics291" text:anchor-type="paragraph" svg:width="2.0835in" svg:height="1.0417in" draw:z-index="284"><draw:image xlink:href="Pictures/10000000000000C8000000644AECC36B.gif" xlink:type="simple" xlink:show="embed" xlink:actuate="onLoad"/></draw:frame><draw:frame draw:style-name="fr3" draw:name="graphics290" text:anchor-type="paragraph" svg:width="2.1043in" svg:height="1.0311in" draw:z-index="283"><draw:image xlink:href="Pictures/10000000000000CA000000638BDD9D4B.gif" xlink:type="simple" xlink:show="embed" xlink:actuate="onLoad"/></draw:frame></text:p>
      <text:p text:style-name="P1"><draw:frame draw:style-name="fr4" draw:name="graphics293" text:anchor-type="paragraph" svg:width="6.25in" svg:height="6.25in" draw:z-index="286"><draw:image xlink:href="Pictures/10000000000002580000025863C1BD01.gif" xlink:type="simple" xlink:show="embed" xlink:actuate="onLoad"/></draw:frame></text:p>
      <text:p text:style-name="Standard"><draw:frame draw:style-name="fr3" draw:name="graphics294" text:anchor-type="paragraph" svg:width="2.1043in" svg:height="1.0311in" draw:z-index="287"><draw:image xlink:href="Pictures/10000000000000CA000000634D1927F4.gif" xlink:type="simple" xlink:show="embed" xlink:actuate="onLoad"/></draw:frame><draw:frame draw:style-name="fr1" draw:name="graphics295" text:anchor-type="paragraph" svg:width="2.1043in" svg:height="1.0311in" draw:z-index="288"><draw:image xlink:href="Pictures/10000000000000CA00000063998036A1.gif" xlink:type="simple" xlink:show="embed" xlink:actuate="onLoad"/></draw:frame><draw:frame draw:style-name="fr2" draw:name="graphics296" text:anchor-type="paragraph" svg:width="2.1043in" svg:height="1.0311in" draw:z-index="289"><draw:image xlink:href="Pictures/10000000000000CA00000063B2B1BA35.gif" xlink:type="simple" xlink:show="embed" xlink:actuate="onLoad"/></draw:frame></text:p>
      <text:p text:style-name="Standard"><draw:frame draw:style-name="fr2" draw:name="graphics299" text:anchor-type="paragraph" svg:width="2.1043in" svg:height="1.0311in" draw:z-index="292"><draw:image xlink:href="Pictures/10000000000000CA00000063E716E815.gif" xlink:type="simple" xlink:show="embed" xlink:actuate="onLoad"/></draw:frame><draw:frame draw:style-name="fr1" draw:name="graphics298" text:anchor-type="paragraph" svg:width="2.1043in" svg:height="1.0311in" draw:z-index="291"><draw:image xlink:href="Pictures/10000000000000CA00000063F732CF9D.gif" xlink:type="simple" xlink:show="embed" xlink:actuate="onLoad"/></draw:frame><draw:frame draw:style-name="fr3" draw:name="graphics297" text:anchor-type="paragraph" svg:width="2.1043in" svg:height="1.0311in" draw:z-index="290"><draw:image xlink:href="Pictures/10000000000000CA00000063AD37691D.gif" xlink:type="simple" xlink:show="embed" xlink:actuate="onLoad"/></draw:frame></text:p>
      <text:p text:style-name="Standard"><draw:frame draw:style-name="fr5" draw:name="graphics300" text:anchor-type="paragraph" svg:width="2.1043in" svg:height="1.0311in" draw:z-index="293"><draw:image xlink:href="Pictures/10000000000000CA0000006330972BF7.gif" xlink:type="simple" xlink:show="embed" xlink:actuate="onLoad"/></draw:frame><draw:frame draw:style-name="fr4" draw:name="graphics301" text:anchor-type="paragraph" svg:width="2.0835in" svg:height="1.0417in" draw:z-index="294"><draw:image xlink:href="Pictures/10000000000000C800000064515CA223.gif" xlink:type="simple" xlink:show="embed" xlink:actuate="onLoad"/></draw:frame><draw:frame draw:style-name="fr8" draw:name="graphics302" text:anchor-type="paragraph" svg:width="2.1043in" svg:height="1.0311in" draw:z-index="295"><draw:image xlink:href="Pictures/10000000000000CA00000063B57FE582.gif" xlink:type="simple" xlink:show="embed" xlink:actuate="onLoad"/></draw:frame></text:p>
      <text:p text:style-name="P1"><draw:frame draw:style-name="fr4" draw:name="graphics303" text:anchor-type="paragraph" svg:width="6.25in" svg:height="6.25in" draw:z-index="296"><draw:image xlink:href="Pictures/1000000000000258000002580B593C13.gif" xlink:type="simple" xlink:show="embed" xlink:actuate="onLoad"/></draw:frame></text:p>
      <text:p text:style-name="Standard"><draw:frame draw:style-name="fr3" draw:name="graphics304" text:anchor-type="paragraph" svg:width="2.1043in" svg:height="1.0311in" draw:z-index="297"><draw:image xlink:href="Pictures/10000000000000CA0000006347223FF9.gif" xlink:type="simple" xlink:show="embed" xlink:actuate="onLoad"/></draw:frame><draw:frame draw:style-name="fr1" draw:name="graphics305" text:anchor-type="paragraph" svg:width="2.1043in" svg:height="1.0311in" draw:z-index="298"><draw:image xlink:href="Pictures/10000000000000CA0000006345B04DDA.gif" xlink:type="simple" xlink:show="embed" xlink:actuate="onLoad"/></draw:frame><draw:frame draw:style-name="fr2" draw:name="graphics306" text:anchor-type="paragraph" svg:width="2.1043in" svg:height="1.0311in" draw:z-index="299"><draw:image xlink:href="Pictures/10000000000000CA0000006307958701.gif" xlink:type="simple" xlink:show="embed" xlink:actuate="onLoad"/></draw:frame></text:p>
      <text:p text:style-name="Standard"><draw:frame draw:style-name="fr3" draw:name="graphics307" text:anchor-type="paragraph" svg:width="2.1043in" svg:height="1.0311in" draw:z-index="300"><draw:image xlink:href="Pictures/10000000000000CA00000063185E90A9.gif" xlink:type="simple" xlink:show="embed" xlink:actuate="onLoad"/></draw:frame><draw:frame draw:style-name="fr1" draw:name="graphics308" text:anchor-type="paragraph" svg:width="2.1043in" svg:height="1.0311in" draw:z-index="301"><draw:image xlink:href="Pictures/10000000000000CA0000006345D4D4EF.gif" xlink:type="simple" xlink:show="embed" xlink:actuate="onLoad"/></draw:frame><draw:frame draw:style-name="fr2" draw:name="graphics309" text:anchor-type="paragraph" svg:width="2.1043in" svg:height="1.0311in" draw:z-index="302"><draw:image xlink:href="Pictures/10000000000000CA0000006362E09CDC.gif" xlink:type="simple" xlink:show="embed" xlink:actuate="onLoad"/></draw:frame></text:p>
      <text:p text:style-name="Standard"><draw:frame draw:style-name="fr5" draw:name="graphics310" text:anchor-type="paragraph" svg:width="2.1043in" svg:height="1.0311in" draw:z-index="303"><draw:image xlink:href="Pictures/10000000000000CA0000006333ACC072.gif" xlink:type="simple" xlink:show="embed" xlink:actuate="onLoad"/></draw:frame><draw:frame draw:style-name="fr4" draw:name="graphics311" text:anchor-type="paragraph" svg:width="2.0835in" svg:height="1.0417in" draw:z-index="304"><draw:image xlink:href="Pictures/10000000000000C800000064EC6FE1AB.gif" xlink:type="simple" xlink:show="embed" xlink:actuate="onLoad"/></draw:frame><draw:frame draw:style-name="fr8" draw:name="graphics312" text:anchor-type="paragraph" svg:width="2.1043in" svg:height="1.0311in" draw:z-index="305"><draw:image xlink:href="Pictures/10000000000000CA00000063A474009F.gif" xlink:type="simple" xlink:show="embed" xlink:actuate="onLoad"/></draw:frame></text:p>
      <text:p text:style-name="Standard"/>
      <text:p text:style-name="Standard"><draw:frame draw:style-name="fr4" draw:name="graphics313" text:anchor-type="paragraph" svg:width="6.25in" svg:height="6.25in" draw:z-index="306"><draw:image xlink:href="Pictures/1000000000000258000002584B369247.gif" xlink:type="simple" xlink:show="embed" xlink:actuate="onLoad"/></draw:frame><text:soft-page-break/></text:p>
      <text:p text:style-name="Standard"><draw:frame draw:style-name="fr2" draw:name="graphics316" text:anchor-type="paragraph" svg:width="2.0835in" svg:height="1.0417in" draw:z-index="309"><draw:image xlink:href="Pictures/10000000000000C8000000646CFDA39B.gif" xlink:type="simple" xlink:show="embed" xlink:actuate="onLoad"/></draw:frame><draw:frame draw:style-name="fr1" draw:name="graphics315" text:anchor-type="paragraph" svg:width="2.0835in" svg:height="1.0417in" draw:z-index="308"><draw:image xlink:href="Pictures/10000000000000C800000064794130DA.gif" xlink:type="simple" xlink:show="embed" xlink:actuate="onLoad"/></draw:frame><draw:frame draw:style-name="fr3" draw:name="graphics314" text:anchor-type="paragraph" svg:width="2.0835in" svg:height="1.0417in" draw:z-index="307"><draw:image xlink:href="Pictures/10000000000000C80000006414FCA0F8.gif" xlink:type="simple" xlink:show="embed" xlink:actuate="onLoad"/></draw:frame></text:p>
      <text:p text:style-name="Standard"><draw:frame draw:style-name="fr2" draw:name="graphics319" text:anchor-type="paragraph" svg:width="2.0835in" svg:height="1.0417in" draw:z-index="312"><draw:image xlink:href="Pictures/10000000000000C800000064D92CA05E.gif" xlink:type="simple" xlink:show="embed" xlink:actuate="onLoad"/></draw:frame><draw:frame draw:style-name="fr1" draw:name="graphics318" text:anchor-type="paragraph" svg:width="2.0835in" svg:height="1.0417in" draw:z-index="311"><draw:image xlink:href="Pictures/10000000000000C8000000642351E43D.gif" xlink:type="simple" xlink:show="embed" xlink:actuate="onLoad"/></draw:frame><draw:frame draw:style-name="fr3" draw:name="graphics317" text:anchor-type="paragraph" svg:width="2.0835in" svg:height="1.0417in" draw:z-index="310"><draw:image xlink:href="Pictures/10000000000000C8000000644733F414.gif" xlink:type="simple" xlink:show="embed" xlink:actuate="onLoad"/></draw:frame></text:p>
      <text:p text:style-name="Standard"><draw:frame draw:style-name="fr8" draw:name="graphics322" text:anchor-type="paragraph" svg:width="2.0835in" svg:height="1.0417in" draw:z-index="419"><draw:image xlink:href="Pictures/10000000000000C80000006404E9B163.gif" xlink:type="simple" xlink:show="embed" xlink:actuate="onLoad"/></draw:frame><draw:frame draw:style-name="fr5" draw:name="graphics320" text:anchor-type="paragraph" svg:width="2.0835in" svg:height="1.0417in" draw:z-index="313"><draw:image xlink:href="Pictures/10000000000000C80000006420981B14.gif" xlink:type="simple" xlink:show="embed" xlink:actuate="onLoad"/></draw:frame><draw:frame draw:style-name="fr4" draw:name="graphics321" text:anchor-type="paragraph" svg:width="2.0835in" svg:height="1.0417in" draw:z-index="314"><draw:image xlink:href="Pictures/10000000000000C800000064ABCDCD8C.gif" xlink:type="simple" xlink:show="embed" xlink:actuate="onLoad"/></draw:frame></text:p>
      <text:p text:style-name="P1"><draw:frame draw:style-name="fr4" draw:name="graphics323" text:anchor-type="paragraph" svg:width="6.25in" svg:height="6.25in" draw:z-index="315"><draw:image xlink:href="Pictures/100000000000025800000258FE0FBD12.gif" xlink:type="simple" xlink:show="embed" xlink:actuate="onLoad"/></draw:frame></text:p>
      <text:p text:style-name="Standard"><draw:frame draw:style-name="fr3" draw:name="graphics324" text:anchor-type="paragraph" svg:width="2.1043in" svg:height="1.0311in" draw:z-index="316"><draw:image xlink:href="Pictures/10000000000000CA00000063E0FDEE83.gif" xlink:type="simple" xlink:show="embed" xlink:actuate="onLoad"/></draw:frame><draw:frame draw:style-name="fr1" draw:name="graphics325" text:anchor-type="paragraph" svg:width="2.1043in" svg:height="1.0311in" draw:z-index="317"><draw:image xlink:href="Pictures/10000000000000CA00000063082AE835.gif" xlink:type="simple" xlink:show="embed" xlink:actuate="onLoad"/></draw:frame><draw:frame draw:style-name="fr2" draw:name="graphics326" text:anchor-type="paragraph" svg:width="2.1043in" svg:height="1.0311in" draw:z-index="318"><draw:image xlink:href="Pictures/10000000000000CA00000063C3AC5571.gif" xlink:type="simple" xlink:show="embed" xlink:actuate="onLoad"/></draw:frame></text:p>
      <text:p text:style-name="Standard"><draw:frame draw:style-name="fr5" draw:name="graphics327" text:anchor-type="paragraph" svg:width="2.1043in" svg:height="1.0311in" draw:z-index="319"><draw:image xlink:href="Pictures/10000000000000CA000000633FE37469.gif" xlink:type="simple" xlink:show="embed" xlink:actuate="onLoad"/></draw:frame><draw:frame draw:style-name="fr1" draw:name="graphics328" text:anchor-type="paragraph" svg:width="2.1043in" svg:height="1.0311in" draw:z-index="320"><draw:image xlink:href="Pictures/10000000000000CA0000006363696DE9.gif" xlink:type="simple" xlink:show="embed" xlink:actuate="onLoad"/></draw:frame><draw:frame draw:style-name="fr2" draw:name="graphics329" text:anchor-type="paragraph" svg:width="2.1043in" svg:height="1.0311in" draw:z-index="321"><draw:image xlink:href="Pictures/10000000000000CA000000632F9BEED0.gif" xlink:type="simple" xlink:show="embed" xlink:actuate="onLoad"/></draw:frame></text:p>
      <text:p text:style-name="Standard"><draw:frame draw:style-name="fr2" draw:name="graphics332" text:anchor-type="paragraph" svg:width="2.1043in" svg:height="1.0311in" draw:z-index="324"><draw:image xlink:href="Pictures/10000000000000CA00000063C3ED7065.gif" xlink:type="simple" xlink:show="embed" xlink:actuate="onLoad"/></draw:frame><draw:frame draw:style-name="fr1" draw:name="graphics331" text:anchor-type="paragraph" svg:width="2.0835in" svg:height="1.0417in" draw:z-index="323"><draw:image xlink:href="Pictures/10000000000000C80000006404B7243F.gif" xlink:type="simple" xlink:show="embed" xlink:actuate="onLoad"/></draw:frame><draw:frame draw:style-name="fr3" draw:name="graphics330" text:anchor-type="paragraph" svg:width="2.1043in" svg:height="1.0311in" draw:z-index="322"><draw:image xlink:href="Pictures/10000000000000CA0000006314867691.gif" xlink:type="simple" xlink:show="embed" xlink:actuate="onLoad"/></draw:frame></text:p>
      <text:p text:style-name="P1"><draw:frame draw:style-name="fr4" draw:name="graphics333" text:anchor-type="paragraph" svg:width="6.25in" svg:height="6.25in" draw:z-index="325"><draw:image xlink:href="Pictures/1000000000000258000002581E79F3CE.gif" xlink:type="simple" xlink:show="embed" xlink:actuate="onLoad"/></draw:frame></text:p>
      <text:p text:style-name="Standard"><draw:frame draw:style-name="fr3" draw:name="graphics334" text:anchor-type="paragraph" svg:width="2.1043in" svg:height="1.0311in" draw:z-index="326"><draw:image xlink:href="Pictures/10000000000000CA0000006374A2C70B.gif" xlink:type="simple" xlink:show="embed" xlink:actuate="onLoad"/></draw:frame><draw:frame draw:style-name="fr1" draw:name="graphics335" text:anchor-type="paragraph" svg:width="2.1043in" svg:height="1.0311in" draw:z-index="327"><draw:image xlink:href="Pictures/10000000000000CA000000633168B988.gif" xlink:type="simple" xlink:show="embed" xlink:actuate="onLoad"/></draw:frame><draw:frame draw:style-name="fr2" draw:name="graphics336" text:anchor-type="paragraph" svg:width="2.1043in" svg:height="1.0311in" draw:z-index="328"><draw:image xlink:href="Pictures/10000000000000CA000000631308185F.gif" xlink:type="simple" xlink:show="embed" xlink:actuate="onLoad"/></draw:frame></text:p>
      <text:p text:style-name="Standard"><draw:frame draw:style-name="fr2" draw:name="graphics339" text:anchor-type="paragraph" svg:width="2.1043in" svg:height="1.0311in" draw:z-index="331"><draw:image xlink:href="Pictures/10000000000000CA00000063204DCFE0.gif" xlink:type="simple" xlink:show="embed" xlink:actuate="onLoad"/></draw:frame><draw:frame draw:style-name="fr1" draw:name="graphics338" text:anchor-type="paragraph" svg:width="2.1043in" svg:height="1.0311in" draw:z-index="330"><draw:image xlink:href="Pictures/10000000000000CA00000063A7EE1EA8.gif" xlink:type="simple" xlink:show="embed" xlink:actuate="onLoad"/></draw:frame><draw:frame draw:style-name="fr5" draw:name="graphics337" text:anchor-type="paragraph" svg:width="2.1043in" svg:height="1.0311in" draw:z-index="329"><draw:image xlink:href="Pictures/10000000000000CA00000063E7FB481C.gif" xlink:type="simple" xlink:show="embed" xlink:actuate="onLoad"/></draw:frame></text:p>
      <text:p text:style-name="Standard"><draw:frame draw:style-name="fr2" draw:name="graphics342" text:anchor-type="paragraph" svg:width="2.1043in" svg:height="1.0311in" draw:z-index="334"><draw:image xlink:href="Pictures/10000000000000CA0000006314C647E8.gif" xlink:type="simple" xlink:show="embed" xlink:actuate="onLoad"/></draw:frame><draw:frame draw:style-name="fr1" draw:name="graphics341" text:anchor-type="paragraph" svg:width="2.0835in" svg:height="1.0417in" draw:z-index="333"><draw:image xlink:href="Pictures/10000000000000C80000006459A3F750.gif" xlink:type="simple" xlink:show="embed" xlink:actuate="onLoad"/></draw:frame><draw:frame draw:style-name="fr3" draw:name="graphics340" text:anchor-type="paragraph" svg:width="2.1043in" svg:height="1.0311in" draw:z-index="332"><draw:image xlink:href="Pictures/10000000000000CA00000063B5232A4E.gif" xlink:type="simple" xlink:show="embed" xlink:actuate="onLoad"/></draw:frame></text:p>
      <text:p text:style-name="P1"><draw:frame draw:style-name="fr4" draw:name="graphics343" text:anchor-type="paragraph" svg:width="6.25in" svg:height="6.25in" draw:z-index="335"><draw:image xlink:href="Pictures/1000000000000258000002586F2919AC.gif" xlink:type="simple" xlink:show="embed" xlink:actuate="onLoad"/></draw:frame></text:p>
      <text:p text:style-name="Standard"><draw:frame draw:style-name="fr3" draw:name="graphics344" text:anchor-type="paragraph" svg:width="2.1043in" svg:height="1.0311in" draw:z-index="336"><draw:image xlink:href="Pictures/10000000000000CA00000063AE8451DC.gif" xlink:type="simple" xlink:show="embed" xlink:actuate="onLoad"/></draw:frame><draw:frame draw:style-name="fr1" draw:name="graphics345" text:anchor-type="paragraph" svg:width="2.1043in" svg:height="1.0311in" draw:z-index="337"><draw:image xlink:href="Pictures/10000000000000CA000000632F392BDD.gif" xlink:type="simple" xlink:show="embed" xlink:actuate="onLoad"/></draw:frame><draw:frame draw:style-name="fr2" draw:name="graphics346" text:anchor-type="paragraph" svg:width="2.1043in" svg:height="1.0311in" draw:z-index="338"><draw:image xlink:href="Pictures/10000000000000CA000000635AEA6A12.gif" xlink:type="simple" xlink:show="embed" xlink:actuate="onLoad"/></draw:frame></text:p>
      <text:p text:style-name="Standard"><draw:frame draw:style-name="fr2" draw:name="graphics349" text:anchor-type="paragraph" svg:width="2.1043in" svg:height="1.0311in" draw:z-index="341"><draw:image xlink:href="Pictures/10000000000000CA000000630F4D3832.gif" xlink:type="simple" xlink:show="embed" xlink:actuate="onLoad"/></draw:frame><draw:frame draw:style-name="fr1" draw:name="graphics348" text:anchor-type="paragraph" svg:width="2.1043in" svg:height="1.0311in" draw:z-index="340"><draw:image xlink:href="Pictures/10000000000000CA000000636EA7A4AE.gif" xlink:type="simple" xlink:show="embed" xlink:actuate="onLoad"/></draw:frame><draw:frame draw:style-name="fr5" draw:name="graphics347" text:anchor-type="paragraph" svg:width="2.1043in" svg:height="1.0311in" draw:z-index="339"><draw:image xlink:href="Pictures/10000000000000CA0000006352E1F524.gif" xlink:type="simple" xlink:show="embed" xlink:actuate="onLoad"/></draw:frame></text:p>
      <text:p text:style-name="Standard"><draw:frame draw:style-name="fr8" draw:name="graphics352" text:anchor-type="paragraph" svg:width="2.1043in" svg:height="1.0311in" draw:z-index="344"><draw:image xlink:href="Pictures/10000000000000CA0000006315A748E0.gif" xlink:type="simple" xlink:show="embed" xlink:actuate="onLoad"/></draw:frame><draw:frame draw:style-name="fr4" draw:name="graphics351" text:anchor-type="paragraph" svg:width="2.0835in" svg:height="1.0417in" draw:z-index="343"><draw:image xlink:href="Pictures/10000000000000C8000000643F01F858.gif" xlink:type="simple" xlink:show="embed" xlink:actuate="onLoad"/></draw:frame><draw:frame draw:style-name="fr5" draw:name="graphics350" text:anchor-type="paragraph" svg:width="2.1043in" svg:height="1.0311in" draw:z-index="342"><draw:image xlink:href="Pictures/10000000000000CA00000063654A20F0.gif" xlink:type="simple" xlink:show="embed" xlink:actuate="onLoad"/></draw:frame></text:p>
      <text:p text:style-name="P1"><draw:frame draw:style-name="fr4" draw:name="graphics353" text:anchor-type="paragraph" svg:width="6.25in" svg:height="6.25in" draw:z-index="345"><draw:image xlink:href="Pictures/10000000000002580000025888E60A1F.gif" xlink:type="simple" xlink:show="embed" xlink:actuate="onLoad"/></draw:frame></text:p>
      <text:p text:style-name="Standard"><draw:frame draw:style-name="fr3" draw:name="graphics354" text:anchor-type="paragraph" svg:width="2.1043in" svg:height="1.0311in" draw:z-index="346"><draw:image xlink:href="Pictures/10000000000000CA000000635B08A384.gif" xlink:type="simple" xlink:show="embed" xlink:actuate="onLoad"/></draw:frame><draw:frame draw:style-name="fr1" draw:name="graphics355" text:anchor-type="paragraph" svg:width="2.1043in" svg:height="1.0311in" draw:z-index="347"><draw:image xlink:href="Pictures/10000000000000CA0000006300F8BBAD.gif" xlink:type="simple" xlink:show="embed" xlink:actuate="onLoad"/></draw:frame><draw:frame draw:style-name="fr2" draw:name="graphics356" text:anchor-type="paragraph" svg:width="2.1043in" svg:height="1.0311in" draw:z-index="348"><draw:image xlink:href="Pictures/10000000000000CA00000063BF4139E5.gif" xlink:type="simple" xlink:show="embed" xlink:actuate="onLoad"/></draw:frame></text:p>
      <text:p text:style-name="Standard"><draw:frame draw:style-name="fr5" draw:name="graphics357" text:anchor-type="paragraph" svg:width="2.1043in" svg:height="1.0311in" draw:z-index="349"><draw:image xlink:href="Pictures/10000000000000CA000000639705E58D.gif" xlink:type="simple" xlink:show="embed" xlink:actuate="onLoad"/></draw:frame><draw:frame draw:style-name="fr1" draw:name="graphics358" text:anchor-type="paragraph" svg:width="2.1043in" svg:height="1.0311in" draw:z-index="350"><draw:image xlink:href="Pictures/10000000000000CA00000063F1CA8E75.gif" xlink:type="simple" xlink:show="embed" xlink:actuate="onLoad"/></draw:frame><draw:frame draw:style-name="fr2" draw:name="graphics359" text:anchor-type="paragraph" svg:width="2.1043in" svg:height="1.0311in" draw:z-index="351"><draw:image xlink:href="Pictures/10000000000000CA000000638C04EE5A.gif" xlink:type="simple" xlink:show="embed" xlink:actuate="onLoad"/></draw:frame></text:p>
      <text:p text:style-name="Standard"><draw:frame draw:style-name="fr8" draw:name="graphics362" text:anchor-type="paragraph" svg:width="2.1043in" svg:height="1.0311in" draw:z-index="354"><draw:image xlink:href="Pictures/10000000000000CA0000006386E62335.gif" xlink:type="simple" xlink:show="embed" xlink:actuate="onLoad"/></draw:frame><draw:frame draw:style-name="fr4" draw:name="graphics361" text:anchor-type="paragraph" svg:width="2.0835in" svg:height="1.0417in" draw:z-index="353"><draw:image xlink:href="Pictures/10000000000000C8000000640870240B.gif" xlink:type="simple" xlink:show="embed" xlink:actuate="onLoad"/></draw:frame><draw:frame draw:style-name="fr5" draw:name="graphics360" text:anchor-type="paragraph" svg:width="2.1043in" svg:height="1.0311in" draw:z-index="352"><draw:image xlink:href="Pictures/10000000000000CA00000063EAB0B7E8.gif" xlink:type="simple" xlink:show="embed" xlink:actuate="onLoad"/></draw:frame></text:p>
      <text:p text:style-name="P1"><draw:frame draw:style-name="fr4" draw:name="graphics363" text:anchor-type="paragraph" svg:width="6.25in" svg:height="6.25in" draw:z-index="355"><draw:image xlink:href="Pictures/1000000000000258000002581E54E919.gif" xlink:type="simple" xlink:show="embed" xlink:actuate="onLoad"/></draw:frame></text:p>
      <text:p text:style-name="Standard"><draw:frame draw:style-name="fr2" draw:name="graphics366" text:anchor-type="paragraph" svg:width="2.0835in" svg:height="1.0417in" draw:z-index="358"><draw:image xlink:href="Pictures/10000000000000C8000000647F2CF995.gif" xlink:type="simple" xlink:show="embed" xlink:actuate="onLoad"/></draw:frame><draw:frame draw:style-name="fr1" draw:name="graphics365" text:anchor-type="paragraph" svg:width="2.0835in" svg:height="1.0417in" draw:z-index="357"><draw:image xlink:href="Pictures/10000000000000C80000006419110BD2.gif" xlink:type="simple" xlink:show="embed" xlink:actuate="onLoad"/></draw:frame><draw:frame draw:style-name="fr3" draw:name="graphics364" text:anchor-type="paragraph" svg:width="2.0835in" svg:height="1.0417in" draw:z-index="356"><draw:image xlink:href="Pictures/10000000000000C80000006493ECBE89.gif" xlink:type="simple" xlink:show="embed" xlink:actuate="onLoad"/></draw:frame></text:p>
      <text:p text:style-name="Standard"><draw:frame draw:style-name="fr3" draw:name="graphics367" text:anchor-type="paragraph" svg:width="2.0835in" svg:height="1.0417in" draw:z-index="359"><draw:image xlink:href="Pictures/10000000000000C800000064A81EB279.gif" xlink:type="simple" xlink:show="embed" xlink:actuate="onLoad"/></draw:frame><draw:frame draw:style-name="fr2" draw:name="graphics369" text:anchor-type="paragraph" svg:width="2.0835in" svg:height="1.0417in" draw:z-index="360"><draw:image xlink:href="Pictures/10000000000000C80000006437E376D1.gif" xlink:type="simple" xlink:show="embed" xlink:actuate="onLoad"/></draw:frame><draw:frame draw:style-name="fr1" draw:name="graphics368" text:anchor-type="paragraph" svg:width="2.0835in" svg:height="1.0417in" draw:z-index="374"><draw:image xlink:href="Pictures/10000000000000C8000000640BEC36A9.gif" xlink:type="simple" xlink:show="embed" xlink:actuate="onLoad"/></draw:frame></text:p>
      <text:p text:style-name="Standard"><draw:frame draw:style-name="fr8" draw:name="graphics372" text:anchor-type="paragraph" svg:width="2.0835in" svg:height="1.0417in" draw:z-index="363"><draw:image xlink:href="Pictures/10000000000000C8000000645592144B.gif" xlink:type="simple" xlink:show="embed" xlink:actuate="onLoad"/></draw:frame><draw:frame draw:style-name="fr1" draw:name="graphics371" text:anchor-type="paragraph" svg:width="2.0835in" svg:height="1.0417in" draw:z-index="362"><draw:image xlink:href="Pictures/10000000000000C80000006404F7C595.gif" xlink:type="simple" xlink:show="embed" xlink:actuate="onLoad"/></draw:frame><draw:frame draw:style-name="fr3" draw:name="graphics370" text:anchor-type="paragraph" svg:width="2.0835in" svg:height="1.0417in" draw:z-index="361"><draw:image xlink:href="Pictures/10000000000000C8000000649912BFE9.gif" xlink:type="simple" xlink:show="embed" xlink:actuate="onLoad"/></draw:frame></text:p>
      <text:p text:style-name="P1"><draw:frame draw:style-name="fr4" draw:name="graphics373" text:anchor-type="paragraph" svg:width="6.25in" svg:height="6.25in" draw:z-index="364"><draw:image xlink:href="Pictures/10000000000002580000025868CBC5CE.gif" xlink:type="simple" xlink:show="embed" xlink:actuate="onLoad"/></draw:frame></text:p>
      <text:p text:style-name="Standard"><draw:frame draw:style-name="fr3" draw:name="graphics374" text:anchor-type="paragraph" svg:width="2.1043in" svg:height="1.0311in" draw:z-index="365"><draw:image xlink:href="Pictures/10000000000000CA00000063E65CD269.gif" xlink:type="simple" xlink:show="embed" xlink:actuate="onLoad"/></draw:frame><draw:frame draw:style-name="fr1" draw:name="graphics375" text:anchor-type="paragraph" svg:width="2.1043in" svg:height="1.0311in" draw:z-index="366"><draw:image xlink:href="Pictures/10000000000000CA0000006349939815.gif" xlink:type="simple" xlink:show="embed" xlink:actuate="onLoad"/></draw:frame><draw:frame draw:style-name="fr2" draw:name="graphics376" text:anchor-type="paragraph" svg:width="2.1043in" svg:height="1.0311in" draw:z-index="367"><draw:image xlink:href="Pictures/10000000000000CA0000006362A21481.gif" xlink:type="simple" xlink:show="embed" xlink:actuate="onLoad"/></draw:frame></text:p>
      <text:p text:style-name="Standard"><draw:frame draw:style-name="fr5" draw:name="graphics377" text:anchor-type="paragraph" svg:width="2.1043in" svg:height="1.0311in" draw:z-index="368"><draw:image xlink:href="Pictures/10000000000000CA000000638B8871FB.gif" xlink:type="simple" xlink:show="embed" xlink:actuate="onLoad"/></draw:frame><draw:frame draw:style-name="fr1" draw:name="graphics378" text:anchor-type="paragraph" svg:width="2.1043in" svg:height="1.0311in" draw:z-index="369"><draw:image xlink:href="Pictures/10000000000000CA000000639F3B18C7.gif" xlink:type="simple" xlink:show="embed" xlink:actuate="onLoad"/></draw:frame><draw:frame draw:style-name="fr2" draw:name="graphics379" text:anchor-type="paragraph" svg:width="2.1043in" svg:height="1.0311in" draw:z-index="370"><draw:image xlink:href="Pictures/10000000000000CA000000630C4E02CD.gif" xlink:type="simple" xlink:show="embed" xlink:actuate="onLoad"/></draw:frame></text:p>
      <text:p text:style-name="Standard"><draw:frame draw:style-name="fr2" draw:name="graphics382" text:anchor-type="paragraph" svg:width="2.1043in" svg:height="1.0311in" draw:z-index="373"><draw:image xlink:href="Pictures/10000000000000CA00000063656C4B36.gif" xlink:type="simple" xlink:show="embed" xlink:actuate="onLoad"/></draw:frame><draw:frame draw:style-name="fr1" draw:name="graphics381" text:anchor-type="paragraph" svg:width="2.0835in" svg:height="1.0417in" draw:z-index="372"><draw:image xlink:href="Pictures/10000000000000C8000000646066AC68.gif" xlink:type="simple" xlink:show="embed" xlink:actuate="onLoad"/></draw:frame><draw:frame draw:style-name="fr3" draw:name="graphics380" text:anchor-type="paragraph" svg:width="2.1043in" svg:height="1.0311in" draw:z-index="371"><draw:image xlink:href="Pictures/10000000000000CA000000635D025E63.gif" xlink:type="simple" xlink:show="embed" xlink:actuate="onLoad"/></draw:frame></text:p>
      <text:p text:style-name="P1"><draw:frame draw:style-name="fr4" draw:name="graphics383" text:anchor-type="paragraph" svg:width="6.25in" svg:height="6.25in" draw:z-index="375"><draw:image xlink:href="Pictures/100000000000025800000258C51559EA.gif" xlink:type="simple" xlink:show="embed" xlink:actuate="onLoad"/></draw:frame></text:p>
      <text:p text:style-name="Standard"><draw:frame draw:style-name="fr3" draw:name="graphics384" text:anchor-type="paragraph" svg:width="2.0835in" svg:height="1.0417in" draw:z-index="376"><draw:image xlink:href="Pictures/10000000000000C8000000644A48BC7C.gif" xlink:type="simple" xlink:show="embed" xlink:actuate="onLoad"/></draw:frame><draw:frame draw:style-name="fr1" draw:name="graphics385" text:anchor-type="paragraph" svg:width="2.0835in" svg:height="1.0417in" draw:z-index="377"><draw:image xlink:href="Pictures/10000000000000C8000000645F57C981.gif" xlink:type="simple" xlink:show="embed" xlink:actuate="onLoad"/></draw:frame><draw:frame draw:style-name="fr2" draw:name="graphics386" text:anchor-type="paragraph" svg:width="2.0835in" svg:height="1.0417in" draw:z-index="378"><draw:image xlink:href="Pictures/10000000000000C800000064596E57E7.gif" xlink:type="simple" xlink:show="embed" xlink:actuate="onLoad"/></draw:frame></text:p>
      <text:p text:style-name="Standard"><draw:frame draw:style-name="fr2" draw:name="graphics389" text:anchor-type="paragraph" svg:width="2.0835in" svg:height="1.0417in" draw:z-index="381"><draw:image xlink:href="Pictures/10000000000000C80000006467F7BD1F.gif" xlink:type="simple" xlink:show="embed" xlink:actuate="onLoad"/></draw:frame><draw:frame draw:style-name="fr1" draw:name="graphics388" text:anchor-type="paragraph" svg:width="2.0835in" svg:height="1.0417in" draw:z-index="380"><draw:image xlink:href="Pictures/10000000000000C80000006439981E03.gif" xlink:type="simple" xlink:show="embed" xlink:actuate="onLoad"/></draw:frame><draw:frame draw:style-name="fr3" draw:name="graphics387" text:anchor-type="paragraph" svg:width="2.0835in" svg:height="1.0417in" draw:z-index="379"><draw:image xlink:href="Pictures/10000000000000C800000064A4EFD198.gif" xlink:type="simple" xlink:show="embed" xlink:actuate="onLoad"/></draw:frame></text:p>
      <text:p text:style-name="Standard"><draw:frame draw:style-name="fr8" draw:name="graphics392" text:anchor-type="paragraph" svg:width="2.0835in" svg:height="1.0417in" draw:z-index="384"><draw:image xlink:href="Pictures/10000000000000C800000064907AD5AC.gif" xlink:type="simple" xlink:show="embed" xlink:actuate="onLoad"/></draw:frame><draw:frame draw:style-name="fr4" draw:name="graphics391" text:anchor-type="paragraph" svg:width="2.0835in" svg:height="1.0417in" draw:z-index="383"><draw:image xlink:href="Pictures/10000000000000C80000006401C77F41.gif" xlink:type="simple" xlink:show="embed" xlink:actuate="onLoad"/></draw:frame><draw:frame draw:style-name="fr5" draw:name="graphics390" text:anchor-type="paragraph" svg:width="2.0835in" svg:height="1.0417in" draw:z-index="382"><draw:image xlink:href="Pictures/10000000000000C8000000646C121C71.gif" xlink:type="simple" xlink:show="embed" xlink:actuate="onLoad"/></draw:frame></text:p>
      <text:p text:style-name="P1"><draw:frame draw:style-name="fr4" draw:name="graphics393" text:anchor-type="paragraph" svg:width="6.25in" svg:height="6.25in" draw:z-index="385"><draw:image xlink:href="Pictures/100000000000025800000258DEA1DEB3.gif" xlink:type="simple" xlink:show="embed" xlink:actuate="onLoad"/></draw:frame></text:p>
      <text:p text:style-name="Standard"><draw:frame draw:style-name="fr3" draw:name="graphics394" text:anchor-type="paragraph" svg:width="2.1043in" svg:height="1.0311in" draw:z-index="386"><draw:image xlink:href="Pictures/10000000000000CA000000631A597288.gif" xlink:type="simple" xlink:show="embed" xlink:actuate="onLoad"/></draw:frame><draw:frame draw:style-name="fr1" draw:name="graphics395" text:anchor-type="paragraph" svg:width="2.1043in" svg:height="1.0311in" draw:z-index="387"><draw:image xlink:href="Pictures/10000000000000CA0000006333B404BA.gif" xlink:type="simple" xlink:show="embed" xlink:actuate="onLoad"/></draw:frame><draw:frame draw:style-name="fr2" draw:name="graphics396" text:anchor-type="paragraph" svg:width="2.1043in" svg:height="1.0311in" draw:z-index="388"><draw:image xlink:href="Pictures/10000000000000CA000000630E6ADC48.gif" xlink:type="simple" xlink:show="embed" xlink:actuate="onLoad"/></draw:frame></text:p>
      <text:p text:style-name="Standard"><draw:frame draw:style-name="fr5" draw:name="graphics397" text:anchor-type="paragraph" svg:width="2.1043in" svg:height="1.0311in" draw:z-index="389"><draw:image xlink:href="Pictures/10000000000000CA0000006325CFC862.gif" xlink:type="simple" xlink:show="embed" xlink:actuate="onLoad"/></draw:frame><draw:frame draw:style-name="fr1" draw:name="graphics398" text:anchor-type="paragraph" svg:width="2.1043in" svg:height="1.0311in" draw:z-index="390"><draw:image xlink:href="Pictures/10000000000000CA00000063E832AA55.gif" xlink:type="simple" xlink:show="embed" xlink:actuate="onLoad"/></draw:frame><draw:frame draw:style-name="fr2" draw:name="graphics399" text:anchor-type="paragraph" svg:width="2.1043in" svg:height="1.0311in" draw:z-index="391"><draw:image xlink:href="Pictures/10000000000000CA00000063D9162385.gif" xlink:type="simple" xlink:show="embed" xlink:actuate="onLoad"/></draw:frame></text:p>
      <text:p text:style-name="Standard"><draw:frame draw:style-name="fr2" draw:name="graphics402" text:anchor-type="paragraph" svg:width="2.0835in" svg:height="1.0417in" draw:z-index="394"><draw:image xlink:href="Pictures/10000000000000C80000006476615887.gif" xlink:type="simple" xlink:show="embed" xlink:actuate="onLoad"/></draw:frame><draw:frame draw:style-name="fr1" draw:name="graphics401" text:anchor-type="paragraph" svg:width="2.0835in" svg:height="1.0417in" draw:z-index="393"><draw:image xlink:href="Pictures/10000000000000C800000064A92FDF3D.gif" xlink:type="simple" xlink:show="embed" xlink:actuate="onLoad"/></draw:frame><draw:frame draw:style-name="fr3" draw:name="graphics400" text:anchor-type="paragraph" svg:width="2.1043in" svg:height="1.0311in" draw:z-index="392"><draw:image xlink:href="Pictures/10000000000000CA000000630E97E067.gif" xlink:type="simple" xlink:show="embed" xlink:actuate="onLoad"/></draw:frame></text:p>
      <text:p text:style-name="P1"><draw:frame draw:style-name="fr4" draw:name="graphics403" text:anchor-type="paragraph" svg:width="6.25in" svg:height="6.25in" draw:z-index="395"><draw:image xlink:href="Pictures/10000000000002580000025842FBC76E.gif" xlink:type="simple" xlink:show="embed" xlink:actuate="onLoad"/></draw:frame></text:p>
      <text:p text:style-name="Standard"><draw:frame draw:style-name="fr3" draw:name="graphics404" text:anchor-type="paragraph" svg:width="2.1043in" svg:height="1.0311in" draw:z-index="396"><draw:image xlink:href="Pictures/10000000000000CA00000063DE0BC868.gif" xlink:type="simple" xlink:show="embed" xlink:actuate="onLoad"/></draw:frame><draw:frame draw:style-name="fr1" draw:name="graphics405" text:anchor-type="paragraph" svg:width="2.1043in" svg:height="1.0311in" draw:z-index="397"><draw:image xlink:href="Pictures/10000000000000CA00000063D7B1B468.gif" xlink:type="simple" xlink:show="embed" xlink:actuate="onLoad"/></draw:frame><draw:frame draw:style-name="fr2" draw:name="graphics406" text:anchor-type="paragraph" svg:width="2.1043in" svg:height="1.0311in" draw:z-index="398"><draw:image xlink:href="Pictures/10000000000000CA00000063756F1D7E.gif" xlink:type="simple" xlink:show="embed" xlink:actuate="onLoad"/></draw:frame></text:p>
      <text:p text:style-name="Standard"><draw:frame draw:style-name="fr5" draw:name="graphics407" text:anchor-type="paragraph" svg:width="2.1043in" svg:height="1.0311in" draw:z-index="399"><draw:image xlink:href="Pictures/10000000000000CA00000063C3715FF8.gif" xlink:type="simple" xlink:show="embed" xlink:actuate="onLoad"/></draw:frame><draw:frame draw:style-name="fr4" draw:name="graphics408" text:anchor-type="paragraph" svg:width="2.0835in" svg:height="1.0417in" draw:z-index="400"><draw:image xlink:href="Pictures/10000000000000C80000006440C37EF5.gif" xlink:type="simple" xlink:show="embed" xlink:actuate="onLoad"/></draw:frame><draw:frame draw:style-name="fr8" draw:name="graphics409" text:anchor-type="paragraph" svg:width="2.1043in" svg:height="1.0311in" draw:z-index="401"><draw:image xlink:href="Pictures/10000000000000CA000000631B830B32.gif" xlink:type="simple" xlink:show="embed" xlink:actuate="onLoad"/></draw:frame></text:p>
      <text:p text:style-name="Standard"><draw:frame draw:style-name="fr2" draw:name="graphics412" text:anchor-type="paragraph" svg:width="2.1043in" svg:height="1.0311in" draw:z-index="404"><draw:image xlink:href="Pictures/10000000000000CA000000634CC807AE.gif" xlink:type="simple" xlink:show="embed" xlink:actuate="onLoad"/></draw:frame><draw:frame draw:style-name="fr1" draw:name="graphics411" text:anchor-type="paragraph" svg:width="2.0835in" svg:height="1.0417in" draw:z-index="403"><draw:image xlink:href="Pictures/10000000000000C80000006430FC94E0.gif" xlink:type="simple" xlink:show="embed" xlink:actuate="onLoad"/></draw:frame><draw:frame draw:style-name="fr3" draw:name="graphics410" text:anchor-type="paragraph" svg:width="2.1043in" svg:height="1.0311in" draw:z-index="402"><draw:image xlink:href="Pictures/10000000000000CA00000063FA558610.gif" xlink:type="simple" xlink:show="embed" xlink:actuate="onLoad"/></draw:frame></text:p>
      <text:p text:style-name="P1"><draw:frame draw:style-name="fr4" draw:name="graphics413" text:anchor-type="paragraph" svg:width="6.25in" svg:height="6.25in" draw:z-index="405"><draw:image xlink:href="Pictures/10000000000002580000025813B83B49.gif" xlink:type="simple" xlink:show="embed" xlink:actuate="onLoad"/></draw:frame></text:p>
      <text:p text:style-name="Standard"><draw:frame draw:style-name="fr3" draw:name="graphics414" text:anchor-type="paragraph" svg:width="2.1043in" svg:height="1.0311in" draw:z-index="406"><draw:image xlink:href="Pictures/10000000000000CA00000063CA1E417B.gif" xlink:type="simple" xlink:show="embed" xlink:actuate="onLoad"/></draw:frame><draw:frame draw:style-name="fr1" draw:name="graphics415" text:anchor-type="paragraph" svg:width="2.1043in" svg:height="1.0311in" draw:z-index="407"><draw:image xlink:href="Pictures/10000000000000CA00000063C5B7ECD1.gif" xlink:type="simple" xlink:show="embed" xlink:actuate="onLoad"/></draw:frame><draw:frame draw:style-name="fr2" draw:name="graphics416" text:anchor-type="paragraph" svg:width="2.1043in" svg:height="1.0311in" draw:z-index="408"><draw:image xlink:href="Pictures/10000000000000CA00000063CFB367B0.gif" xlink:type="simple" xlink:show="embed" xlink:actuate="onLoad"/></draw:frame></text:p>
      <text:p text:style-name="Standard"><draw:frame draw:style-name="fr5" draw:name="graphics417" text:anchor-type="paragraph" svg:width="2.1043in" svg:height="1.0311in" draw:z-index="409"><draw:image xlink:href="Pictures/10000000000000CA00000063FF4FC4CD.gif" xlink:type="simple" xlink:show="embed" xlink:actuate="onLoad"/></draw:frame><draw:frame draw:style-name="fr1" draw:name="graphics418" text:anchor-type="paragraph" svg:width="2.1043in" svg:height="1.0311in" draw:z-index="410"><draw:image xlink:href="Pictures/10000000000000CA00000063240B227F.gif" xlink:type="simple" xlink:show="embed" xlink:actuate="onLoad"/></draw:frame><draw:frame draw:style-name="fr2" draw:name="graphics419" text:anchor-type="paragraph" svg:width="2.1043in" svg:height="1.0311in" draw:z-index="411"><draw:image xlink:href="Pictures/10000000000000CA00000063A15F71FC.gif" xlink:type="simple" xlink:show="embed" xlink:actuate="onLoad"/></draw:frame></text:p>
      <text:p text:style-name="Standard"><draw:frame draw:style-name="fr2" draw:name="graphics422" text:anchor-type="paragraph" svg:width="2.1043in" svg:height="1.0311in" draw:z-index="414"><draw:image xlink:href="Pictures/10000000000000CA00000063F6147D60.gif" xlink:type="simple" xlink:show="embed" xlink:actuate="onLoad"/></draw:frame><draw:frame draw:style-name="fr4" draw:name="graphics421" text:anchor-type="paragraph" svg:width="2.0835in" svg:height="1.0417in" draw:z-index="413"><draw:image xlink:href="Pictures/10000000000000C80000006440C145DB.gif" xlink:type="simple" xlink:show="embed" xlink:actuate="onLoad"/></draw:frame><draw:frame draw:style-name="fr5" draw:name="graphics420" text:anchor-type="paragraph" svg:width="2.1043in" svg:height="1.0311in" draw:z-index="412"><draw:image xlink:href="Pictures/10000000000000CA000000634089FCDE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10-11T22:59:47.42</dc:date>
    <dc:creator>Mark Ferguson</dc:creator>
    <meta:editing-duration>P1DT17H35M57S</meta:editing-duration>
    <meta:editing-cycles>264</meta:editing-cycles>
    <meta:generator>OpenOffice/4.1.5$Win32 OpenOffice.org_project/415m1$Build-9789</meta:generator>
    <meta:printed-by>Mark Ferguson</meta:printed-by>
    <meta:print-date>2018-07-14T18:06:51.64</meta:print-date>
    <meta:document-statistic meta:table-count="0" meta:image-count="420" meta:object-count="0" meta:page-count="42" meta:paragraph-count="0" meta:word-count="0" meta:character-count="0"/>
  </office:meta>
</office:document-meta>
</file>